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1.422cm" svg:height="18.327cm" svg:x="83.264cm" svg:y="8.202cm">
            <draw:object draw:notify-on-update-of-ranges="Sheet1.U2:Sheet1.U170 Sheet1.V1:Sheet1.V1 Sheet1.V2:Sheet1.V170 Sheet1.I2:Sheet1.I170 Sheet1.J1:Sheet1.J1 Sheet1.J2:Sheet1.J170 Sheet1.K2:Sheet1.K170 Sheet1.L1:Sheet1.L1 Sheet1.L2:Sheet1.L170 Sheet1.O2:Sheet1.O170 Sheet1.P1:Sheet1.P1 Sheet1.P2:Sheet1.P170 Sheet1.C2:Sheet1.C170 Sheet1.D1:Sheet1.D1 Sheet1.D2:Sheet1.D170 Sheet1.G2:Sheet1.G170 Sheet1.H1:Sheet1.H1 Sheet1.H2:Sheet1.H170 Sheet1.Q2:Sheet1.Q170 Sheet1.R1:Sheet1.R1 Sheet1.R2:Sheet1.R170 Sheet1.A2:Sheet1.A170 Sheet1.B1:Sheet1.B1 Sheet1.B2:Sheet1.B170 Sheet1.M2:Sheet1.M170 Sheet1.N1:Sheet1.N1 Sheet1.N2:Sheet1.N170 Sheet1.E2:Sheet1.E170 Sheet1.F1:Sheet1.F1 Sheet1.F2:Sheet1.F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<text:s/>conve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econve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freeima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ip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c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i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n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magi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uby-vip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vips-c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vips-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vips.p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vips.sh</text:p>
          </table:table-cell>
        </table:table-row>
        <table:table-row table:style-name="ro2"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00105450455984082" calcext:value-type="float">
            <text:p>0.000010545</text:p>
          </table:table-cell>
          <table:table-cell office:value-type="float" office:value="3.40234375" calcext:value-type="float">
            <text:p>3.40234375</text:p>
          </table:table-cell>
          <table:table-cell office:value-type="float" office:value="0.0000104256422575338" calcext:value-type="float">
            <text:p>1.04256422575338E-00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0.00000892948379635375" calcext:value-type="float">
            <text:p>8.92948379635375E-006</text:p>
          </table:table-cell>
          <table:table-cell office:value-type="float" office:value="22.0703125" calcext:value-type="float">
            <text:p>22.0703125</text:p>
          </table:table-cell>
          <table:table-cell office:value-type="float" office:value="0.0000131960559138232" calcext:value-type="float">
            <text:p>1.31960559138232E-005</text:p>
          </table:table-cell>
          <table:table-cell office:value-type="float" office:value="5.5625" calcext:value-type="float">
            <text:p>5.5625</text:p>
          </table:table-cell>
          <table:table-cell office:value-type="float" office:value="0.00000864250682215303" calcext:value-type="float">
            <text:p>8.64250682215303E-006</text:p>
          </table:table-cell>
          <table:table-cell office:value-type="float" office:value="12.2578125" calcext:value-type="float">
            <text:p>12.2578125</text:p>
          </table:table-cell>
          <table:table-cell office:value-type="float" office:value="0.0000091904325283417" calcext:value-type="float">
            <text:p>9.1904325283417E-006</text:p>
          </table:table-cell>
          <table:table-cell office:value-type="float" office:value="9.91015625" calcext:value-type="float">
            <text:p>9.91015625</text:p>
          </table:table-cell>
          <table:table-cell office:value-type="float" office:value="0.00000931363305584547" calcext:value-type="float">
            <text:p>9.31363305584547E-006</text:p>
          </table:table-cell>
          <table:table-cell office:value-type="float" office:value="8.97265625" calcext:value-type="float">
            <text:p>8.97265625</text:p>
          </table:table-cell>
          <table:table-cell office:value-type="float" office:value="0.0000049913008321741" calcext:value-type="float">
            <text:p>4.9913008321741E-006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0.00000706684513453703" calcext:value-type="float">
            <text:p>7.06684513453703E-006</text:p>
          </table:table-cell>
          <table:table-cell office:value-type="float" office:value="5.31640625" calcext:value-type="float">
            <text:p>5.31640625</text:p>
          </table:table-cell>
          <table:table-cell office:value-type="float" office:value="0.00000361546010997633" calcext:value-type="float">
            <text:p>3.61546010997633E-006</text:p>
          </table:table-cell>
          <table:table-cell office:value-type="float" office:value="8.0703125" calcext:value-type="float">
            <text:p>8.0703125</text:p>
          </table:table-cell>
          <table:table-cell office:value-type="float" office:value="0.00000654420623411464" calcext:value-type="float">
            <text:p>6.54420623411464E-006</text:p>
          </table:table-cell>
          <table:table-cell office:value-type="float" office:value="10.8828125" calcext:value-type="float">
            <text:p>10.8828125</text:p>
          </table:table-cell>
          <table:table-cell office:value-type="float" office:value="0.00000240145260325837" calcext:value-type="float">
            <text:p>2.40145260325837E-006</text:p>
          </table:table-cell>
          <table:table-cell office:value-type="float" office:value="6.8984375" calcext:value-type="float">
            <text:p>6.8984375</text:p>
          </table:table-cell>
          <table:table-cell office:value-type="float" office:value="0.00000316080610176697" calcext:value-type="float">
            <text:p>3.16080610176697E-006</text:p>
          </table:table-cell>
          <table:table-cell office:value-type="float" office:value="8.16015625" calcext:value-type="float">
            <text:p>8.16015625</text:p>
          </table:table-cell>
          <table:table-cell office:value-type="float" office:value="0.00000657517236863958" calcext:value-type="float">
            <text:p>6.57517236863958E-006</text:p>
          </table:table-cell>
          <table:table-cell office:value-type="float" office:value="5.6015625" calcext:value-type="float">
            <text:p>5.6015625</text:p>
          </table:table-cell>
        </table:table-row>
        <table:table-row table:style-name="ro2">
          <table:table-cell office:value-type="float" office:value="0.0169616421928529" calcext:value-type="float">
            <text:p>0.0169616422</text:p>
          </table:table-cell>
          <table:table-cell office:value-type="float" office:value="5.44140625" calcext:value-type="float">
            <text:p>5.44140625</text:p>
          </table:table-cell>
          <table:table-cell office:value-type="float" office:value="0.0171339580987608" calcext:value-type="float">
            <text:p>0.0171339581</text:p>
          </table:table-cell>
          <table:table-cell office:value-type="float" office:value="13.57421875" calcext:value-type="float">
            <text:p>13.57421875</text:p>
          </table:table-cell>
          <table:table-cell office:value-type="float" office:value="0.0170920628106082" calcext:value-type="float">
            <text:p>0.0170920628</text:p>
          </table:table-cell>
          <table:table-cell office:value-type="float" office:value="79.55078125" calcext:value-type="float">
            <text:p>79.55078125</text:p>
          </table:table-cell>
          <table:table-cell office:value-type="float" office:value="0.016765028278478" calcext:value-type="float">
            <text:p>0.0167650283</text:p>
          </table:table-cell>
          <table:table-cell office:value-type="float" office:value="29.87109375" calcext:value-type="float">
            <text:p>29.87109375</text:p>
          </table:table-cell>
          <table:table-cell office:value-type="float" office:value="0.0148424865716359" calcext:value-type="float">
            <text:p>0.0148424866</text:p>
          </table:table-cell>
          <table:table-cell office:value-type="float" office:value="19.4609375" calcext:value-type="float">
            <text:p>19.4609375</text:p>
          </table:table-cell>
          <table:table-cell office:value-type="float" office:value="0.0176271996564329" calcext:value-type="float">
            <text:p>0.0176271997</text:p>
          </table:table-cell>
          <table:table-cell office:value-type="float" office:value="35.74609375" calcext:value-type="float">
            <text:p>35.74609375</text:p>
          </table:table-cell>
          <table:table-cell office:value-type="float" office:value="0.0181679523980016" calcext:value-type="float">
            <text:p>0.0181679524</text:p>
          </table:table-cell>
          <table:table-cell office:value-type="float" office:value="13.8671875" calcext:value-type="float">
            <text:p>13.8671875</text:p>
          </table:table-cell>
          <table:table-cell office:value-type="float" office:value="0.0145616687206668" calcext:value-type="float">
            <text:p>0.0145616687</text:p>
          </table:table-cell>
          <table:table-cell office:value-type="float" office:value="10.40625" calcext:value-type="float">
            <text:p>10.40625</text:p>
          </table:table-cell>
          <table:table-cell office:value-type="float" office:value="0.00830927309918106" calcext:value-type="float">
            <text:p>0.0083092731</text:p>
          </table:table-cell>
          <table:table-cell office:value-type="float" office:value="10.171875" calcext:value-type="float">
            <text:p>10.171875</text:p>
          </table:table-cell>
          <table:table-cell office:value-type="float" office:value="0.00702428139282582" calcext:value-type="float">
            <text:p>0.0070242814</text:p>
          </table:table-cell>
          <table:table-cell office:value-type="float" office:value="11.5859375" calcext:value-type="float">
            <text:p>11.5859375</text:p>
          </table:table-cell>
          <table:table-cell office:value-type="float" office:value="0.00663926701138988" calcext:value-type="float">
            <text:p>0.006639267</text:p>
          </table:table-cell>
          <table:table-cell office:value-type="float" office:value="17.71875" calcext:value-type="float">
            <text:p>17.71875</text:p>
          </table:table-cell>
          <table:table-cell office:value-type="float" office:value="0.0076701658765427" calcext:value-type="float">
            <text:p>0.0076701659</text:p>
          </table:table-cell>
          <table:table-cell office:value-type="float" office:value="17.76171875" calcext:value-type="float">
            <text:p>17.76171875</text:p>
          </table:table-cell>
          <table:table-cell office:value-type="float" office:value="0.00643498676986172" calcext:value-type="float">
            <text:p>0.0064349868</text:p>
          </table:table-cell>
          <table:table-cell office:value-type="float" office:value="21.9453125" calcext:value-type="float">
            <text:p>21.9453125</text:p>
          </table:table-cell>
          <table:table-cell office:value-type="float" office:value="0.0146735643820656" calcext:value-type="float">
            <text:p>0.0146735644</text:p>
          </table:table-cell>
          <table:table-cell office:value-type="float" office:value="6.828125" calcext:value-type="float">
            <text:p>6.828125</text:p>
          </table:table-cell>
        </table:table-row>
        <table:table-row table:style-name="ro2">
          <table:table-cell office:value-type="float" office:value="0.0337285962161277" calcext:value-type="float">
            <text:p>0.0337285962</text:p>
          </table:table-cell>
          <table:table-cell office:value-type="float" office:value="40.52734375" calcext:value-type="float">
            <text:p>40.52734375</text:p>
          </table:table-cell>
          <table:table-cell office:value-type="float" office:value="0.0376030474087139" calcext:value-type="float">
            <text:p>0.0376030474</text:p>
          </table:table-cell>
          <table:table-cell office:value-type="float" office:value="34.94921875" calcext:value-type="float">
            <text:p>34.94921875</text:p>
          </table:table-cell>
          <table:table-cell office:value-type="float" office:value="0.0358413978271809" calcext:value-type="float">
            <text:p>0.0358413978</text:p>
          </table:table-cell>
          <table:table-cell office:value-type="float" office:value="79.80859375" calcext:value-type="float">
            <text:p>79.80859375</text:p>
          </table:table-cell>
          <table:table-cell office:value-type="float" office:value="0.0334607450383401" calcext:value-type="float">
            <text:p>0.033460745</text:p>
          </table:table-cell>
          <table:table-cell office:value-type="float" office:value="48.17578125" calcext:value-type="float">
            <text:p>48.17578125</text:p>
          </table:table-cell>
          <table:table-cell office:value-type="float" office:value="0.0298678580563089" calcext:value-type="float">
            <text:p>0.0298678581</text:p>
          </table:table-cell>
          <table:table-cell office:value-type="float" office:value="21.7890625" calcext:value-type="float">
            <text:p>21.7890625</text:p>
          </table:table-cell>
          <table:table-cell office:value-type="float" office:value="0.0350202101888233" calcext:value-type="float">
            <text:p>0.0350202102</text:p>
          </table:table-cell>
          <table:table-cell office:value-type="float" office:value="63.33203125" calcext:value-type="float">
            <text:p>63.33203125</text:p>
          </table:table-cell>
          <table:table-cell office:value-type="float" office:value="0.0362173859437194" calcext:value-type="float">
            <text:p>0.0362173859</text:p>
          </table:table-cell>
          <table:table-cell office:value-type="float" office:value="45.83203125" calcext:value-type="float">
            <text:p>45.83203125</text:p>
          </table:table-cell>
          <table:table-cell office:value-type="float" office:value="0.0293551025270055" calcext:value-type="float">
            <text:p>0.0293551025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025157673488356" calcext:value-type="float">
            <text:p>0.0251576735</text:p>
          </table:table-cell>
          <table:table-cell office:value-type="float" office:value="11.8515625" calcext:value-type="float">
            <text:p>11.8515625</text:p>
          </table:table-cell>
          <table:table-cell office:value-type="float" office:value="0.0162443957106927" calcext:value-type="float">
            <text:p>0.0162443957</text:p>
          </table:table-cell>
          <table:table-cell office:value-type="float" office:value="19.66015625" calcext:value-type="float">
            <text:p>19.66015625</text:p>
          </table:table-cell>
          <table:table-cell office:value-type="float" office:value="0.0132735758416126" calcext:value-type="float">
            <text:p>0.0132735758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0170077009593777" calcext:value-type="float">
            <text:p>0.017007701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130636318274846" calcext:value-type="float">
            <text:p>0.0130636318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035665788515763" calcext:value-type="float">
            <text:p>0.0356657885</text:p>
          </table:table-cell>
          <table:table-cell office:value-type="float" office:value="7.0859375" calcext:value-type="float">
            <text:p>7.0859375</text:p>
          </table:table-cell>
        </table:table-row>
        <table:table-row table:style-name="ro2">
          <table:table-cell office:value-type="float" office:value="0.0505024962842774" calcext:value-type="float">
            <text:p>0.0505024963</text:p>
          </table:table-cell>
          <table:table-cell office:value-type="float" office:value="66.05078125" calcext:value-type="float">
            <text:p>66.05078125</text:p>
          </table:table-cell>
          <table:table-cell office:value-type="float" office:value="0.0543857592353402" calcext:value-type="float">
            <text:p>0.0543857592</text:p>
          </table:table-cell>
          <table:table-cell office:value-type="float" office:value="51.07421875" calcext:value-type="float">
            <text:p>51.07421875</text:p>
          </table:table-cell>
          <table:table-cell office:value-type="float" office:value="0.0528177720217534" calcext:value-type="float">
            <text:p>0.052817772</text:p>
          </table:table-cell>
          <table:table-cell office:value-type="float" office:value="79.80859375" calcext:value-type="float">
            <text:p>79.80859375</text:p>
          </table:table-cell>
          <table:table-cell office:value-type="float" office:value="0.0502003071824671" calcext:value-type="float">
            <text:p>0.0502003072</text:p>
          </table:table-cell>
          <table:table-cell office:value-type="float" office:value="65.96484375" calcext:value-type="float">
            <text:p>65.96484375</text:p>
          </table:table-cell>
          <table:table-cell office:value-type="float" office:value="0.0443309402136685" calcext:value-type="float">
            <text:p>0.0443309402</text:p>
          </table:table-cell>
          <table:table-cell office:value-type="float" office:value="23.109375" calcext:value-type="float">
            <text:p>23.109375</text:p>
          </table:table-cell>
          <table:table-cell office:value-type="float" office:value="0.0523950913701572" calcext:value-type="float">
            <text:p>0.0523950914</text:p>
          </table:table-cell>
          <table:table-cell office:value-type="float" office:value="90.14453125" calcext:value-type="float">
            <text:p>90.14453125</text:p>
          </table:table-cell>
          <table:table-cell office:value-type="float" office:value="0.0543347755002722" calcext:value-type="float">
            <text:p>0.0543347755</text:p>
          </table:table-cell>
          <table:table-cell office:value-type="float" office:value="63.36328125" calcext:value-type="float">
            <text:p>63.36328125</text:p>
          </table:table-cell>
          <table:table-cell office:value-type="float" office:value="0.0441114563157606" calcext:value-type="float">
            <text:p>0.0441114563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0450532785293369" calcext:value-type="float">
            <text:p>0.0450532785</text:p>
          </table:table-cell>
          <table:table-cell office:value-type="float" office:value="20.3671875" calcext:value-type="float">
            <text:p>20.3671875</text:p>
          </table:table-cell>
          <table:table-cell office:value-type="float" office:value="0.0250651287866028" calcext:value-type="float">
            <text:p>0.0250651288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199140084534127" calcext:value-type="float">
            <text:p>0.0199140085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0260657054930524" calcext:value-type="float">
            <text:p>0.0260657055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209715723945108" calcext:value-type="float">
            <text:p>0.0209715724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0510099012662896" calcext:value-type="float">
            <text:p>0.0510099013</text:p>
          </table:table-cell>
          <table:table-cell office:value-type="float" office:value="7.0859375" calcext:value-type="float">
            <text:p>7.0859375</text:p>
          </table:table-cell>
        </table:table-row>
        <table:table-row table:style-name="ro2">
          <table:table-cell office:value-type="float" office:value="0.0672181908479708" calcext:value-type="float">
            <text:p>0.0672181908</text:p>
          </table:table-cell>
          <table:table-cell office:value-type="float" office:value="91.57421875" calcext:value-type="float">
            <text:p>91.57421875</text:p>
          </table:table-cell>
          <table:table-cell office:value-type="float" office:value="0.0739891343628681" calcext:value-type="float">
            <text:p>0.0739891344</text:p>
          </table:table-cell>
          <table:table-cell office:value-type="float" office:value="94.64453125" calcext:value-type="float">
            <text:p>94.64453125</text:p>
          </table:table-cell>
          <table:table-cell office:value-type="float" office:value="0.0727592524126881" calcext:value-type="float">
            <text:p>0.0727592524</text:p>
          </table:table-cell>
          <table:table-cell office:value-type="float" office:value="79.80859375" calcext:value-type="float">
            <text:p>79.80859375</text:p>
          </table:table-cell>
          <table:table-cell office:value-type="float" office:value="0.0669262260656489" calcext:value-type="float">
            <text:p>0.0669262261</text:p>
          </table:table-cell>
          <table:table-cell office:value-type="float" office:value="83.75390625" calcext:value-type="float">
            <text:p>83.75390625</text:p>
          </table:table-cell>
          <table:table-cell office:value-type="float" office:value="0.0620421052093228" calcext:value-type="float">
            <text:p>0.0620421052</text:p>
          </table:table-cell>
          <table:table-cell office:value-type="float" office:value="24.3984375" calcext:value-type="float">
            <text:p>24.3984375</text:p>
          </table:table-cell>
          <table:table-cell office:value-type="float" office:value="0.0698442403821963" calcext:value-type="float">
            <text:p>0.0698442404</text:p>
          </table:table-cell>
          <table:table-cell office:value-type="float" office:value="117.21484375" calcext:value-type="float">
            <text:p>117.21484375</text:p>
          </table:table-cell>
          <table:table-cell office:value-type="float" office:value="0.0723949988485905" calcext:value-type="float">
            <text:p>0.0723949988</text:p>
          </table:table-cell>
          <table:table-cell office:value-type="float" office:value="80.89453125" calcext:value-type="float">
            <text:p>80.89453125</text:p>
          </table:table-cell>
          <table:table-cell office:value-type="float" office:value="0.0560084786213806" calcext:value-type="float">
            <text:p>0.0560084786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0618400931183517" calcext:value-type="float">
            <text:p>0.0618400931</text:p>
          </table:table-cell>
          <table:table-cell office:value-type="float" office:value="50.53125" calcext:value-type="float">
            <text:p>50.53125</text:p>
          </table:table-cell>
          <table:table-cell office:value-type="float" office:value="0.0356389276515495" calcext:value-type="float">
            <text:p>0.0356389277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276007247558038" calcext:value-type="float">
            <text:p>0.0276007248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0362630895420123" calcext:value-type="float">
            <text:p>0.0362630895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305768754288417" calcext:value-type="float">
            <text:p>0.0305768754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0695244512931378" calcext:value-type="float">
            <text:p>0.0695244513</text:p>
          </table:table-cell>
          <table:table-cell office:value-type="float" office:value="7.0859375" calcext:value-type="float">
            <text:p>7.0859375</text:p>
          </table:table-cell>
        </table:table-row>
        <table:table-row table:style-name="ro2">
          <table:table-cell office:value-type="float" office:value="0.0840159852397652" calcext:value-type="float">
            <text:p>0.0840159852</text:p>
          </table:table-cell>
          <table:table-cell office:value-type="float" office:value="117.09765625" calcext:value-type="float">
            <text:p>117.09765625</text:p>
          </table:table-cell>
          <table:table-cell office:value-type="float" office:value="0.0948854960996752" calcext:value-type="float">
            <text:p>0.0948854961</text:p>
          </table:table-cell>
          <table:table-cell office:value-type="float" office:value="41.65625" calcext:value-type="float">
            <text:p>41.65625</text:p>
          </table:table-cell>
          <table:table-cell office:value-type="float" office:value="0.0967134231548448" calcext:value-type="float">
            <text:p>0.0967134232</text:p>
          </table:table-cell>
          <table:table-cell office:value-type="float" office:value="133.5703125" calcext:value-type="float">
            <text:p>133.5703125</text:p>
          </table:table-cell>
          <table:table-cell office:value-type="float" office:value="0.0841062869193526" calcext:value-type="float">
            <text:p>0.0841062869</text:p>
          </table:table-cell>
          <table:table-cell office:value-type="float" office:value="102.31640625" calcext:value-type="float">
            <text:p>102.31640625</text:p>
          </table:table-cell>
          <table:table-cell office:value-type="float" office:value="0.0765319815517216" calcext:value-type="float">
            <text:p>0.0765319816</text:p>
          </table:table-cell>
          <table:table-cell office:value-type="float" office:value="25.6875" calcext:value-type="float">
            <text:p>25.6875</text:p>
          </table:table-cell>
          <table:table-cell office:value-type="float" office:value="0.0874121742782872" calcext:value-type="float">
            <text:p>0.0874121743</text:p>
          </table:table-cell>
          <table:table-cell office:value-type="float" office:value="144.02734375" calcext:value-type="float">
            <text:p>144.02734375</text:p>
          </table:table-cell>
          <table:table-cell office:value-type="float" office:value="0.0907637008116027" calcext:value-type="float">
            <text:p>0.0907637008</text:p>
          </table:table-cell>
          <table:table-cell office:value-type="float" office:value="98.68359375" calcext:value-type="float">
            <text:p>98.68359375</text:p>
          </table:table-cell>
          <table:table-cell office:value-type="float" office:value="0.0678088223189579" calcext:value-type="float">
            <text:p>0.0678088223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0786945471308864" calcext:value-type="float">
            <text:p>0.0786945471</text:p>
          </table:table-cell>
          <table:table-cell office:value-type="float" office:value="75.796875" calcext:value-type="float">
            <text:p>75.796875</text:p>
          </table:table-cell>
          <table:table-cell office:value-type="float" office:value="0.0438565911720081" calcext:value-type="float">
            <text:p>0.0438565912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34197348983629" calcext:value-type="float">
            <text:p>0.034197349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0461076760984718" calcext:value-type="float">
            <text:p>0.0461076761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399505192573193" calcext:value-type="float">
            <text:p>0.0399505193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0843298788908031" calcext:value-type="float">
            <text:p>0.0843298789</text:p>
          </table:table-cell>
          <table:table-cell office:value-type="float" office:value="7.0859375" calcext:value-type="float">
            <text:p>7.0859375</text:p>
          </table:table-cell>
        </table:table-row>
        <table:table-row table:style-name="ro2">
          <table:table-cell office:value-type="float" office:value="0.100918216956905" calcext:value-type="float">
            <text:p>0.100918217</text:p>
          </table:table-cell>
          <table:table-cell office:value-type="float" office:value="142.87890625" calcext:value-type="float">
            <text:p>142.87890625</text:p>
          </table:table-cell>
          <table:table-cell office:value-type="float" office:value="0.118582186399242" calcext:value-type="float">
            <text:p>0.1185821864</text:p>
          </table:table-cell>
          <table:table-cell office:value-type="float" office:value="55.84375" calcext:value-type="float">
            <text:p>55.84375</text:p>
          </table:table-cell>
          <table:table-cell office:value-type="float" office:value="0.115751529212688" calcext:value-type="float">
            <text:p>0.1157515292</text:p>
          </table:table-cell>
          <table:table-cell office:value-type="float" office:value="90.765625" calcext:value-type="float">
            <text:p>90.765625</text:p>
          </table:table-cell>
          <table:table-cell office:value-type="float" office:value="0.103978658853616" calcext:value-type="float">
            <text:p>0.1039786589</text:p>
          </table:table-cell>
          <table:table-cell office:value-type="float" office:value="147.1171875" calcext:value-type="float">
            <text:p>147.1171875</text:p>
          </table:table-cell>
          <table:table-cell office:value-type="float" office:value="0.0909592080904092" calcext:value-type="float">
            <text:p>0.0909592081</text:p>
          </table:table-cell>
          <table:table-cell office:value-type="float" office:value="26.9765625" calcext:value-type="float">
            <text:p>26.9765625</text:p>
          </table:table-cell>
          <table:table-cell office:value-type="float" office:value="0.10834059505283" calcext:value-type="float">
            <text:p>0.1083405951</text:p>
          </table:table-cell>
          <table:table-cell office:value-type="float" office:value="88.546875" calcext:value-type="float">
            <text:p>88.546875</text:p>
          </table:table-cell>
          <table:table-cell office:value-type="float" office:value="0.113074676349244" calcext:value-type="float">
            <text:p>0.1130746763</text:p>
          </table:table-cell>
          <table:table-cell office:value-type="float" office:value="132.55859375" calcext:value-type="float">
            <text:p>132.55859375</text:p>
          </table:table-cell>
          <table:table-cell office:value-type="float" office:value="0.0802548796042393" calcext:value-type="float">
            <text:p>0.0802548796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0954992646306308" calcext:value-type="float">
            <text:p>0.0954992646</text:p>
          </table:table-cell>
          <table:table-cell office:value-type="float" office:value="101.0625" calcext:value-type="float">
            <text:p>101.0625</text:p>
          </table:table-cell>
          <table:table-cell office:value-type="float" office:value="0.0544193233744677" calcext:value-type="float">
            <text:p>0.0544193234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40885801300424" calcext:value-type="float">
            <text:p>0.0408858013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057341137528728" calcext:value-type="float">
            <text:p>0.0573411375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479776990766372" calcext:value-type="float">
            <text:p>0.0479776991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102366745412518" calcext:value-type="float">
            <text:p>0.1023667454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117777785795902" calcext:value-type="float">
            <text:p>0.1177777858</text:p>
          </table:table-cell>
          <table:table-cell office:value-type="float" office:value="168.91796875" calcext:value-type="float">
            <text:p>168.91796875</text:p>
          </table:table-cell>
          <table:table-cell office:value-type="float" office:value="0.142400499252608" calcext:value-type="float">
            <text:p>0.1424004993</text:p>
          </table:table-cell>
          <table:table-cell office:value-type="float" office:value="79.8203125" calcext:value-type="float">
            <text:p>79.8203125</text:p>
          </table:table-cell>
          <table:table-cell office:value-type="float" office:value="0.13185935899439" calcext:value-type="float">
            <text:p>0.131859359</text:p>
          </table:table-cell>
          <table:table-cell office:value-type="float" office:value="130.2890625" calcext:value-type="float">
            <text:p>130.2890625</text:p>
          </table:table-cell>
          <table:table-cell office:value-type="float" office:value="0.130467984286341" calcext:value-type="float">
            <text:p>0.1304679843</text:p>
          </table:table-cell>
          <table:table-cell office:value-type="float" office:value="146.80859375" calcext:value-type="float">
            <text:p>146.80859375</text:p>
          </table:table-cell>
          <table:table-cell office:value-type="float" office:value="0.108433571981039" calcext:value-type="float">
            <text:p>0.108433572</text:p>
          </table:table-cell>
          <table:table-cell office:value-type="float" office:value="28.64453125" calcext:value-type="float">
            <text:p>28.64453125</text:p>
          </table:table-cell>
          <table:table-cell office:value-type="float" office:value="0.135600393473326" calcext:value-type="float">
            <text:p>0.1356003935</text:p>
          </table:table-cell>
          <table:table-cell office:value-type="float" office:value="102.98046875" calcext:value-type="float">
            <text:p>102.98046875</text:p>
          </table:table-cell>
          <table:table-cell office:value-type="float" office:value="0.130921156992643" calcext:value-type="float">
            <text:p>0.130921157</text:p>
          </table:table-cell>
          <table:table-cell office:value-type="float" office:value="183.60546875" calcext:value-type="float">
            <text:p>183.60546875</text:p>
          </table:table-cell>
          <table:table-cell office:value-type="float" office:value="0.0925961070922329" calcext:value-type="float">
            <text:p>0.0925961071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112393421335073" calcext:value-type="float">
            <text:p>0.1123934213</text:p>
          </table:table-cell>
          <table:table-cell office:value-type="float" office:value="126.5859375" calcext:value-type="float">
            <text:p>126.5859375</text:p>
          </table:table-cell>
          <table:table-cell office:value-type="float" office:value="0.0646478390898105" calcext:value-type="float">
            <text:p>0.0646478391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476314155372237" calcext:value-type="float">
            <text:p>0.0476314155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0680252864042087" calcext:value-type="float">
            <text:p>0.0680252864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566793479238592" calcext:value-type="float">
            <text:p>0.0566793479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124995257887353" calcext:value-type="float">
            <text:p>0.1249952579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141785392651767" calcext:value-type="float">
            <text:p>0.1417853927</text:p>
          </table:table-cell>
          <table:table-cell office:value-type="float" office:value="195.21484375" calcext:value-type="float">
            <text:p>195.21484375</text:p>
          </table:table-cell>
          <table:table-cell office:value-type="float" office:value="0.169483772816329" calcext:value-type="float">
            <text:p>0.1694837728</text:p>
          </table:table-cell>
          <table:table-cell office:value-type="float" office:value="87.0234375" calcext:value-type="float">
            <text:p>87.0234375</text:p>
          </table:table-cell>
          <table:table-cell office:value-type="float" office:value="0.147969843300355" calcext:value-type="float">
            <text:p>0.1479698433</text:p>
          </table:table-cell>
          <table:table-cell office:value-type="float" office:value="181.8515625" calcext:value-type="float">
            <text:p>181.8515625</text:p>
          </table:table-cell>
          <table:table-cell office:value-type="float" office:value="0.150455446627591" calcext:value-type="float">
            <text:p>0.1504554466</text:p>
          </table:table-cell>
          <table:table-cell office:value-type="float" office:value="103.29296875" calcext:value-type="float">
            <text:p>103.29296875</text:p>
          </table:table-cell>
          <table:table-cell office:value-type="float" office:value="0.122910027092012" calcext:value-type="float">
            <text:p>0.1229100271</text:p>
          </table:table-cell>
          <table:table-cell office:value-type="float" office:value="30.16796875" calcext:value-type="float">
            <text:p>30.16796875</text:p>
          </table:table-cell>
          <table:table-cell office:value-type="float" office:value="0.156834416703651" calcext:value-type="float">
            <text:p>0.1568344167</text:p>
          </table:table-cell>
          <table:table-cell office:value-type="float" office:value="123.60546875" calcext:value-type="float">
            <text:p>123.60546875</text:p>
          </table:table-cell>
          <table:table-cell office:value-type="float" office:value="0.148567730104721" calcext:value-type="float">
            <text:p>0.1485677301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105067448476742" calcext:value-type="float">
            <text:p>0.1050674485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129176862950463" calcext:value-type="float">
            <text:p>0.129176863</text:p>
          </table:table-cell>
          <table:table-cell office:value-type="float" office:value="151.8515625" calcext:value-type="float">
            <text:p>151.8515625</text:p>
          </table:table-cell>
          <table:table-cell office:value-type="float" office:value="0.0734816769040718" calcext:value-type="float">
            <text:p>0.0734816769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542525143417561" calcext:value-type="float">
            <text:p>0.0542525143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076340539629483" calcext:value-type="float">
            <text:p>0.0763405396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647810135707131" calcext:value-type="float">
            <text:p>0.0647810136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145874270694692" calcext:value-type="float">
            <text:p>0.1458742707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175555375166071" calcext:value-type="float">
            <text:p>0.1755553752</text:p>
          </table:table-cell>
          <table:table-cell office:value-type="float" office:value="292.6484375" calcext:value-type="float">
            <text:p>292.6484375</text:p>
          </table:table-cell>
          <table:table-cell office:value-type="float" office:value="0.190015620318206" calcext:value-type="float">
            <text:p>0.1900156203</text:p>
          </table:table-cell>
          <table:table-cell office:value-type="float" office:value="97.59375" calcext:value-type="float">
            <text:p>97.59375</text:p>
          </table:table-cell>
          <table:table-cell office:value-type="float" office:value="0.166685871697227" calcext:value-type="float">
            <text:p>0.1666858717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174192979203104" calcext:value-type="float">
            <text:p>0.1741929792</text:p>
          </table:table-cell>
          <table:table-cell office:value-type="float" office:value="106.90234375" calcext:value-type="float">
            <text:p>106.90234375</text:p>
          </table:table-cell>
          <table:table-cell office:value-type="float" office:value="0.137321972924882" calcext:value-type="float">
            <text:p>0.1373219729</text:p>
          </table:table-cell>
          <table:table-cell office:value-type="float" office:value="31.64453125" calcext:value-type="float">
            <text:p>31.64453125</text:p>
          </table:table-cell>
          <table:table-cell office:value-type="float" office:value="0.17426254117958" calcext:value-type="float">
            <text:p>0.1742625412</text:p>
          </table:table-cell>
          <table:table-cell office:value-type="float" office:value="139.07421875" calcext:value-type="float">
            <text:p>139.07421875</text:p>
          </table:table-cell>
          <table:table-cell office:value-type="float" office:value="0.166224657288325" calcext:value-type="float">
            <text:p>0.1662246573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117559031492416" calcext:value-type="float">
            <text:p>0.1175590315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145918151703354" calcext:value-type="float">
            <text:p>0.1459181517</text:p>
          </table:table-cell>
          <table:table-cell office:value-type="float" office:value="177.375" calcext:value-type="float">
            <text:p>177.375</text:p>
          </table:table-cell>
          <table:table-cell office:value-type="float" office:value="0.0823044942740989" calcext:value-type="float">
            <text:p>0.0823044943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60865676620258" calcext:value-type="float">
            <text:p>0.0608656766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0871492893545173" calcext:value-type="float">
            <text:p>0.0871492894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728507091092965" calcext:value-type="float">
            <text:p>0.0728507091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164056338111678" calcext:value-type="float">
            <text:p>0.1640563381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203564494420668" calcext:value-type="float">
            <text:p>0.2035644944</text:p>
          </table:table-cell>
          <table:table-cell office:value-type="float" office:value="302.4453125" calcext:value-type="float">
            <text:p>302.4453125</text:p>
          </table:table-cell>
          <table:table-cell office:value-type="float" office:value="0.214207749626171" calcext:value-type="float">
            <text:p>0.2142077496</text:p>
          </table:table-cell>
          <table:table-cell office:value-type="float" office:value="105.328125" calcext:value-type="float">
            <text:p>105.328125</text:p>
          </table:table-cell>
          <table:table-cell office:value-type="float" office:value="0.182730173788596" calcext:value-type="float">
            <text:p>0.1827301738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200533017950782" calcext:value-type="float">
            <text:p>0.200533018</text:p>
          </table:table-cell>
          <table:table-cell office:value-type="float" office:value="111.54296875" calcext:value-type="float">
            <text:p>111.54296875</text:p>
          </table:table-cell>
          <table:table-cell office:value-type="float" office:value="0.154728962794403" calcext:value-type="float">
            <text:p>0.1547289628</text:p>
          </table:table-cell>
          <table:table-cell office:value-type="float" office:value="33.32421875" calcext:value-type="float">
            <text:p>33.32421875</text:p>
          </table:table-cell>
          <table:table-cell office:value-type="float" office:value="0.191674717633594" calcext:value-type="float">
            <text:p>0.1916747176</text:p>
          </table:table-cell>
          <table:table-cell office:value-type="float" office:value="147.1640625" calcext:value-type="float">
            <text:p>147.1640625</text:p>
          </table:table-cell>
          <table:table-cell office:value-type="float" office:value="0.183897229970491" calcext:value-type="float">
            <text:p>0.18389723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12981489644195" calcext:value-type="float">
            <text:p>0.1298148964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169540132018566" calcext:value-type="float">
            <text:p>0.169540132</text:p>
          </table:table-cell>
          <table:table-cell office:value-type="float" office:value="202.640625" calcext:value-type="float">
            <text:p>202.640625</text:p>
          </table:table-cell>
          <table:table-cell office:value-type="float" office:value="0.0911896440400612" calcext:value-type="float">
            <text:p>0.091189644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673905793661908" calcext:value-type="float">
            <text:p>0.0673905794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0954202728855636" calcext:value-type="float">
            <text:p>0.0954202729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809029880171189" calcext:value-type="float">
            <text:p>0.080902988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180613103955688" calcext:value-type="float">
            <text:p>0.180613104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227850167622295" calcext:value-type="float">
            <text:p>0.2278501676</text:p>
          </table:table-cell>
          <table:table-cell office:value-type="float" office:value="208.41015625" calcext:value-type="float">
            <text:p>208.41015625</text:p>
          </table:table-cell>
          <table:table-cell office:value-type="float" office:value="0.238423972446059" calcext:value-type="float">
            <text:p>0.2384239724</text:p>
          </table:table-cell>
          <table:table-cell office:value-type="float" office:value="114.3515625" calcext:value-type="float">
            <text:p>114.3515625</text:p>
          </table:table-cell>
          <table:table-cell office:value-type="float" office:value="0.201448864499334" calcext:value-type="float">
            <text:p>0.2014488645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221067874157179" calcext:value-type="float">
            <text:p>0.2210678742</text:p>
          </table:table-cell>
          <table:table-cell office:value-type="float" office:value="116.95703125" calcext:value-type="float">
            <text:p>116.95703125</text:p>
          </table:table-cell>
          <table:table-cell office:value-type="float" office:value="0.169163224656015" calcext:value-type="float">
            <text:p>0.1691632247</text:p>
          </table:table-cell>
          <table:table-cell office:value-type="float" office:value="34.4296875" calcext:value-type="float">
            <text:p>34.4296875</text:p>
          </table:table-cell>
          <table:table-cell office:value-type="float" office:value="0.209152979391153" calcext:value-type="float">
            <text:p>0.2091529794</text:p>
          </table:table-cell>
          <table:table-cell office:value-type="float" office:value="154.640625" calcext:value-type="float">
            <text:p>154.640625</text:p>
          </table:table-cell>
          <table:table-cell office:value-type="float" office:value="0.201605267744628" calcext:value-type="float">
            <text:p>0.2016052677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142183408543043" calcext:value-type="float">
            <text:p>0.1421834085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190859192208373" calcext:value-type="float">
            <text:p>0.1908591922</text:p>
          </table:table-cell>
          <table:table-cell office:value-type="float" office:value="304.9765625" calcext:value-type="float">
            <text:p>304.9765625</text:p>
          </table:table-cell>
          <table:table-cell office:value-type="float" office:value="0.100835463131308" calcext:value-type="float">
            <text:p>0.1008354631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762301617259371" calcext:value-type="float">
            <text:p>0.0762301617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03980554051686" calcext:value-type="float">
            <text:p>0.1039805541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890311135980172" calcext:value-type="float">
            <text:p>0.0890311136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199007008155756" calcext:value-type="float">
            <text:p>0.1990070082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248333254769533" calcext:value-type="float">
            <text:p>0.2483332548</text:p>
          </table:table-cell>
          <table:table-cell office:value-type="float" office:value="211.92578125" calcext:value-type="float">
            <text:p>211.92578125</text:p>
          </table:table-cell>
          <table:table-cell office:value-type="float" office:value="0.267883496138713" calcext:value-type="float">
            <text:p>0.2678834961</text:p>
          </table:table-cell>
          <table:table-cell office:value-type="float" office:value="123.6328125" calcext:value-type="float">
            <text:p>123.6328125</text:p>
          </table:table-cell>
          <table:table-cell office:value-type="float" office:value="0.217525580867883" calcext:value-type="float">
            <text:p>0.2175255809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240348082618299" calcext:value-type="float">
            <text:p>0.2403480826</text:p>
          </table:table-cell>
          <table:table-cell office:value-type="float" office:value="120.56640625" calcext:value-type="float">
            <text:p>120.56640625</text:p>
          </table:table-cell>
          <table:table-cell office:value-type="float" office:value="0.183637803940434" calcext:value-type="float">
            <text:p>0.1836378039</text:p>
          </table:table-cell>
          <table:table-cell office:value-type="float" office:value="35.296875" calcext:value-type="float">
            <text:p>35.296875</text:p>
          </table:table-cell>
          <table:table-cell office:value-type="float" office:value="0.226584969970151" calcext:value-type="float">
            <text:p>0.22658497</text:p>
          </table:table-cell>
          <table:table-cell office:value-type="float" office:value="162.375" calcext:value-type="float">
            <text:p>162.375</text:p>
          </table:table-cell>
          <table:table-cell office:value-type="float" office:value="0.21923113556157" calcext:value-type="float">
            <text:p>0.2192311356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154591551535305" calcext:value-type="float">
            <text:p>0.1545915515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211886131607275" calcext:value-type="float">
            <text:p>0.2118861316</text:p>
          </table:table-cell>
          <table:table-cell office:value-type="float" office:value="381.546875" calcext:value-type="float">
            <text:p>381.546875</text:p>
          </table:table-cell>
          <table:table-cell office:value-type="float" office:value="0.109691348170411" calcext:value-type="float">
            <text:p>0.1096913482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833887916454541" calcext:value-type="float">
            <text:p>0.0833887916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14230666996834" calcext:value-type="float">
            <text:p>0.114230667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0978776419730358" calcext:value-type="float">
            <text:p>0.097877642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218860153572386" calcext:value-type="float">
            <text:p>0.2188601536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269919856892263" calcext:value-type="float">
            <text:p>0.2699198569</text:p>
          </table:table-cell>
          <table:table-cell office:value-type="float" office:value="216.46875" calcext:value-type="float">
            <text:p>216.46875</text:p>
          </table:table-cell>
          <table:table-cell office:value-type="float" office:value="0.284341018782939" calcext:value-type="float">
            <text:p>0.2843410188</text:p>
          </table:table-cell>
          <table:table-cell office:value-type="float" office:value="108.29296875" calcext:value-type="float">
            <text:p>108.29296875</text:p>
          </table:table-cell>
          <table:table-cell office:value-type="float" office:value="0.236374731882159" calcext:value-type="float">
            <text:p>0.2363747319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263965754599824" calcext:value-type="float">
            <text:p>0.2639657546</text:p>
          </table:table-cell>
          <table:table-cell office:value-type="float" office:value="124.17578125" calcext:value-type="float">
            <text:p>124.17578125</text:p>
          </table:table-cell>
          <table:table-cell office:value-type="float" office:value="0.198126675014222" calcext:value-type="float">
            <text:p>0.198126675</text:p>
          </table:table-cell>
          <table:table-cell office:value-type="float" office:value="36.06640625" calcext:value-type="float">
            <text:p>36.06640625</text:p>
          </table:table-cell>
          <table:table-cell office:value-type="float" office:value="0.243894058048028" calcext:value-type="float">
            <text:p>0.243894058</text:p>
          </table:table-cell>
          <table:table-cell office:value-type="float" office:value="170.109375" calcext:value-type="float">
            <text:p>170.109375</text:p>
          </table:table-cell>
          <table:table-cell office:value-type="float" office:value="0.236908542105679" calcext:value-type="float">
            <text:p>0.2369085421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167044608747169" calcext:value-type="float">
            <text:p>0.1670446087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23238325796065" calcext:value-type="float">
            <text:p>0.232383258</text:p>
          </table:table-cell>
          <table:table-cell office:value-type="float" office:value="385.4140625" calcext:value-type="float">
            <text:p>385.4140625</text:p>
          </table:table-cell>
          <table:table-cell office:value-type="float" office:value="0.118519175002694" calcext:value-type="float">
            <text:p>0.118519175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923978593793079" calcext:value-type="float">
            <text:p>0.0923978594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24587953550468" calcext:value-type="float">
            <text:p>0.1245879536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05923663663057" calcext:value-type="float">
            <text:p>0.1059236637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238060670200506" calcext:value-type="float">
            <text:p>0.2380606702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295745541707867" calcext:value-type="float">
            <text:p>0.2957455417</text:p>
          </table:table-cell>
          <table:table-cell office:value-type="float" office:value="220.296875" calcext:value-type="float">
            <text:p>220.296875</text:p>
          </table:table-cell>
          <table:table-cell office:value-type="float" office:value="0.303799027763256" calcext:value-type="float">
            <text:p>0.3037990278</text:p>
          </table:table-cell>
          <table:table-cell office:value-type="float" office:value="64.3203125" calcext:value-type="float">
            <text:p>64.3203125</text:p>
          </table:table-cell>
          <table:table-cell office:value-type="float" office:value="0.252463974800963" calcext:value-type="float">
            <text:p>0.2524639748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283341266837477" calcext:value-type="float">
            <text:p>0.2833412668</text:p>
          </table:table-cell>
          <table:table-cell office:value-type="float" office:value="128.81640625" calcext:value-type="float">
            <text:p>128.81640625</text:p>
          </table:table-cell>
          <table:table-cell office:value-type="float" office:value="0.213345941867511" calcext:value-type="float">
            <text:p>0.2133459419</text:p>
          </table:table-cell>
          <table:table-cell office:value-type="float" office:value="37.921875" calcext:value-type="float">
            <text:p>37.921875</text:p>
          </table:table-cell>
          <table:table-cell office:value-type="float" office:value="0.261417438828103" calcext:value-type="float">
            <text:p>0.2614174388</text:p>
          </table:table-cell>
          <table:table-cell office:value-type="float" office:value="177.84375" calcext:value-type="float">
            <text:p>177.84375</text:p>
          </table:table-cell>
          <table:table-cell office:value-type="float" office:value="0.254523410323577" calcext:value-type="float">
            <text:p>0.2545234103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179495248619438" calcext:value-type="float">
            <text:p>0.1794952486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249242058277963" calcext:value-type="float">
            <text:p>0.2492420583</text:p>
          </table:table-cell>
          <table:table-cell office:value-type="float" office:value="388.5078125" calcext:value-type="float">
            <text:p>388.5078125</text:p>
          </table:table-cell>
          <table:table-cell office:value-type="float" office:value="0.127434201887367" calcext:value-type="float">
            <text:p>0.1274342019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0993498947111929" calcext:value-type="float">
            <text:p>0.0993498947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34630607984937" calcext:value-type="float">
            <text:p>0.134630608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13984311103029" calcext:value-type="float">
            <text:p>0.1139843111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261568825924657" calcext:value-type="float">
            <text:p>0.2615688259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323795934985255" calcext:value-type="float">
            <text:p>0.323795935</text:p>
          </table:table-cell>
          <table:table-cell office:value-type="float" office:value="224.9609375" calcext:value-type="float">
            <text:p>224.9609375</text:p>
          </table:table-cell>
          <table:table-cell office:value-type="float" office:value="0.323274273080462" calcext:value-type="float">
            <text:p>0.3232742731</text:p>
          </table:table-cell>
          <table:table-cell office:value-type="float" office:value="67.15625" calcext:value-type="float">
            <text:p>67.15625</text:p>
          </table:table-cell>
          <table:table-cell office:value-type="float" office:value="0.271874195479865" calcext:value-type="float">
            <text:p>0.2718741955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309195719839697" calcext:value-type="float">
            <text:p>0.3091957198</text:p>
          </table:table-cell>
          <table:table-cell office:value-type="float" office:value="132.42578125" calcext:value-type="float">
            <text:p>132.42578125</text:p>
          </table:table-cell>
          <table:table-cell office:value-type="float" office:value="0.228739456577735" calcext:value-type="float">
            <text:p>0.2287394566</text:p>
          </table:table-cell>
          <table:table-cell office:value-type="float" office:value="37.921875" calcext:value-type="float">
            <text:p>37.921875</text:p>
          </table:table-cell>
          <table:table-cell office:value-type="float" office:value="0.278827456145387" calcext:value-type="float">
            <text:p>0.2788274561</text:p>
          </table:table-cell>
          <table:table-cell office:value-type="float" office:value="185.578125" calcext:value-type="float">
            <text:p>185.578125</text:p>
          </table:table-cell>
          <table:table-cell office:value-type="float" office:value="0.275749803751347" calcext:value-type="float">
            <text:p>0.2757498038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195085492841998" calcext:value-type="float">
            <text:p>0.1950854928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269609298996266" calcext:value-type="float">
            <text:p>0.269609299</text:p>
          </table:table-cell>
          <table:table-cell office:value-type="float" office:value="391.0859375" calcext:value-type="float">
            <text:p>391.0859375</text:p>
          </table:table-cell>
          <table:table-cell office:value-type="float" office:value="0.136129514652062" calcext:value-type="float">
            <text:p>0.1361295147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08398207806606" calcext:value-type="float">
            <text:p>0.1083982078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43154888491688" calcext:value-type="float">
            <text:p>0.1431548885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22160339954036" calcext:value-type="float">
            <text:p>0.12216034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278164817149435" calcext:value-type="float">
            <text:p>0.2781648171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353298503395192" calcext:value-type="float">
            <text:p>0.3532985034</text:p>
          </table:table-cell>
          <table:table-cell office:value-type="float" office:value="230.8203125" calcext:value-type="float">
            <text:p>230.8203125</text:p>
          </table:table-cell>
          <table:table-cell office:value-type="float" office:value="0.342736687175269" calcext:value-type="float">
            <text:p>0.3427366872</text:p>
          </table:table-cell>
          <table:table-cell office:value-type="float" office:value="69.734375" calcext:value-type="float">
            <text:p>69.734375</text:p>
          </table:table-cell>
          <table:table-cell office:value-type="float" office:value="0.287933240696851" calcext:value-type="float">
            <text:p>0.2879332407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333894229385157" calcext:value-type="float">
            <text:p>0.3338942294</text:p>
          </table:table-cell>
          <table:table-cell office:value-type="float" office:value="137.58203125" calcext:value-type="float">
            <text:p>137.58203125</text:p>
          </table:table-cell>
          <table:table-cell office:value-type="float" office:value="0.243702263912877" calcext:value-type="float">
            <text:p>0.2437022639</text:p>
          </table:table-cell>
          <table:table-cell office:value-type="float" office:value="38.17578125" calcext:value-type="float">
            <text:p>38.17578125</text:p>
          </table:table-cell>
          <table:table-cell office:value-type="float" office:value="0.296017510599264" calcext:value-type="float">
            <text:p>0.2960175106</text:p>
          </table:table-cell>
          <table:table-cell office:value-type="float" office:value="193.0546875" calcext:value-type="float">
            <text:p>193.0546875</text:p>
          </table:table-cell>
          <table:table-cell office:value-type="float" office:value="0.29650363686104" calcext:value-type="float">
            <text:p>0.2965036369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207389167327531" calcext:value-type="float">
            <text:p>0.2073891673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286279391855156" calcext:value-type="float">
            <text:p>0.2862793919</text:p>
          </table:table-cell>
          <table:table-cell office:value-type="float" office:value="393.921875" calcext:value-type="float">
            <text:p>393.921875</text:p>
          </table:table-cell>
          <table:table-cell office:value-type="float" office:value="0.144867819337471" calcext:value-type="float">
            <text:p>0.1448678193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15256181206654" calcext:value-type="float">
            <text:p>0.1152561812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53563369236929" calcext:value-type="float">
            <text:p>0.1535633692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30371097254398" calcext:value-type="float">
            <text:p>0.1303710973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293314410954313" calcext:value-type="float">
            <text:p>0.293314411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377017093961064" calcext:value-type="float">
            <text:p>0.377017094</text:p>
          </table:table-cell>
          <table:table-cell office:value-type="float" office:value="233.1640625" calcext:value-type="float">
            <text:p>233.1640625</text:p>
          </table:table-cell>
          <table:table-cell office:value-type="float" office:value="0.362204985864588" calcext:value-type="float">
            <text:p>0.3622049859</text:p>
          </table:table-cell>
          <table:table-cell office:value-type="float" office:value="72.3125" calcext:value-type="float">
            <text:p>72.3125</text:p>
          </table:table-cell>
          <table:table-cell office:value-type="float" office:value="0.30664624326496" calcext:value-type="float">
            <text:p>0.3066462433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353995734270625" calcext:value-type="float">
            <text:p>0.3539957343</text:p>
          </table:table-cell>
          <table:table-cell office:value-type="float" office:value="142.22265625" calcext:value-type="float">
            <text:p>142.22265625</text:p>
          </table:table-cell>
          <table:table-cell office:value-type="float" office:value="0.261402827256997" calcext:value-type="float">
            <text:p>0.2614028273</text:p>
          </table:table-cell>
          <table:table-cell office:value-type="float" office:value="38.17578125" calcext:value-type="float">
            <text:p>38.17578125</text:p>
          </table:table-cell>
          <table:table-cell office:value-type="float" office:value="0.31631762351023" calcext:value-type="float">
            <text:p>0.3163176235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314336278533622" calcext:value-type="float">
            <text:p>0.3143362785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219905692495582" calcext:value-type="float">
            <text:p>0.2199056925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302937127486101" calcext:value-type="float">
            <text:p>0.3029371275</text:p>
          </table:table-cell>
          <table:table-cell office:value-type="float" office:value="396.5" calcext:value-type="float">
            <text:p>396.5</text:p>
          </table:table-cell>
          <table:table-cell office:value-type="float" office:value="0.153212559198966" calcext:value-type="float">
            <text:p>0.1532125592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2205863564427" calcext:value-type="float">
            <text:p>0.1220586356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65211975802825" calcext:value-type="float">
            <text:p>0.1652119758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38602737522512" calcext:value-type="float">
            <text:p>0.1386027375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308335898886316" calcext:value-type="float">
            <text:p>0.3083358989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404805068721923" calcext:value-type="float">
            <text:p>0.4048050687</text:p>
          </table:table-cell>
          <table:table-cell office:value-type="float" office:value="238.01171875" calcext:value-type="float">
            <text:p>238.01171875</text:p>
          </table:table-cell>
          <table:table-cell office:value-type="float" office:value="0.378536328244482" calcext:value-type="float">
            <text:p>0.3785363282</text:p>
          </table:table-cell>
          <table:table-cell office:value-type="float" office:value="75.1484375" calcext:value-type="float">
            <text:p>75.1484375</text:p>
          </table:table-cell>
          <table:table-cell office:value-type="float" office:value="0.322754575043425" calcext:value-type="float">
            <text:p>0.322754575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379357311208504" calcext:value-type="float">
            <text:p>0.3793573112</text:p>
          </table:table-cell>
          <table:table-cell office:value-type="float" office:value="146.34765625" calcext:value-type="float">
            <text:p>146.34765625</text:p>
          </table:table-cell>
          <table:table-cell office:value-type="float" office:value="0.279098811217152" calcext:value-type="float">
            <text:p>0.2790988112</text:p>
          </table:table-cell>
          <table:table-cell office:value-type="float" office:value="38.17578125" calcext:value-type="float">
            <text:p>38.17578125</text:p>
          </table:table-cell>
          <table:table-cell office:value-type="float" office:value="0.333391896453116" calcext:value-type="float">
            <text:p>0.3333918965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331952279272592" calcext:value-type="float">
            <text:p>0.3319522793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232096313611673" calcext:value-type="float">
            <text:p>0.2320963136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319610469214461" calcext:value-type="float">
            <text:p>0.3196104692</text:p>
          </table:table-cell>
          <table:table-cell office:value-type="float" office:value="399.078125" calcext:value-type="float">
            <text:p>399.078125</text:p>
          </table:table-cell>
          <table:table-cell office:value-type="float" office:value="0.163018561064022" calcext:value-type="float">
            <text:p>0.1630185611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29455531805342" calcext:value-type="float">
            <text:p>0.1294555318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74221959908793" calcext:value-type="float">
            <text:p>0.1742219599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46901596298802" calcext:value-type="float">
            <text:p>0.1469015963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322205880840979" calcext:value-type="float">
            <text:p>0.3222058808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434200008356597" calcext:value-type="float">
            <text:p>0.4342000084</text:p>
          </table:table-cell>
          <table:table-cell office:value-type="float" office:value="243.890625" calcext:value-type="float">
            <text:p>243.890625</text:p>
          </table:table-cell>
          <table:table-cell office:value-type="float" office:value="0.398035384683233" calcext:value-type="float">
            <text:p>0.3980353847</text:p>
          </table:table-cell>
          <table:table-cell office:value-type="float" office:value="77.7265625" calcext:value-type="float">
            <text:p>77.7265625</text:p>
          </table:table-cell>
          <table:table-cell office:value-type="float" office:value="0.338786664765272" calcext:value-type="float">
            <text:p>0.3387866648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399270958413411" calcext:value-type="float">
            <text:p>0.3992709584</text:p>
          </table:table-cell>
          <table:table-cell office:value-type="float" office:value="150.98828125" calcext:value-type="float">
            <text:p>150.98828125</text:p>
          </table:table-cell>
          <table:table-cell office:value-type="float" office:value="0.295592692481171" calcext:value-type="float">
            <text:p>0.2955926925</text:p>
          </table:table-cell>
          <table:table-cell office:value-type="float" office:value="38.5625" calcext:value-type="float">
            <text:p>38.5625</text:p>
          </table:table-cell>
          <table:table-cell office:value-type="float" office:value="0.350547671028263" calcext:value-type="float">
            <text:p>0.350547671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34954959768575" calcext:value-type="float">
            <text:p>0.3495495977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244472392222817" calcext:value-type="float">
            <text:p>0.2444723922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340023548688647" calcext:value-type="float">
            <text:p>0.3400235487</text:p>
          </table:table-cell>
          <table:table-cell office:value-type="float" office:value="401.65625" calcext:value-type="float">
            <text:p>401.65625</text:p>
          </table:table-cell>
          <table:table-cell office:value-type="float" office:value="0.171963485567437" calcext:value-type="float">
            <text:p>0.1719634856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39211476193532" calcext:value-type="float">
            <text:p>0.1392114762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83766037164225" calcext:value-type="float">
            <text:p>0.1837660372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55189502546275" calcext:value-type="float">
            <text:p>0.1551895025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335652175747039" calcext:value-type="float">
            <text:p>0.3356521757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462588058803323" calcext:value-type="float">
            <text:p>0.4625880588</text:p>
          </table:table-cell>
          <table:table-cell office:value-type="float" office:value="248.59765625" calcext:value-type="float">
            <text:p>248.59765625</text:p>
          </table:table-cell>
          <table:table-cell office:value-type="float" office:value="0.417605557893683" calcext:value-type="float">
            <text:p>0.4176055579</text:p>
          </table:table-cell>
          <table:table-cell office:value-type="float" office:value="80.3046875" calcext:value-type="float">
            <text:p>80.3046875</text:p>
          </table:table-cell>
          <table:table-cell office:value-type="float" office:value="0.357530476086431" calcext:value-type="float">
            <text:p>0.3575304761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422801792823456" calcext:value-type="float">
            <text:p>0.4228017928</text:p>
          </table:table-cell>
          <table:table-cell office:value-type="float" office:value="154.59765625" calcext:value-type="float">
            <text:p>154.59765625</text:p>
          </table:table-cell>
          <table:table-cell office:value-type="float" office:value="0.310191605816795" calcext:value-type="float">
            <text:p>0.3101916058</text:p>
          </table:table-cell>
          <table:table-cell office:value-type="float" office:value="38.9453125" calcext:value-type="float">
            <text:p>38.9453125</text:p>
          </table:table-cell>
          <table:table-cell office:value-type="float" office:value="0.367689075092099" calcext:value-type="float">
            <text:p>0.3676890751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367216559025036" calcext:value-type="float">
            <text:p>0.367216559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256471805146458" calcext:value-type="float">
            <text:p>0.2564718051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356684659066134" calcext:value-type="float">
            <text:p>0.3566846591</text:p>
          </table:table-cell>
          <table:table-cell office:value-type="float" office:value="404.4921875" calcext:value-type="float">
            <text:p>404.4921875</text:p>
          </table:table-cell>
          <table:table-cell office:value-type="float" office:value="0.179122031357817" calcext:value-type="float">
            <text:p>0.1791220314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48811639097525" calcext:value-type="float">
            <text:p>0.1488116391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192826864019194" calcext:value-type="float">
            <text:p>0.192826864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63178156359101" calcext:value-type="float">
            <text:p>0.1631781564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349632673249965" calcext:value-type="float">
            <text:p>0.3496326732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490256108424128" calcext:value-type="float">
            <text:p>0.4902561084</text:p>
          </table:table-cell>
          <table:table-cell office:value-type="float" office:value="253.0546875" calcext:value-type="float">
            <text:p>253.0546875</text:p>
          </table:table-cell>
          <table:table-cell office:value-type="float" office:value="0.434112108593966" calcext:value-type="float">
            <text:p>0.4341121086</text:p>
          </table:table-cell>
          <table:table-cell office:value-type="float" office:value="83.140625" calcext:value-type="float">
            <text:p>83.140625</text:p>
          </table:table-cell>
          <table:table-cell office:value-type="float" office:value="0.373595294266189" calcext:value-type="float">
            <text:p>0.3735952943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449489510684283" calcext:value-type="float">
            <text:p>0.4494895107</text:p>
          </table:table-cell>
          <table:table-cell office:value-type="float" office:value="159.23828125" calcext:value-type="float">
            <text:p>159.23828125</text:p>
          </table:table-cell>
          <table:table-cell office:value-type="float" office:value="0.331422199865477" calcext:value-type="float">
            <text:p>0.3314221999</text:p>
          </table:table-cell>
          <table:table-cell office:value-type="float" office:value="39.32421875" calcext:value-type="float">
            <text:p>39.32421875</text:p>
          </table:table-cell>
          <table:table-cell office:value-type="float" office:value="0.384768539209974" calcext:value-type="float">
            <text:p>0.3847685392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384889661419489" calcext:value-type="float">
            <text:p>0.3848896614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26871488577652" calcext:value-type="float">
            <text:p>0.2687148858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373320970774198" calcext:value-type="float">
            <text:p>0.3733209708</text:p>
          </table:table-cell>
          <table:table-cell office:value-type="float" office:value="407.0703125" calcext:value-type="float">
            <text:p>407.0703125</text:p>
          </table:table-cell>
          <table:table-cell office:value-type="float" office:value="0.189657278236156" calcext:value-type="float">
            <text:p>0.1896572782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55704263506995" calcext:value-type="float">
            <text:p>0.1557042635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01244881218491" calcext:value-type="float">
            <text:p>0.2012448812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71375679239637" calcext:value-type="float">
            <text:p>0.1713756792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363658458263763" calcext:value-type="float">
            <text:p>0.3636584583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525659005571087" calcext:value-type="float">
            <text:p>0.5256590056</text:p>
          </table:table-cell>
          <table:table-cell office:value-type="float" office:value="259.14453125" calcext:value-type="float">
            <text:p>259.14453125</text:p>
          </table:table-cell>
          <table:table-cell office:value-type="float" office:value="0.450490009429598" calcext:value-type="float">
            <text:p>0.4504900094</text:p>
          </table:table-cell>
          <table:table-cell office:value-type="float" office:value="85.71875" calcext:value-type="float">
            <text:p>85.71875</text:p>
          </table:table-cell>
          <table:table-cell office:value-type="float" office:value="0.389712149603483" calcext:value-type="float">
            <text:p>0.3897121496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469499410441888" calcext:value-type="float">
            <text:p>0.4694994104</text:p>
          </table:table-cell>
          <table:table-cell office:value-type="float" office:value="164.39453125" calcext:value-type="float">
            <text:p>164.39453125</text:p>
          </table:table-cell>
          <table:table-cell office:value-type="float" office:value="0.349102062151496" calcext:value-type="float">
            <text:p>0.3491020622</text:p>
          </table:table-cell>
          <table:table-cell office:value-type="float" office:value="42.90625" calcext:value-type="float">
            <text:p>42.90625</text:p>
          </table:table-cell>
          <table:table-cell office:value-type="float" office:value="0.405319414353163" calcext:value-type="float">
            <text:p>0.4053194144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40258786249342" calcext:value-type="float">
            <text:p>0.4025878625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281180546350581" calcext:value-type="float">
            <text:p>0.2811805464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393677774333115" calcext:value-type="float">
            <text:p>0.3936777743</text:p>
          </table:table-cell>
          <table:table-cell office:value-type="float" office:value="409.6484375" calcext:value-type="float">
            <text:p>409.6484375</text:p>
          </table:table-cell>
          <table:table-cell office:value-type="float" office:value="0.198549267185372" calcext:value-type="float">
            <text:p>0.1985492672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62188931815413" calcext:value-type="float">
            <text:p>0.1621889318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11071777059733" calcext:value-type="float">
            <text:p>0.2110717771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79487733964284" calcext:value-type="float">
            <text:p>0.179487734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37761344486427" calcext:value-type="float">
            <text:p>0.3776134449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547165031981965" calcext:value-type="float">
            <text:p>0.547165032</text:p>
          </table:table-cell>
          <table:table-cell office:value-type="float" office:value="265.00390625" calcext:value-type="float">
            <text:p>265.00390625</text:p>
          </table:table-cell>
          <table:table-cell office:value-type="float" office:value="0.470207379939768" calcext:value-type="float">
            <text:p>0.4702073799</text:p>
          </table:table-cell>
          <table:table-cell office:value-type="float" office:value="88.5546875" calcext:value-type="float">
            <text:p>88.5546875</text:p>
          </table:table-cell>
          <table:table-cell office:value-type="float" office:value="0.408462943007203" calcext:value-type="float">
            <text:p>0.408462943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495155909452311" calcext:value-type="float">
            <text:p>0.4951559095</text:p>
          </table:table-cell>
          <table:table-cell office:value-type="float" office:value="168.26171875" calcext:value-type="float">
            <text:p>168.26171875</text:p>
          </table:table-cell>
          <table:table-cell office:value-type="float" office:value="0.365987242080779" calcext:value-type="float">
            <text:p>0.3659872421</text:p>
          </table:table-cell>
          <table:table-cell office:value-type="float" office:value="42.90625" calcext:value-type="float">
            <text:p>42.90625</text:p>
          </table:table-cell>
          <table:table-cell office:value-type="float" office:value="0.42246247267636" calcext:value-type="float">
            <text:p>0.422462472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420232517059742" calcext:value-type="float">
            <text:p>0.4202325171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293438519764361" calcext:value-type="float">
            <text:p>0.2934385198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410381437365769" calcext:value-type="float">
            <text:p>0.4103814374</text:p>
          </table:table-cell>
          <table:table-cell office:value-type="float" office:value="412.484375" calcext:value-type="float">
            <text:p>412.484375</text:p>
          </table:table-cell>
          <table:table-cell office:value-type="float" office:value="0.206523500658442" calcext:value-type="float">
            <text:p>0.2065235007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69366922155618" calcext:value-type="float">
            <text:p>0.1693669222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21636935662033" calcext:value-type="float">
            <text:p>0.2216369357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87647838216538" calcext:value-type="float">
            <text:p>0.1876478382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391626703273511" calcext:value-type="float">
            <text:p>0.3916267033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574988544112288" calcext:value-type="float">
            <text:p>0.5749885441</text:p>
          </table:table-cell>
          <table:table-cell office:value-type="float" office:value="267.234375" calcext:value-type="float">
            <text:p>267.234375</text:p>
          </table:table-cell>
          <table:table-cell office:value-type="float" office:value="0.486544422746536" calcext:value-type="float">
            <text:p>0.4865444227</text:p>
          </table:table-cell>
          <table:table-cell office:value-type="float" office:value="91.390625" calcext:value-type="float">
            <text:p>91.390625</text:p>
          </table:table-cell>
          <table:table-cell office:value-type="float" office:value="0.42712931180707" calcext:value-type="float">
            <text:p>0.4271293118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517280081481341" calcext:value-type="float">
            <text:p>0.5172800815</text:p>
          </table:table-cell>
          <table:table-cell office:value-type="float" office:value="173.16015625" calcext:value-type="float">
            <text:p>173.16015625</text:p>
          </table:table-cell>
          <table:table-cell office:value-type="float" office:value="0.381323043004117" calcext:value-type="float">
            <text:p>0.381323043</text:p>
          </table:table-cell>
          <table:table-cell office:value-type="float" office:value="42.90625" calcext:value-type="float">
            <text:p>42.90625</text:p>
          </table:table-cell>
          <table:table-cell office:value-type="float" office:value="0.442940304270227" calcext:value-type="float">
            <text:p>0.4429403043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437857316908364" calcext:value-type="float">
            <text:p>0.4378573169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305665510796729" calcext:value-type="float">
            <text:p>0.3056655108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430810455359212" calcext:value-type="float">
            <text:p>0.4308104554</text:p>
          </table:table-cell>
          <table:table-cell office:value-type="float" office:value="415.0625" calcext:value-type="float">
            <text:p>415.0625</text:p>
          </table:table-cell>
          <table:table-cell office:value-type="float" office:value="0.216406419760062" calcext:value-type="float">
            <text:p>0.2164064198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75919316901054" calcext:value-type="float">
            <text:p>0.1759193169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32887179231347" calcext:value-type="float">
            <text:p>0.2328871792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196504874867499" calcext:value-type="float">
            <text:p>0.1965048749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40535864776535" calcext:value-type="float">
            <text:p>0.4053586478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603337599638129" calcext:value-type="float">
            <text:p>0.6033375996</text:p>
          </table:table-cell>
          <table:table-cell office:value-type="float" office:value="270.7265625" calcext:value-type="float">
            <text:p>270.7265625</text:p>
          </table:table-cell>
          <table:table-cell office:value-type="float" office:value="0.502847883900097" calcext:value-type="float">
            <text:p>0.5028478839</text:p>
          </table:table-cell>
          <table:table-cell office:value-type="float" office:value="93.96875" calcext:value-type="float">
            <text:p>93.96875</text:p>
          </table:table-cell>
          <table:table-cell office:value-type="float" office:value="0.443193757816814" calcext:value-type="float">
            <text:p>0.4431937578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537551423438353" calcext:value-type="float">
            <text:p>0.5375514234</text:p>
          </table:table-cell>
          <table:table-cell office:value-type="float" office:value="177.02734375" calcext:value-type="float">
            <text:p>177.02734375</text:p>
          </table:table-cell>
          <table:table-cell office:value-type="float" office:value="0.396315711722639" calcext:value-type="float">
            <text:p>0.3963157117</text:p>
          </table:table-cell>
          <table:table-cell office:value-type="float" office:value="42.90625" calcext:value-type="float">
            <text:p>42.90625</text:p>
          </table:table-cell>
          <table:table-cell office:value-type="float" office:value="0.46006894769729" calcext:value-type="float">
            <text:p>0.460068947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45557525593546" calcext:value-type="float">
            <text:p>0.4555752559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320787715891849" calcext:value-type="float">
            <text:p>0.3207877159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447541922154742" calcext:value-type="float">
            <text:p>0.4475419222</text:p>
          </table:table-cell>
          <table:table-cell office:value-type="float" office:value="417.8984375" calcext:value-type="float">
            <text:p>417.8984375</text:p>
          </table:table-cell>
          <table:table-cell office:value-type="float" office:value="0.22550937006124" calcext:value-type="float">
            <text:p>0.2255093701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85244037647979" calcext:value-type="float">
            <text:p>0.1852440376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43358039961071" calcext:value-type="float">
            <text:p>0.24335804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204614497675878" calcext:value-type="float">
            <text:p>0.2046144977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422739289235489" calcext:value-type="float">
            <text:p>0.4227392892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631079318708529" calcext:value-type="float">
            <text:p>0.6310793187</text:p>
          </table:table-cell>
          <table:table-cell office:value-type="float" office:value="276.69921875" calcext:value-type="float">
            <text:p>276.69921875</text:p>
          </table:table-cell>
          <table:table-cell office:value-type="float" office:value="0.522338817669047" calcext:value-type="float">
            <text:p>0.5223388177</text:p>
          </table:table-cell>
          <table:table-cell office:value-type="float" office:value="96.8046875" calcext:value-type="float">
            <text:p>96.8046875</text:p>
          </table:table-cell>
          <table:table-cell office:value-type="float" office:value="0.461869247378555" calcext:value-type="float">
            <text:p>0.4618692474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557677444805135" calcext:value-type="float">
            <text:p>0.5576774448</text:p>
          </table:table-cell>
          <table:table-cell office:value-type="float" office:value="235.26953125" calcext:value-type="float">
            <text:p>235.26953125</text:p>
          </table:table-cell>
          <table:table-cell office:value-type="float" office:value="0.416372646492539" calcext:value-type="float">
            <text:p>0.4163726465</text:p>
          </table:table-cell>
          <table:table-cell office:value-type="float" office:value="42.90625" calcext:value-type="float">
            <text:p>42.90625</text:p>
          </table:table-cell>
          <table:table-cell office:value-type="float" office:value="0.477218332707212" calcext:value-type="float">
            <text:p>0.477218332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47612956313451" calcext:value-type="float">
            <text:p>0.4761295631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333870345302503" calcext:value-type="float">
            <text:p>0.3338703453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464145356012931" calcext:value-type="float">
            <text:p>0.464145356</text:p>
          </table:table-cell>
          <table:table-cell office:value-type="float" office:value="420.4765625" calcext:value-type="float">
            <text:p>420.4765625</text:p>
          </table:table-cell>
          <table:table-cell office:value-type="float" office:value="0.234470492944131" calcext:value-type="float">
            <text:p>0.2344704929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193211155299241" calcext:value-type="float">
            <text:p>0.1932111553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53218457389854" calcext:value-type="float">
            <text:p>0.2532184574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211111597299845" calcext:value-type="float">
            <text:p>0.2111115973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439376570782928" calcext:value-type="float">
            <text:p>0.4393765708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651618839707693" calcext:value-type="float">
            <text:p>0.6516188397</text:p>
          </table:table-cell>
          <table:table-cell office:value-type="float" office:value="281.2734375" calcext:value-type="float">
            <text:p>281.2734375</text:p>
          </table:table-cell>
          <table:table-cell office:value-type="float" office:value="0.538676276168483" calcext:value-type="float">
            <text:p>0.5386762762</text:p>
          </table:table-cell>
          <table:table-cell office:value-type="float" office:value="99.3828125" calcext:value-type="float">
            <text:p>99.3828125</text:p>
          </table:table-cell>
          <table:table-cell office:value-type="float" office:value="0.478034177561004" calcext:value-type="float">
            <text:p>0.4780341776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577812305924702" calcext:value-type="float">
            <text:p>0.5778123059</text:p>
          </table:table-cell>
          <table:table-cell office:value-type="float" office:value="236.546875" calcext:value-type="float">
            <text:p>236.546875</text:p>
          </table:table-cell>
          <table:table-cell office:value-type="float" office:value="0.434273255954115" calcext:value-type="float">
            <text:p>0.434273256</text:p>
          </table:table-cell>
          <table:table-cell office:value-type="float" office:value="42.90625" calcext:value-type="float">
            <text:p>42.90625</text:p>
          </table:table-cell>
          <table:table-cell office:value-type="float" office:value="0.494329325769439" calcext:value-type="float">
            <text:p>0.4943293258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493893491250729" calcext:value-type="float">
            <text:p>0.4938934913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35075498689574" calcext:value-type="float">
            <text:p>0.3507549869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480810974030597" calcext:value-type="float">
            <text:p>0.480810974</text:p>
          </table:table-cell>
          <table:table-cell office:value-type="float" office:value="423.0546875" calcext:value-type="float">
            <text:p>423.0546875</text:p>
          </table:table-cell>
          <table:table-cell office:value-type="float" office:value="0.244142607612213" calcext:value-type="float">
            <text:p>0.2441426076</text:p>
          </table:table-cell>
          <table:table-cell office:value-type="float" office:value="24.109375" calcext:value-type="float">
            <text:p>24.109375</text:p>
          </table:table-cell>
          <table:table-cell office:value-type="float" office:value="0.201282759257802" calcext:value-type="float">
            <text:p>0.2012827593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63166976520903" calcext:value-type="float">
            <text:p>0.2631669765</text:p>
          </table:table-cell>
          <table:table-cell office:value-type="float" office:value="18.5390625" calcext:value-type="float">
            <text:p>18.5390625</text:p>
          </table:table-cell>
          <table:table-cell office:value-type="float" office:value="0.219230305199364" calcext:value-type="float">
            <text:p>0.2192303052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458192577490276" calcext:value-type="float">
            <text:p>0.4581925775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677352326098963" calcext:value-type="float">
            <text:p>0.6773523261</text:p>
          </table:table-cell>
          <table:table-cell office:value-type="float" office:value="284.765625" calcext:value-type="float">
            <text:p>284.765625</text:p>
          </table:table-cell>
          <table:table-cell office:value-type="float" office:value="0.555073307636703" calcext:value-type="float">
            <text:p>0.5550733076</text:p>
          </table:table-cell>
          <table:table-cell office:value-type="float" office:value="101.9609375" calcext:value-type="float">
            <text:p>101.9609375</text:p>
          </table:table-cell>
          <table:table-cell office:value-type="float" office:value="0.494118732003146" calcext:value-type="float">
            <text:p>0.494118732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600079632668614" calcext:value-type="float">
            <text:p>0.6000796327</text:p>
          </table:table-cell>
          <table:table-cell office:value-type="float" office:value="237.0625" calcext:value-type="float">
            <text:p>237.0625</text:p>
          </table:table-cell>
          <table:table-cell office:value-type="float" office:value="0.453025049163319" calcext:value-type="float">
            <text:p>0.4530250492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0.514634007543181" calcext:value-type="float">
            <text:p>0.5146340075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514586126453115" calcext:value-type="float">
            <text:p>0.5145861265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366894703515374" calcext:value-type="float">
            <text:p>0.3668947035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497523151494701" calcext:value-type="float">
            <text:p>0.4975231515</text:p>
          </table:table-cell>
          <table:table-cell office:value-type="float" office:value="425.6328125" calcext:value-type="float">
            <text:p>425.6328125</text:p>
          </table:table-cell>
          <table:table-cell office:value-type="float" office:value="0.25516914147396" calcext:value-type="float">
            <text:p>0.2551691415</text:p>
          </table:table-cell>
          <table:table-cell office:value-type="float" office:value="24.875" calcext:value-type="float">
            <text:p>24.875</text:p>
          </table:table-cell>
          <table:table-cell office:value-type="float" office:value="0.210023044253348" calcext:value-type="float">
            <text:p>0.2100230443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73957992840146" calcext:value-type="float">
            <text:p>0.2739579928</text:p>
          </table:table-cell>
          <table:table-cell office:value-type="float" office:value="25.7421875" calcext:value-type="float">
            <text:p>25.7421875</text:p>
          </table:table-cell>
          <table:table-cell office:value-type="float" office:value="0.226003300928626" calcext:value-type="float">
            <text:p>0.2260033009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482928654105092" calcext:value-type="float">
            <text:p>0.4829286541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705167475923257" calcext:value-type="float">
            <text:p>0.7051674759</text:p>
          </table:table-cell>
          <table:table-cell office:value-type="float" office:value="289.51953125" calcext:value-type="float">
            <text:p>289.51953125</text:p>
          </table:table-cell>
          <table:table-cell office:value-type="float" office:value="0.571543662380316" calcext:value-type="float">
            <text:p>0.5715436624</text:p>
          </table:table-cell>
          <table:table-cell office:value-type="float" office:value="104.796875" calcext:value-type="float">
            <text:p>104.796875</text:p>
          </table:table-cell>
          <table:table-cell office:value-type="float" office:value="0.512906742408246" calcext:value-type="float">
            <text:p>0.5129067424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620741788856226" calcext:value-type="float">
            <text:p>0.6207417889</text:p>
          </table:table-cell>
          <table:table-cell office:value-type="float" office:value="238.09375" calcext:value-type="float">
            <text:p>238.09375</text:p>
          </table:table-cell>
          <table:table-cell office:value-type="float" office:value="0.4739055200687" calcext:value-type="float">
            <text:p>0.4739055201</text:p>
          </table:table-cell>
          <table:table-cell office:value-type="float" office:value="45.390625" calcext:value-type="float">
            <text:p>45.390625</text:p>
          </table:table-cell>
          <table:table-cell office:value-type="float" office:value="0.535226146702023" calcext:value-type="float">
            <text:p>0.535226146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532199031507914" calcext:value-type="float">
            <text:p>0.5321990315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382172222991495" calcext:value-type="float">
            <text:p>0.382172223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51674808882075" calcext:value-type="float">
            <text:p>0.5167480888</text:p>
          </table:table-cell>
          <table:table-cell office:value-type="float" office:value="428.2109375" calcext:value-type="float">
            <text:p>428.2109375</text:p>
          </table:table-cell>
          <table:table-cell office:value-type="float" office:value="0.268487518108516" calcext:value-type="float">
            <text:p>0.2684875181</text:p>
          </table:table-cell>
          <table:table-cell office:value-type="float" office:value="33.9765625" calcext:value-type="float">
            <text:p>33.9765625</text:p>
          </table:table-cell>
          <table:table-cell office:value-type="float" office:value="0.218035378104803" calcext:value-type="float">
            <text:p>0.2180353781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85628919676862" calcext:value-type="float">
            <text:p>0.2856289197</text:p>
          </table:table-cell>
          <table:table-cell office:value-type="float" office:value="28.3203125" calcext:value-type="float">
            <text:p>28.3203125</text:p>
          </table:table-cell>
          <table:table-cell office:value-type="float" office:value="0.237243551470501" calcext:value-type="float">
            <text:p>0.2372435515</text:p>
          </table:table-cell>
          <table:table-cell office:value-type="float" office:value="22.78125" calcext:value-type="float">
            <text:p>22.78125</text:p>
          </table:table-cell>
          <table:table-cell office:value-type="float" office:value="0.501165860437871" calcext:value-type="float">
            <text:p>0.5011658604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726508710358973" calcext:value-type="float">
            <text:p>0.7265087104</text:p>
          </table:table-cell>
          <table:table-cell office:value-type="float" office:value="295.19140625" calcext:value-type="float">
            <text:p>295.19140625</text:p>
          </table:table-cell>
          <table:table-cell office:value-type="float" office:value="0.587867602975162" calcext:value-type="float">
            <text:p>0.587867603</text:p>
          </table:table-cell>
          <table:table-cell office:value-type="float" office:value="107.6328125" calcext:value-type="float">
            <text:p>107.6328125</text:p>
          </table:table-cell>
          <table:table-cell office:value-type="float" office:value="0.531575910272822" calcext:value-type="float">
            <text:p>0.5315759103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646690792401407" calcext:value-type="float">
            <text:p>0.6466907924</text:p>
          </table:table-cell>
          <table:table-cell office:value-type="float" office:value="238.609375" calcext:value-type="float">
            <text:p>238.609375</text:p>
          </table:table-cell>
          <table:table-cell office:value-type="float" office:value="0.492470343439127" calcext:value-type="float">
            <text:p>0.4924703434</text:p>
          </table:table-cell>
          <table:table-cell office:value-type="float" office:value="53.1328125" calcext:value-type="float">
            <text:p>53.1328125</text:p>
          </table:table-cell>
          <table:table-cell office:value-type="float" office:value="0.555665397712694" calcext:value-type="float">
            <text:p>0.555665397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550887606595617" calcext:value-type="float">
            <text:p>0.5508876066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394462497278832" calcext:value-type="float">
            <text:p>0.3944624973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537237545537383" calcext:value-type="float">
            <text:p>0.5372375455</text:p>
          </table:table-cell>
          <table:table-cell office:value-type="float" office:value="431.046875" calcext:value-type="float">
            <text:p>431.046875</text:p>
          </table:table-cell>
          <table:table-cell office:value-type="float" office:value="0.281306777865795" calcext:value-type="float">
            <text:p>0.2813067779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226164825152163" calcext:value-type="float">
            <text:p>0.2261648252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296027862312903" calcext:value-type="float">
            <text:p>0.2960278623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247935488812144" calcext:value-type="float">
            <text:p>0.2479354888</text:p>
          </table:table-cell>
          <table:table-cell office:value-type="float" office:value="31.015625" calcext:value-type="float">
            <text:p>31.015625</text:p>
          </table:table-cell>
          <table:table-cell office:value-type="float" office:value="0.516142962763176" calcext:value-type="float">
            <text:p>0.5161429628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747012500379939" calcext:value-type="float">
            <text:p>0.7470125004</text:p>
          </table:table-cell>
          <table:table-cell office:value-type="float" office:value="296.48046875" calcext:value-type="float">
            <text:p>296.48046875</text:p>
          </table:table-cell>
          <table:table-cell office:value-type="float" office:value="0.604272194963394" calcext:value-type="float">
            <text:p>0.604272195</text:p>
          </table:table-cell>
          <table:table-cell office:value-type="float" office:value="110.2109375" calcext:value-type="float">
            <text:p>110.2109375</text:p>
          </table:table-cell>
          <table:table-cell office:value-type="float" office:value="0.550255067872977" calcext:value-type="float">
            <text:p>0.5502550679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673869250264895" calcext:value-type="float">
            <text:p>0.6738692503</text:p>
          </table:table-cell>
          <table:table-cell office:value-type="float" office:value="239.125" calcext:value-type="float">
            <text:p>239.125</text:p>
          </table:table-cell>
          <table:table-cell office:value-type="float" office:value="0.510348175896734" calcext:value-type="float">
            <text:p>0.5103481759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575946320660257" calcext:value-type="float">
            <text:p>0.575946320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568626355341417" calcext:value-type="float">
            <text:p>0.5686263553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407864198668336" calcext:value-type="float">
            <text:p>0.4078641987</text:p>
          </table:table-cell>
          <table:table-cell office:value-type="float" office:value="10.6640625" calcext:value-type="float">
            <text:p>10.6640625</text:p>
          </table:table-cell>
          <table:table-cell office:value-type="float" office:value="0.553978780216322" calcext:value-type="float">
            <text:p>0.5539787802</text:p>
          </table:table-cell>
          <table:table-cell office:value-type="float" office:value="433.8828125" calcext:value-type="float">
            <text:p>433.8828125</text:p>
          </table:table-cell>
          <table:table-cell office:value-type="float" office:value="0.290205159470304" calcext:value-type="float">
            <text:p>0.2902051595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234229742404786" calcext:value-type="float">
            <text:p>0.2342297424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30901642078578" calcext:value-type="float">
            <text:p>0.3090164208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257380272356887" calcext:value-type="float">
            <text:p>0.2573802724</text:p>
          </table:table-cell>
          <table:table-cell office:value-type="float" office:value="34.109375" calcext:value-type="float">
            <text:p>34.109375</text:p>
          </table:table-cell>
          <table:table-cell office:value-type="float" office:value="0.531979926762133" calcext:value-type="float">
            <text:p>0.5319799268</text:p>
          </table:table-cell>
          <table:table-cell office:value-type="float" office:value="7.1328125" calcext:value-type="float">
            <text:p>7.1328125</text:p>
          </table:table-cell>
        </table:table-row>
        <table:table-row table:style-name="ro2">
          <table:table-cell office:value-type="float" office:value="0.767572817962995" calcext:value-type="float">
            <text:p>0.767572818</text:p>
          </table:table-cell>
          <table:table-cell office:value-type="float" office:value="299.8828125" calcext:value-type="float">
            <text:p>299.8828125</text:p>
          </table:table-cell>
          <table:table-cell office:value-type="float" office:value="0.623741699512243" calcext:value-type="float">
            <text:p>0.6237416995</text:p>
          </table:table-cell>
          <table:table-cell office:value-type="float" office:value="113.046875" calcext:value-type="float">
            <text:p>113.046875</text:p>
          </table:table-cell>
          <table:table-cell office:value-type="float" office:value="0.56905817886001" calcext:value-type="float">
            <text:p>0.5690581789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69399912899429" calcext:value-type="float">
            <text:p>0.693999129</text:p>
          </table:table-cell>
          <table:table-cell office:value-type="float" office:value="239.640625" calcext:value-type="float">
            <text:p>239.640625</text:p>
          </table:table-cell>
          <table:table-cell office:value-type="float" office:value="0.53312859591045" calcext:value-type="float">
            <text:p>0.5331285959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593120002662343" calcext:value-type="float">
            <text:p>0.593120002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591047026889061" calcext:value-type="float">
            <text:p>0.5910470269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420650997878124" calcext:value-type="float">
            <text:p>0.4206509979</text:p>
          </table:table-cell>
          <table:table-cell office:value-type="float" office:value="12.0546875" calcext:value-type="float">
            <text:p>12.0546875</text:p>
          </table:table-cell>
          <table:table-cell office:value-type="float" office:value="0.574305469015717" calcext:value-type="float">
            <text:p>0.574305469</text:p>
          </table:table-cell>
          <table:table-cell office:value-type="float" office:value="436.4609375" calcext:value-type="float">
            <text:p>436.4609375</text:p>
          </table:table-cell>
          <table:table-cell office:value-type="float" office:value="0.299286726747662" calcext:value-type="float">
            <text:p>0.2992867267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242712278787989" calcext:value-type="float">
            <text:p>0.2427122788</text:p>
          </table:table-cell>
          <table:table-cell office:value-type="float" office:value="17.9765625" calcext:value-type="float">
            <text:p>17.9765625</text:p>
          </table:table-cell>
          <table:table-cell office:value-type="float" office:value="0.319269326298186" calcext:value-type="float">
            <text:p>0.3192693263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268602668865596" calcext:value-type="float">
            <text:p>0.2686026689</text:p>
          </table:table-cell>
          <table:table-cell office:value-type="float" office:value="34.109375" calcext:value-type="float">
            <text:p>34.10937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9474669499169" calcext:value-type="float">
            <text:p>0.794746695</text:p>
          </table:table-cell>
          <table:table-cell office:value-type="float" office:value="304.42578125" calcext:value-type="float">
            <text:p>304.42578125</text:p>
          </table:table-cell>
          <table:table-cell office:value-type="float" office:value="0.643248934748075" calcext:value-type="float">
            <text:p>0.6432489347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587959834408117" calcext:value-type="float">
            <text:p>0.5879598344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720159254527258" calcext:value-type="float">
            <text:p>0.7201592545</text:p>
          </table:table-cell>
          <table:table-cell office:value-type="float" office:value="240.671875" calcext:value-type="float">
            <text:p>240.671875</text:p>
          </table:table-cell>
          <table:table-cell office:value-type="float" office:value="0.559776664261663" calcext:value-type="float">
            <text:p>0.5597766643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613372673745027" calcext:value-type="float">
            <text:p>0.613372673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609275363639835" calcext:value-type="float">
            <text:p>0.6092753636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432956622958282" calcext:value-type="float">
            <text:p>0.432956623</text:p>
          </table:table-cell>
          <table:table-cell office:value-type="float" office:value="13.0859375" calcext:value-type="float">
            <text:p>13.0859375</text:p>
          </table:table-cell>
          <table:table-cell office:value-type="float" office:value="0.594696088297333" calcext:value-type="float">
            <text:p>0.5946960883</text:p>
          </table:table-cell>
          <table:table-cell office:value-type="float" office:value="439.296875" calcext:value-type="float">
            <text:p>439.296875</text:p>
          </table:table-cell>
          <table:table-cell office:value-type="float" office:value="0.307932018689916" calcext:value-type="float">
            <text:p>0.3079320187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252070215440941" calcext:value-type="float">
            <text:p>0.2520702154</text:p>
          </table:table-cell>
          <table:table-cell office:value-type="float" office:value="23.890625" calcext:value-type="float">
            <text:p>23.890625</text:p>
          </table:table-cell>
          <table:table-cell office:value-type="float" office:value="0.330119933915615" calcext:value-type="float">
            <text:p>0.3301199339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27727951285193" calcext:value-type="float">
            <text:p>0.2772795129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0.816824166865286" calcext:value-type="float">
            <text:p>0.8168241669</text:p>
          </table:table-cell>
          <table:table-cell office:value-type="float" office:value="309.2578125" calcext:value-type="float">
            <text:p>309.2578125</text:p>
          </table:table-cell>
          <table:table-cell office:value-type="float" office:value="0.662728267709844" calcext:value-type="float">
            <text:p>0.6627282677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60417363137889" calcext:value-type="float">
            <text:p>0.6041736314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747465974301215" calcext:value-type="float">
            <text:p>0.7474659743</text:p>
          </table:table-cell>
          <table:table-cell office:value-type="float" office:value="241.1875" calcext:value-type="float">
            <text:p>241.1875</text:p>
          </table:table-cell>
          <table:table-cell office:value-type="float" office:value="0.585464211303718" calcext:value-type="float">
            <text:p>0.5854642113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630405841717877" calcext:value-type="float">
            <text:p>0.630405841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628246678831066" calcext:value-type="float">
            <text:p>0.6282466788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446078510113723" calcext:value-type="float">
            <text:p>0.4460785101</text:p>
          </table:table-cell>
          <table:table-cell office:value-type="float" office:value="13.859375" calcext:value-type="float">
            <text:p>13.859375</text:p>
          </table:table-cell>
          <table:table-cell office:value-type="float" office:value="0.615064711890498" calcext:value-type="float">
            <text:p>0.6150647119</text:p>
          </table:table-cell>
          <table:table-cell office:value-type="float" office:value="442.1328125" calcext:value-type="float">
            <text:p>442.1328125</text:p>
          </table:table-cell>
          <table:table-cell office:value-type="float" office:value="0.317901643234074" calcext:value-type="float">
            <text:p>0.3179016432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262503609145735" calcext:value-type="float">
            <text:p>0.2625036091</text:p>
          </table:table-cell>
          <table:table-cell office:value-type="float" office:value="29.30859375" calcext:value-type="float">
            <text:p>29.30859375</text:p>
          </table:table-cell>
          <table:table-cell office:value-type="float" office:value="0.340326534816423" calcext:value-type="float">
            <text:p>0.3403265348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285146970576177" calcext:value-type="float">
            <text:p>0.2851469706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0.843884638682775" calcext:value-type="float">
            <text:p>0.8438846387</text:p>
          </table:table-cell>
          <table:table-cell office:value-type="float" office:value="310.4296875" calcext:value-type="float">
            <text:p>310.4296875</text:p>
          </table:table-cell>
          <table:table-cell office:value-type="float" office:value="0.682187446593153" calcext:value-type="float">
            <text:p>0.6821874466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622945787341402" calcext:value-type="float">
            <text:p>0.6229457873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767618949855167" calcext:value-type="float">
            <text:p>0.7676189499</text:p>
          </table:table-cell>
          <table:table-cell office:value-type="float" office:value="242.21875" calcext:value-type="float">
            <text:p>242.21875</text:p>
          </table:table-cell>
          <table:table-cell office:value-type="float" office:value="0.603418068854674" calcext:value-type="float">
            <text:p>0.6034180689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647642773942904" calcext:value-type="float">
            <text:p>0.6476427739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645853051716967" calcext:value-type="float">
            <text:p>0.6458530517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459365612509061" calcext:value-type="float">
            <text:p>0.4593656125</text:p>
          </table:table-cell>
          <table:table-cell office:value-type="float" office:value="15.1484375" calcext:value-type="float">
            <text:p>15.1484375</text:p>
          </table:table-cell>
          <table:table-cell office:value-type="float" office:value="0.635492818604865" calcext:value-type="float">
            <text:p>0.6354928186</text:p>
          </table:table-cell>
          <table:table-cell office:value-type="float" office:value="444.96875" calcext:value-type="float">
            <text:p>444.96875</text:p>
          </table:table-cell>
          <table:table-cell office:value-type="float" office:value="0.327947807068761" calcext:value-type="float">
            <text:p>0.3279478071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273420824041869" calcext:value-type="float">
            <text:p>0.273420824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352640912098642" calcext:value-type="float">
            <text:p>0.3526409121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295770113459398" calcext:value-type="float">
            <text:p>0.2957701135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0.868186510481861" calcext:value-type="float">
            <text:p>0.8681865105</text:p>
          </table:table-cell>
          <table:table-cell office:value-type="float" office:value="315.1171875" calcext:value-type="float">
            <text:p>315.1171875</text:p>
          </table:table-cell>
          <table:table-cell office:value-type="float" office:value="0.701929373665306" calcext:value-type="float">
            <text:p>0.7019293737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641669473785442" calcext:value-type="float">
            <text:p>0.6416694738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793845174045506" calcext:value-type="float">
            <text:p>0.793845174</text:p>
          </table:table-cell>
          <table:table-cell office:value-type="float" office:value="242.734375" calcext:value-type="float">
            <text:p>242.734375</text:p>
          </table:table-cell>
          <table:table-cell office:value-type="float" office:value="0.625014319042973" calcext:value-type="float">
            <text:p>0.625014319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667936439033564" calcext:value-type="float">
            <text:p>0.667936439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666735643833848" calcext:value-type="float">
            <text:p>0.6667356438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472372664177898" calcext:value-type="float">
            <text:p>0.4723726642</text:p>
          </table:table-cell>
          <table:table-cell office:value-type="float" office:value="16.1796875" calcext:value-type="float">
            <text:p>16.1796875</text:p>
          </table:table-cell>
          <table:table-cell office:value-type="float" office:value="0.655870597538791" calcext:value-type="float">
            <text:p>0.6558705975</text:p>
          </table:table-cell>
          <table:table-cell office:value-type="float" office:value="447.8046875" calcext:value-type="float">
            <text:p>447.8046875</text:p>
          </table:table-cell>
          <table:table-cell office:value-type="float" office:value="0.338710575597277" calcext:value-type="float">
            <text:p>0.3387105756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281403487635944" calcext:value-type="float">
            <text:p>0.2814034876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364695864798495" calcext:value-type="float">
            <text:p>0.3646958648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306749302927738" calcext:value-type="float">
            <text:p>0.3067493029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0.888552937315789" calcext:value-type="float">
            <text:p>0.8885529373</text:p>
          </table:table-cell>
          <table:table-cell office:value-type="float" office:value="319.8046875" calcext:value-type="float">
            <text:p>319.8046875</text:p>
          </table:table-cell>
          <table:table-cell office:value-type="float" office:value="0.721582548598991" calcext:value-type="float">
            <text:p>0.7215825486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657806885890173" calcext:value-type="float">
            <text:p>0.6578068859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814726834246187" calcext:value-type="float">
            <text:p>0.8147268342</text:p>
          </table:table-cell>
          <table:table-cell office:value-type="float" office:value="243.25" calcext:value-type="float">
            <text:p>243.25</text:p>
          </table:table-cell>
          <table:table-cell office:value-type="float" office:value="0.65069195200296" calcext:value-type="float">
            <text:p>0.650691952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688223960524896" calcext:value-type="float">
            <text:p>0.6882239605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684522355274228" calcext:value-type="float">
            <text:p>0.6845223553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487189819610994" calcext:value-type="float">
            <text:p>0.4871898196</text:p>
          </table:table-cell>
          <table:table-cell office:value-type="float" office:value="16.953125" calcext:value-type="float">
            <text:p>16.953125</text:p>
          </table:table-cell>
          <table:table-cell office:value-type="float" office:value="0.676314632134917" calcext:value-type="float">
            <text:p>0.6763146321</text:p>
          </table:table-cell>
          <table:table-cell office:value-type="float" office:value="450.8984375" calcext:value-type="float">
            <text:p>450.8984375</text:p>
          </table:table-cell>
          <table:table-cell office:value-type="float" office:value="0.348596131002954" calcext:value-type="float">
            <text:p>0.348596131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29096548521159" calcext:value-type="float">
            <text:p>0.2909654852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375247053665019" calcext:value-type="float">
            <text:p>0.3752470537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315182727509183" calcext:value-type="float">
            <text:p>0.3151827275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0.908984689858504" calcext:value-type="float">
            <text:p>0.9089846899</text:p>
          </table:table-cell>
          <table:table-cell office:value-type="float" office:value="323.3203125" calcext:value-type="float">
            <text:p>323.3203125</text:p>
          </table:table-cell>
          <table:table-cell office:value-type="float" office:value="0.741597992676406" calcext:value-type="float">
            <text:p>0.7415979927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676037006520485" calcext:value-type="float">
            <text:p>0.6760370065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834844173697253" calcext:value-type="float">
            <text:p>0.8348441737</text:p>
          </table:table-cell>
          <table:table-cell office:value-type="float" office:value="244.0234375" calcext:value-type="float">
            <text:p>244.0234375</text:p>
          </table:table-cell>
          <table:table-cell office:value-type="float" office:value="0.669085213164351" calcext:value-type="float">
            <text:p>0.6690852132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708562734466551" calcext:value-type="float">
            <text:p>0.7085627345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702175061847031" calcext:value-type="float">
            <text:p>0.7021750618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501789572350125" calcext:value-type="float">
            <text:p>0.5017895724</text:p>
          </table:table-cell>
          <table:table-cell office:value-type="float" office:value="18.2421875" calcext:value-type="float">
            <text:p>18.2421875</text:p>
          </table:table-cell>
          <table:table-cell office:value-type="float" office:value="0.696615556025401" calcext:value-type="float">
            <text:p>0.696615556</text:p>
          </table:table-cell>
          <table:table-cell office:value-type="float" office:value="453.734375" calcext:value-type="float">
            <text:p>453.734375</text:p>
          </table:table-cell>
          <table:table-cell office:value-type="float" office:value="0.357334850534456" calcext:value-type="float">
            <text:p>0.3573348505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299966369824182" calcext:value-type="float">
            <text:p>0.2999663698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388500683087722" calcext:value-type="float">
            <text:p>0.3885006831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324158707814725" calcext:value-type="float">
            <text:p>0.3241587078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0.935685355313796" calcext:value-type="float">
            <text:p>0.9356853553</text:p>
          </table:table-cell>
          <table:table-cell office:value-type="float" office:value="326.72265625" calcext:value-type="float">
            <text:p>326.72265625</text:p>
          </table:table-cell>
          <table:table-cell office:value-type="float" office:value="0.758744779366599" calcext:value-type="float">
            <text:p>0.7587447794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694762193761743" calcext:value-type="float">
            <text:p>0.6947621938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854822676154171" calcext:value-type="float">
            <text:p>0.8548226762</text:p>
          </table:table-cell>
          <table:table-cell office:value-type="float" office:value="244.5390625" calcext:value-type="float">
            <text:p>244.5390625</text:p>
          </table:table-cell>
          <table:table-cell office:value-type="float" office:value="0.692487251262907" calcext:value-type="float">
            <text:p>0.6924872513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728881562978118" calcext:value-type="float">
            <text:p>0.728881563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722723907693419" calcext:value-type="float">
            <text:p>0.7227239077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515531308058791" calcext:value-type="float">
            <text:p>0.5155313081</text:p>
          </table:table-cell>
          <table:table-cell office:value-type="float" office:value="19.2734375" calcext:value-type="float">
            <text:p>19.2734375</text:p>
          </table:table-cell>
          <table:table-cell office:value-type="float" office:value="0.716953172195591" calcext:value-type="float">
            <text:p>0.7169531722</text:p>
          </table:table-cell>
          <table:table-cell office:value-type="float" office:value="456.5703125" calcext:value-type="float">
            <text:p>456.5703125</text:p>
          </table:table-cell>
          <table:table-cell office:value-type="float" office:value="0.366272202698945" calcext:value-type="float">
            <text:p>0.3662722027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310489143857084" calcext:value-type="float">
            <text:p>0.3104891439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398844668293358" calcext:value-type="float">
            <text:p>0.3988446683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332275033463872" calcext:value-type="float">
            <text:p>0.3322750335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0.963264260047113" calcext:value-type="float">
            <text:p>0.96326426</text:p>
          </table:table-cell>
          <table:table-cell office:value-type="float" office:value="331.47265625" calcext:value-type="float">
            <text:p>331.47265625</text:p>
          </table:table-cell>
          <table:table-cell office:value-type="float" office:value="0.775088563585887" calcext:value-type="float">
            <text:p>0.7750885636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710833983637923" calcext:value-type="float">
            <text:p>0.7108339836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877438641309868" calcext:value-type="float">
            <text:p>0.8774386413</text:p>
          </table:table-cell>
          <table:table-cell office:value-type="float" office:value="245.0546875" calcext:value-type="float">
            <text:p>245.0546875</text:p>
          </table:table-cell>
          <table:table-cell office:value-type="float" office:value="0.713609540272272" calcext:value-type="float">
            <text:p>0.7136095403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749290297573224" calcext:value-type="float">
            <text:p>0.7492902976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743423263976433" calcext:value-type="float">
            <text:p>0.743423264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528508025048461" calcext:value-type="float">
            <text:p>0.528508025</text:p>
          </table:table-cell>
          <table:table-cell office:value-type="float" office:value="20.046875" calcext:value-type="float">
            <text:p>20.046875</text:p>
          </table:table-cell>
          <table:table-cell office:value-type="float" office:value="0.737315898182048" calcext:value-type="float">
            <text:p>0.7373158982</text:p>
          </table:table-cell>
          <table:table-cell office:value-type="float" office:value="459.40625" calcext:value-type="float">
            <text:p>459.40625</text:p>
          </table:table-cell>
          <table:table-cell office:value-type="float" office:value="0.375739001723755" calcext:value-type="float">
            <text:p>0.3757390017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321058590416935" calcext:value-type="float">
            <text:p>0.3210585904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410073983994519" calcext:value-type="float">
            <text:p>0.410073984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34068488592621" calcext:value-type="float">
            <text:p>0.3406848859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0.98370985075203" calcext:value-type="float">
            <text:p>0.9837098508</text:p>
          </table:table-cell>
          <table:table-cell office:value-type="float" office:value="336.16015625" calcext:value-type="float">
            <text:p>336.16015625</text:p>
          </table:table-cell>
          <table:table-cell office:value-type="float" office:value="0.79178956286274" calcext:value-type="float">
            <text:p>0.7917895629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729436823016434" calcext:value-type="float">
            <text:p>0.729436823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898471298974058" calcext:value-type="float">
            <text:p>0.898471299</text:p>
          </table:table-cell>
          <table:table-cell office:value-type="float" office:value="245.0546875" calcext:value-type="float">
            <text:p>245.0546875</text:p>
          </table:table-cell>
          <table:table-cell office:value-type="float" office:value="0.734888945523779" calcext:value-type="float">
            <text:p>0.7348889455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769662880729541" calcext:value-type="float">
            <text:p>0.769662880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764113728117887" calcext:value-type="float">
            <text:p>0.7641137281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542827413817808" calcext:value-type="float">
            <text:p>0.5428274138</text:p>
          </table:table-cell>
          <table:table-cell office:value-type="float" office:value="21.078125" calcext:value-type="float">
            <text:p>21.078125</text:p>
          </table:table-cell>
          <table:table-cell office:value-type="float" office:value="0.75768301745557" calcext:value-type="float">
            <text:p>0.7576830175</text:p>
          </table:table-cell>
          <table:table-cell office:value-type="float" office:value="462.2421875" calcext:value-type="float">
            <text:p>462.2421875</text:p>
          </table:table-cell>
          <table:table-cell office:value-type="float" office:value="0.385591917351924" calcext:value-type="float">
            <text:p>0.3855919174</text:p>
          </table:table-cell>
          <table:table-cell office:value-type="float" office:value="36.0390625" calcext:value-type="float">
            <text:p>36.0390625</text:p>
          </table:table-cell>
          <table:table-cell office:value-type="float" office:value="0.328964935145072" calcext:value-type="float">
            <text:p>0.3289649351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421684601986428" calcext:value-type="float">
            <text:p>0.421684602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348486525378015" calcext:value-type="float">
            <text:p>0.3484865254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1.01057500760271" calcext:value-type="float">
            <text:p>1.0105750076</text:p>
          </table:table-cell>
          <table:table-cell office:value-type="float" office:value="338.7578125" calcext:value-type="float">
            <text:p>338.7578125</text:p>
          </table:table-cell>
          <table:table-cell office:value-type="float" office:value="0.808675762869797" calcext:value-type="float">
            <text:p>0.8086757629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748207417595912" calcext:value-type="float">
            <text:p>0.7482074176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918546833523424" calcext:value-type="float">
            <text:p>0.9185468335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752931738589122" calcext:value-type="float">
            <text:p>0.7529317386</text:p>
          </table:table-cell>
          <table:table-cell office:value-type="float" office:value="56.45703125" calcext:value-type="float">
            <text:p>56.45703125</text:p>
          </table:table-cell>
          <table:table-cell office:value-type="float" office:value="0.789992287624057" calcext:value-type="float">
            <text:p>0.7899922876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784677692598466" calcext:value-type="float">
            <text:p>0.7846776926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557534866087008" calcext:value-type="float">
            <text:p>0.5575348661</text:p>
          </table:table-cell>
          <table:table-cell office:value-type="float" office:value="21.8515625" calcext:value-type="float">
            <text:p>21.8515625</text:p>
          </table:table-cell>
          <table:table-cell office:value-type="float" office:value="0.778029368785313" calcext:value-type="float">
            <text:p>0.7780293688</text:p>
          </table:table-cell>
          <table:table-cell office:value-type="float" office:value="465.078125" calcext:value-type="float">
            <text:p>465.078125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39511296752982" calcext:value-type="float">
            <text:p>0.3395112968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432046772945455" calcext:value-type="float">
            <text:p>0.4320467729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356147999451826" calcext:value-type="float">
            <text:p>0.3561479995</text:p>
          </table:table-cell>
          <table:table-cell office:value-type="float" office:value="34.109375" calcext:value-type="float">
            <text:p>34.10937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1.04097067896033" calcext:value-type="float">
            <text:p>1.040970679</text:p>
          </table:table-cell>
          <table:table-cell office:value-type="float" office:value="344.34375" calcext:value-type="float">
            <text:p>344.34375</text:p>
          </table:table-cell>
          <table:table-cell office:value-type="float" office:value="0.825379037055467" calcext:value-type="float">
            <text:p>0.8253790371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766997089783399" calcext:value-type="float">
            <text:p>0.7669970898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944747631915552" calcext:value-type="float">
            <text:p>0.9447476319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767531346502283" calcext:value-type="float">
            <text:p>0.7675313465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810429482137903" calcext:value-type="float">
            <text:p>0.8104294821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805366941629299" calcext:value-type="float">
            <text:p>0.8053669416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571048048389636" calcext:value-type="float">
            <text:p>0.5710480484</text:p>
          </table:table-cell>
          <table:table-cell office:value-type="float" office:value="23.140625" calcext:value-type="float">
            <text:p>23.140625</text:p>
          </table:table-cell>
          <table:table-cell office:value-type="float" office:value="0.798427330600577" calcext:value-type="float">
            <text:p>0.7984273306</text:p>
          </table:table-cell>
          <table:table-cell office:value-type="float" office:value="467.9140625" calcext:value-type="float">
            <text:p>467.914062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347591780834899" calcext:value-type="float">
            <text:p>0.3475917808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442409884390769" calcext:value-type="float">
            <text:p>0.4424098844</text:p>
          </table:table-cell>
          <table:table-cell office:value-type="float" office:value="30.125" calcext:value-type="float">
            <text:p>30.125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float" office:value="1.06603128747718" calcext:value-type="float">
            <text:p>1.0660312875</text:p>
          </table:table-cell>
          <table:table-cell office:value-type="float" office:value="344.34375" calcext:value-type="float">
            <text:p>344.34375</text:p>
          </table:table-cell>
          <table:table-cell office:value-type="float" office:value="0.845208526192354" calcext:value-type="float">
            <text:p>0.8452085262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783128818073058" calcext:value-type="float">
            <text:p>0.7831288181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972042760310472" calcext:value-type="float">
            <text:p>0.9720427603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784806838516404" calcext:value-type="float">
            <text:p>0.7848068385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830799981981564" calcext:value-type="float">
            <text:p>0.830799982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825890084088813" calcext:value-type="float">
            <text:p>0.8258900841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585283053661778" calcext:value-type="float">
            <text:p>0.5852830537</text:p>
          </table:table-cell>
          <table:table-cell office:value-type="float" office:value="24.171875" calcext:value-type="float">
            <text:p>24.171875</text:p>
          </table:table-cell>
          <table:table-cell office:value-type="float" office:value="0.818789435179804" calcext:value-type="float">
            <text:p>0.8187894352</text:p>
          </table:table-cell>
          <table:table-cell office:value-type="float" office:value="471.0078125" calcext:value-type="float">
            <text:p>471.007812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355571812732326" calcext:value-type="float">
            <text:p>0.3555718127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452169677548854" calcext:value-type="float">
            <text:p>0.4521696775</text:p>
          </table:table-cell>
          <table:table-cell office:value-type="float" office:value="30.125" calcext:value-type="float">
            <text:p>30.125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float" office:value="1.08644262269695" calcext:value-type="float">
            <text:p>1.0864426227</text:p>
          </table:table-cell>
          <table:table-cell office:value-type="float" office:value="344.34375" calcext:value-type="float">
            <text:p>344.34375</text:p>
          </table:table-cell>
          <table:table-cell office:value-type="float" office:value="0.861804248231727" calcext:value-type="float">
            <text:p>0.8618042482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801870177399684" calcext:value-type="float">
            <text:p>0.8018701774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0.996430403608712" calcext:value-type="float">
            <text:p>0.9964304036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801914460795346" calcext:value-type="float">
            <text:p>0.8019144608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848067935499524" calcext:value-type="float">
            <text:p>0.8480679355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846563675280117" calcext:value-type="float">
            <text:p>0.8465636753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597880811174489" calcext:value-type="float">
            <text:p>0.5978808112</text:p>
          </table:table-cell>
          <table:table-cell office:value-type="float" office:value="24.9453125" calcext:value-type="float">
            <text:p>24.9453125</text:p>
          </table:table-cell>
          <table:table-cell office:value-type="float" office:value="0.839171009927938" calcext:value-type="float">
            <text:p>0.8391710099</text:p>
          </table:table-cell>
          <table:table-cell office:value-type="float" office:value="473.84375" calcext:value-type="float">
            <text:p>473.84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36615299985284" calcext:value-type="float">
            <text:p>0.3661529999</text:p>
          </table:table-cell>
          <table:table-cell office:value-type="float" office:value="29.82421875" calcext:value-type="float">
            <text:p>29.82421875</text:p>
          </table:table-cell>
          <table:table-cell office:value-type="float" office:value="0.465199333245712" calcext:value-type="float">
            <text:p>0.4651993332</text:p>
          </table:table-cell>
          <table:table-cell office:value-type="float" office:value="30.125" calcext:value-type="float">
            <text:p>30.125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float" office:value="1.10698019081166" calcext:value-type="float">
            <text:p>1.1069801908</text:p>
          </table:table-cell>
          <table:table-cell office:value-type="float" office:value="344.34375" calcext:value-type="float">
            <text:p>344.34375</text:p>
          </table:table-cell>
          <table:table-cell office:value-type="float" office:value="0.879306003134308" calcext:value-type="float">
            <text:p>0.8793060031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820734159821765" calcext:value-type="float">
            <text:p>0.8207341598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1.01656673699739" calcext:value-type="float">
            <text:p>1.016566737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818911805652795" calcext:value-type="float">
            <text:p>0.8189118057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865153790107307" calcext:value-type="float">
            <text:p>0.8651537901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867281266766205" calcext:value-type="float">
            <text:p>0.8672812668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610254125507262" calcext:value-type="float">
            <text:p>0.6102541255</text:p>
          </table:table-cell>
          <table:table-cell office:value-type="float" office:value="25.9765625" calcext:value-type="float">
            <text:p>25.9765625</text:p>
          </table:table-cell>
          <table:table-cell office:value-type="float" office:value="0.859476248210705" calcext:value-type="float">
            <text:p>0.8594762482</text:p>
          </table:table-cell>
          <table:table-cell office:value-type="float" office:value="476.6796875" calcext:value-type="float">
            <text:p>476.67968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float" office:value="1.13221222527603" calcext:value-type="float">
            <text:p>1.1322122253</text:p>
          </table:table-cell>
          <table:table-cell office:value-type="float" office:value="344.34375" calcext:value-type="float">
            <text:p>344.34375</text:p>
          </table:table-cell>
          <table:table-cell office:value-type="float" office:value="0.896847537369591" calcext:value-type="float">
            <text:p>0.8968475374</text:p>
          </table:table-cell>
          <table:table-cell office:value-type="float" office:value="115.109375" calcext:value-type="float">
            <text:p>115.109375</text:p>
          </table:table-cell>
          <table:table-cell office:value-type="float" office:value="0.83685406608766" calcext:value-type="float">
            <text:p>0.8368540661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1.03905005851019" calcext:value-type="float">
            <text:p>1.0390500585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836016343602562" calcext:value-type="float">
            <text:p>0.8360163436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882355970864854" calcext:value-type="float">
            <text:p>0.8823559709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888103746031594" calcext:value-type="float">
            <text:p>0.888103746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623105718029278" calcext:value-type="float">
            <text:p>0.623105718</text:p>
          </table:table-cell>
          <table:table-cell office:value-type="float" office:value="26.75" calcext:value-type="float">
            <text:p>26.75</text:p>
          </table:table-cell>
          <table:table-cell office:value-type="float" office:value="0.880014027539227" calcext:value-type="float">
            <text:p>0.8800140275</text:p>
          </table:table-cell>
          <table:table-cell office:value-type="float" office:value="479.515625" calcext:value-type="float">
            <text:p>479.5156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15364135100478" calcext:value-type="float">
            <text:p>1.153641351</text:p>
          </table:table-cell>
          <table:table-cell office:value-type="float" office:value="344.34375" calcext:value-type="float">
            <text:p>344.34375</text:p>
          </table:table-cell>
          <table:table-cell office:value-type="float" office:value="0.913156739291508" calcext:value-type="float">
            <text:p>0.9131567393</text:p>
          </table:table-cell>
          <table:table-cell office:value-type="float" office:value="61.75" calcext:value-type="float">
            <text:p>61.75</text:p>
          </table:table-cell>
          <table:table-cell office:value-type="float" office:value="0.852927107493701" calcext:value-type="float">
            <text:p>0.8529271075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1.05929556692322" calcext:value-type="float">
            <text:p>1.0592955669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853053301182512" calcext:value-type="float">
            <text:p>0.8530533012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899492470405686" calcext:value-type="float">
            <text:p>0.8994924704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908735457675869" calcext:value-type="float">
            <text:p>0.9087354577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637044966107454" calcext:value-type="float">
            <text:p>0.6370449661</text:p>
          </table:table-cell>
          <table:table-cell office:value-type="float" office:value="27.5234375" calcext:value-type="float">
            <text:p>27.5234375</text:p>
          </table:table-cell>
          <table:table-cell office:value-type="float" office:value="0.900377035419406" calcext:value-type="float">
            <text:p>0.9003770354</text:p>
          </table:table-cell>
          <table:table-cell office:value-type="float" office:value="482.3515625" calcext:value-type="float">
            <text:p>482.35156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17057993430894" calcext:value-type="float">
            <text:p>1.1705799343</text:p>
          </table:table-cell>
          <table:table-cell office:value-type="float" office:value="344.34375" calcext:value-type="float">
            <text:p>344.34375</text:p>
          </table:table-cell>
          <table:table-cell office:value-type="float" office:value="0.932765272866862" calcext:value-type="float">
            <text:p>0.9327652729</text:p>
          </table:table-cell>
          <table:table-cell office:value-type="float" office:value="61.75" calcext:value-type="float">
            <text:p>61.75</text:p>
          </table:table-cell>
          <table:table-cell office:value-type="float" office:value="0.872015680670927" calcext:value-type="float">
            <text:p>0.8720156807</text:p>
          </table:table-cell>
          <table:table-cell office:value-type="float" office:value="187.265625" calcext:value-type="float">
            <text:p>187.265625</text:p>
          </table:table-cell>
          <table:table-cell office:value-type="float" office:value="1.10249013545985" calcext:value-type="float">
            <text:p>1.1024901355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870178261424956" calcext:value-type="float">
            <text:p>0.8701782614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916557282908367" calcext:value-type="float">
            <text:p>0.9165572829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929345632433677" calcext:value-type="float">
            <text:p>0.9293456324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649270951890961" calcext:value-type="float">
            <text:p>0.6492709519</text:p>
          </table:table-cell>
          <table:table-cell office:value-type="float" office:value="28.5546875" calcext:value-type="float">
            <text:p>28.5546875</text:p>
          </table:table-cell>
          <table:table-cell office:value-type="float" office:value="0.920757824765535" calcext:value-type="float">
            <text:p>0.9207578248</text:p>
          </table:table-cell>
          <table:table-cell office:value-type="float" office:value="485.1875" calcext:value-type="float">
            <text:p>485.187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1967459965408" calcext:value-type="float">
            <text:p>1.1967459965</text:p>
          </table:table-cell>
          <table:table-cell office:value-type="float" office:value="344.34375" calcext:value-type="float">
            <text:p>344.34375</text:p>
          </table:table-cell>
          <table:table-cell office:value-type="float" office:value="0.95220271470702" calcext:value-type="float">
            <text:p>0.9522027147</text:p>
          </table:table-cell>
          <table:table-cell office:value-type="float" office:value="61.75" calcext:value-type="float">
            <text:p>61.75</text:p>
          </table:table-cell>
          <table:table-cell office:value-type="float" office:value="0.888336787239355" calcext:value-type="float">
            <text:p>0.8883367872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12979319429066" calcext:value-type="float">
            <text:p>1.1297931943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887207956309067" calcext:value-type="float">
            <text:p>0.8872079563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935535310628062" calcext:value-type="float">
            <text:p>0.9355353106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949952515950448" calcext:value-type="float">
            <text:p>0.949952516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66193551009367" calcext:value-type="float">
            <text:p>0.6619355101</text:p>
          </table:table-cell>
          <table:table-cell office:value-type="float" office:value="29.328125" calcext:value-type="float">
            <text:p>29.328125</text:p>
          </table:table-cell>
          <table:table-cell office:value-type="float" office:value="0.941181559467834" calcext:value-type="float">
            <text:p>0.9411815595</text:p>
          </table:table-cell>
          <table:table-cell office:value-type="float" office:value="488.28125" calcext:value-type="float">
            <text:p>488.2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22424406034482" calcext:value-type="float">
            <text:p>1.2242440603</text:p>
          </table:table-cell>
          <table:table-cell office:value-type="float" office:value="350.37890625" calcext:value-type="float">
            <text:p>350.37890625</text:p>
          </table:table-cell>
          <table:table-cell office:value-type="float" office:value="0.97189091043245" calcext:value-type="float">
            <text:p>0.9718909104</text:p>
          </table:table-cell>
          <table:table-cell office:value-type="float" office:value="61.75" calcext:value-type="float">
            <text:p>61.75</text:p>
          </table:table-cell>
          <table:table-cell office:value-type="float" office:value="0.908658653946284" calcext:value-type="float">
            <text:p>0.9086586539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14994207046516" calcext:value-type="float">
            <text:p>1.1499420705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904207507151003" calcext:value-type="float">
            <text:p>0.9042075072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958120104591252" calcext:value-type="float">
            <text:p>0.9581201046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97045697418554" calcext:value-type="float">
            <text:p>0.9704569742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676401368801213" calcext:value-type="float">
            <text:p>0.6764013688</text:p>
          </table:table-cell>
          <table:table-cell office:value-type="float" office:value="30.1015625" calcext:value-type="float">
            <text:p>30.1015625</text:p>
          </table:table-cell>
          <table:table-cell office:value-type="float" office:value="0.961540889432751" calcext:value-type="float">
            <text:p>0.9615408894</text:p>
          </table:table-cell>
          <table:table-cell office:value-type="float" office:value="491.1171875" calcext:value-type="float">
            <text:p>491.117187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24969036663487" calcext:value-type="float">
            <text:p>1.2496903666</text:p>
          </table:table-cell>
          <table:table-cell office:value-type="float" office:value="359.14453125" calcext:value-type="float">
            <text:p>359.14453125</text:p>
          </table:table-cell>
          <table:table-cell office:value-type="float" office:value="0.991409122059474" calcext:value-type="float">
            <text:p>0.9914091221</text:p>
          </table:table-cell>
          <table:table-cell office:value-type="float" office:value="61.75" calcext:value-type="float">
            <text:p>61.75</text:p>
          </table:table-cell>
          <table:table-cell office:value-type="float" office:value="0.926059236177709" calcext:value-type="float">
            <text:p>0.9260592362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17617605673184" calcext:value-type="float">
            <text:p>1.1761760567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92134009061552" calcext:value-type="float">
            <text:p>0.9213400906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978685066367818" calcext:value-type="float">
            <text:p>0.9786850664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0.991107533334728" calcext:value-type="float">
            <text:p>0.9911075333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690405626716356" calcext:value-type="float">
            <text:p>0.6904056267</text:p>
          </table:table-cell>
          <table:table-cell office:value-type="float" office:value="31.390625" calcext:value-type="float">
            <text:p>31.390625</text:p>
          </table:table-cell>
          <table:table-cell office:value-type="float" office:value="0.981872036230664" calcext:value-type="float">
            <text:p>0.9818720362</text:p>
          </table:table-cell>
          <table:table-cell office:value-type="float" office:value="493.953125" calcext:value-type="float">
            <text:p>493.953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26980973369449" calcext:value-type="float">
            <text:p>1.2698097337</text:p>
          </table:table-cell>
          <table:table-cell office:value-type="float" office:value="366.62109375" calcext:value-type="float">
            <text:p>366.62109375</text:p>
          </table:table-cell>
          <table:table-cell office:value-type="float" office:value="1.01094648887477" calcext:value-type="float">
            <text:p>1.0109464889</text:p>
          </table:table-cell>
          <table:table-cell office:value-type="float" office:value="61.75" calcext:value-type="float">
            <text:p>61.75</text:p>
          </table:table-cell>
          <table:table-cell office:value-type="float" office:value="0.945410873834391" calcext:value-type="float">
            <text:p>0.9454108738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20353818433231" calcext:value-type="float">
            <text:p>1.2035381843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938763941899829" calcext:value-type="float">
            <text:p>0.9387639419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0.999167144109805" calcext:value-type="float">
            <text:p>0.9991671441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01141918199328" calcext:value-type="float">
            <text:p>1.011419182</text:p>
          </table:table-cell>
          <table:table-cell office:value-type="float" office:value="197.78515625" calcext:value-type="float">
            <text:p>197.78515625</text:p>
          </table:table-cell>
          <table:table-cell office:value-type="float" office:value="0.706893431501863" calcext:value-type="float">
            <text:p>0.7068934315</text:p>
          </table:table-cell>
          <table:table-cell office:value-type="float" office:value="32.1640625" calcext:value-type="float">
            <text:p>32.1640625</text:p>
          </table:table-cell>
          <table:table-cell office:value-type="float" office:value="1.00225816294189" calcext:value-type="float">
            <text:p>1.0022581629</text:p>
          </table:table-cell>
          <table:table-cell office:value-type="float" office:value="496.7890625" calcext:value-type="float">
            <text:p>496.78906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29560416793859" calcext:value-type="float">
            <text:p>1.2956041679</text:p>
          </table:table-cell>
          <table:table-cell office:value-type="float" office:value="372.55078125" calcext:value-type="float">
            <text:p>372.55078125</text:p>
          </table:table-cell>
          <table:table-cell office:value-type="float" office:value="1.0306195232187" calcext:value-type="float">
            <text:p>1.0306195232</text:p>
          </table:table-cell>
          <table:table-cell office:value-type="float" office:value="61.75" calcext:value-type="float">
            <text:p>61.75</text:p>
          </table:table-cell>
          <table:table-cell office:value-type="float" office:value="0.965039198258547" calcext:value-type="float">
            <text:p>0.9650391983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22362695351998" calcext:value-type="float">
            <text:p>1.2236269535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956152361942996" calcext:value-type="float">
            <text:p>0.9561523619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1.01961081973258" calcext:value-type="float">
            <text:p>1.019610819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03181767688631" calcext:value-type="float">
            <text:p>1.0318176769</text:p>
          </table:table-cell>
          <table:table-cell office:value-type="float" office:value="103.09765625" calcext:value-type="float">
            <text:p>103.09765625</text:p>
          </table:table-cell>
          <table:table-cell office:value-type="float" office:value="0.72163195226318" calcext:value-type="float">
            <text:p>0.7216319523</text:p>
          </table:table-cell>
          <table:table-cell office:value-type="float" office:value="33.7109375" calcext:value-type="float">
            <text:p>33.7109375</text:p>
          </table:table-cell>
          <table:table-cell office:value-type="float" office:value="1.01909017626394" calcext:value-type="float">
            <text:p>1.0190901763</text:p>
          </table:table-cell>
          <table:table-cell office:value-type="float" office:value="499.625" calcext:value-type="float">
            <text:p>499.6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31584710511001" calcext:value-type="float">
            <text:p>1.3158471051</text:p>
          </table:table-cell>
          <table:table-cell office:value-type="float" office:value="380.28515625" calcext:value-type="float">
            <text:p>380.28515625</text:p>
          </table:table-cell>
          <table:table-cell office:value-type="float" office:value="1.05028815946404" calcext:value-type="float">
            <text:p>1.0502881595</text:p>
          </table:table-cell>
          <table:table-cell office:value-type="float" office:value="61.75" calcext:value-type="float">
            <text:p>61.75</text:p>
          </table:table-cell>
          <table:table-cell office:value-type="float" office:value="0.98131130734639" calcext:value-type="float">
            <text:p>0.9813113073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24254694358962" calcext:value-type="float">
            <text:p>1.2425469436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973729424417487" calcext:value-type="float">
            <text:p>0.9737294244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1.0400233316611" calcext:value-type="float">
            <text:p>1.040023331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05180989954291" calcext:value-type="float">
            <text:p>1.0518098995</text:p>
          </table:table-cell>
          <table:table-cell office:value-type="float" office:value="120.62890625" calcext:value-type="float">
            <text:p>120.62890625</text:p>
          </table:table-cell>
          <table:table-cell office:value-type="float" office:value="0.737125754994126" calcext:value-type="float">
            <text:p>0.737125755</text:p>
          </table:table-cell>
          <table:table-cell office:value-type="float" office:value="34.7421875" calcext:value-type="float">
            <text:p>34.7421875</text:p>
          </table:table-cell>
          <table:table-cell office:value-type="float" office:value="1.03575329180997" calcext:value-type="float">
            <text:p>1.0357532918</text:p>
          </table:table-cell>
          <table:table-cell office:value-type="float" office:value="502.203125" calcext:value-type="float">
            <text:p>502.203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34159535173613" calcext:value-type="float">
            <text:p>1.3415953517</text:p>
          </table:table-cell>
          <table:table-cell office:value-type="float" office:value="386.47265625" calcext:value-type="float">
            <text:p>386.47265625</text:p>
          </table:table-cell>
          <table:table-cell office:value-type="float" office:value="1.06982765473103" calcext:value-type="float">
            <text:p>1.0698276547</text:p>
          </table:table-cell>
          <table:table-cell office:value-type="float" office:value="61.75" calcext:value-type="float">
            <text:p>61.75</text:p>
          </table:table-cell>
          <table:table-cell office:value-type="float" office:value="0.997641171161794" calcext:value-type="float">
            <text:p>0.9976411712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26096272664705" calcext:value-type="float">
            <text:p>1.2609627266</text:p>
          </table:table-cell>
          <table:table-cell office:value-type="float" office:value="249.1796875" calcext:value-type="float">
            <text:p>249.1796875</text:p>
          </table:table-cell>
          <table:table-cell office:value-type="float" office:value="0.991317450627093" calcext:value-type="float">
            <text:p>0.9913174506</text:p>
          </table:table-cell>
          <table:table-cell office:value-type="float" office:value="50.0703125" calcext:value-type="float">
            <text:p>50.0703125</text:p>
          </table:table-cell>
          <table:table-cell office:value-type="float" office:value="1.06040840729588" calcext:value-type="float">
            <text:p>1.0604084073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07172361845889" calcext:value-type="float">
            <text:p>1.0717236185</text:p>
          </table:table-cell>
          <table:table-cell office:value-type="float" office:value="120.62890625" calcext:value-type="float">
            <text:p>120.62890625</text:p>
          </table:table-cell>
          <table:table-cell office:value-type="float" office:value="0.750227753073092" calcext:value-type="float">
            <text:p>0.7502277531</text:p>
          </table:table-cell>
          <table:table-cell office:value-type="float" office:value="35.7734375" calcext:value-type="float">
            <text:p>35.7734375</text:p>
          </table:table-cell>
          <table:table-cell office:value-type="float" office:value="1.05267438532113" calcext:value-type="float">
            <text:p>1.0526743853</text:p>
          </table:table-cell>
          <table:table-cell office:value-type="float" office:value="504.78125" calcext:value-type="float">
            <text:p>504.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3618396989803" calcext:value-type="float">
            <text:p>1.361839699</text:p>
          </table:table-cell>
          <table:table-cell office:value-type="float" office:value="393.94921875" calcext:value-type="float">
            <text:p>393.94921875</text:p>
          </table:table-cell>
          <table:table-cell office:value-type="float" office:value="1.08943418526408" calcext:value-type="float">
            <text:p>1.0894341853</text:p>
          </table:table-cell>
          <table:table-cell office:value-type="float" office:value="61.75" calcext:value-type="float">
            <text:p>61.75</text:p>
          </table:table-cell>
          <table:table-cell office:value-type="float" office:value="1.01676975434653" calcext:value-type="float">
            <text:p>1.0167697543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27936164130608" calcext:value-type="float">
            <text:p>1.2793616413</text:p>
          </table:table-cell>
          <table:table-cell office:value-type="float" office:value="82.87109375" calcext:value-type="float">
            <text:p>82.8710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8077238257048" calcext:value-type="float">
            <text:p>1.0807723826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09158471833842" calcext:value-type="float">
            <text:p>1.0915847183</text:p>
          </table:table-cell>
          <table:table-cell office:value-type="float" office:value="120.62890625" calcext:value-type="float">
            <text:p>120.62890625</text:p>
          </table:table-cell>
          <table:table-cell office:value-type="float" office:value="0.762559173924771" calcext:value-type="float">
            <text:p>0.7625591739</text:p>
          </table:table-cell>
          <table:table-cell office:value-type="float" office:value="36.8046875" calcext:value-type="float">
            <text:p>36.8046875</text:p>
          </table:table-cell>
          <table:table-cell office:value-type="float" office:value="1.07320940865096" calcext:value-type="float">
            <text:p>1.0732094087</text:p>
          </table:table-cell>
          <table:table-cell office:value-type="float" office:value="507.359375" calcext:value-type="float">
            <text:p>507.35937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38767393882661" calcext:value-type="float">
            <text:p>1.3876739388</text:p>
          </table:table-cell>
          <table:table-cell office:value-type="float" office:value="400.39453125" calcext:value-type="float">
            <text:p>400.39453125</text:p>
          </table:table-cell>
          <table:table-cell office:value-type="float" office:value="1.10905984906069" calcext:value-type="float">
            <text:p>1.1090598491</text:p>
          </table:table-cell>
          <table:table-cell office:value-type="float" office:value="61.75" calcext:value-type="float">
            <text:p>61.75</text:p>
          </table:table-cell>
          <table:table-cell office:value-type="float" office:value="1.0333793255651" calcext:value-type="float">
            <text:p>1.0333793256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30517855626872" calcext:value-type="float">
            <text:p>1.3051785563</text:p>
          </table:table-cell>
          <table:table-cell office:value-type="float" office:value="85.1875" calcext:value-type="float">
            <text:p>85.18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10149587676528" calcext:value-type="float">
            <text:p>1.1014958768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11152933049265" calcext:value-type="float">
            <text:p>1.1115293305</text:p>
          </table:table-cell>
          <table:table-cell office:value-type="float" office:value="120.88671875" calcext:value-type="float">
            <text:p>120.88671875</text:p>
          </table:table-cell>
          <table:table-cell office:value-type="float" office:value="0.774596791921053" calcext:value-type="float">
            <text:p>0.7745967919</text:p>
          </table:table-cell>
          <table:table-cell office:value-type="float" office:value="37.578125" calcext:value-type="float">
            <text:p>37.578125</text:p>
          </table:table-cell>
          <table:table-cell office:value-type="float" office:value="1.09003970313047" calcext:value-type="float">
            <text:p>1.0900397031</text:p>
          </table:table-cell>
          <table:table-cell office:value-type="float" office:value="510.1953125" calcext:value-type="float">
            <text:p>510.1953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41228259648448" calcext:value-type="float">
            <text:p>1.4122825965</text:p>
          </table:table-cell>
          <table:table-cell office:value-type="float" office:value="408.38671875" calcext:value-type="float">
            <text:p>408.38671875</text:p>
          </table:table-cell>
          <table:table-cell office:value-type="float" office:value="1.12869826602769" calcext:value-type="float">
            <text:p>1.128698266</text:p>
          </table:table-cell>
          <table:table-cell office:value-type="float" office:value="61.75" calcext:value-type="float">
            <text:p>61.75</text:p>
          </table:table-cell>
          <table:table-cell office:value-type="float" office:value="1.05261138413083" calcext:value-type="float">
            <text:p>1.0526113841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3252054471869" calcext:value-type="float">
            <text:p>1.3252054472</text:p>
          </table:table-cell>
          <table:table-cell office:value-type="float" office:value="89.0546875" calcext:value-type="float">
            <text:p>89.05468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12189897263843" calcext:value-type="float">
            <text:p>1.1218989726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13167684713465" calcext:value-type="float">
            <text:p>1.1316768471</text:p>
          </table:table-cell>
          <table:table-cell office:value-type="float" office:value="120.88671875" calcext:value-type="float">
            <text:p>120.88671875</text:p>
          </table:table-cell>
          <table:table-cell office:value-type="float" office:value="0.789778156317247" calcext:value-type="float">
            <text:p>0.7897781563</text:p>
          </table:table-cell>
          <table:table-cell office:value-type="float" office:value="38.609375" calcext:value-type="float">
            <text:p>38.609375</text:p>
          </table:table-cell>
          <table:table-cell office:value-type="float" office:value="1.11090618826816" calcext:value-type="float">
            <text:p>1.1109061883</text:p>
          </table:table-cell>
          <table:table-cell office:value-type="float" office:value="512.7734375" calcext:value-type="float">
            <text:p>512.773437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43277802419941" calcext:value-type="float">
            <text:p>1.4327780242</text:p>
          </table:table-cell>
          <table:table-cell office:value-type="float" office:value="415.86328125" calcext:value-type="float">
            <text:p>415.86328125</text:p>
          </table:table-cell>
          <table:table-cell office:value-type="float" office:value="1.14826108130253" calcext:value-type="float">
            <text:p>1.1482610813</text:p>
          </table:table-cell>
          <table:table-cell office:value-type="float" office:value="61.75" calcext:value-type="float">
            <text:p>61.75</text:p>
          </table:table-cell>
          <table:table-cell office:value-type="float" office:value="1.06885385204086" calcext:value-type="float">
            <text:p>1.068853852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35091523725335" calcext:value-type="float">
            <text:p>1.3509152373</text:p>
          </table:table-cell>
          <table:table-cell office:value-type="float" office:value="92.6640625" calcext:value-type="float">
            <text:p>92.664062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14233305466652" calcext:value-type="float">
            <text:p>1.142333054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15157941551206" calcext:value-type="float">
            <text:p>1.1515794155</text:p>
          </table:table-cell>
          <table:table-cell office:value-type="float" office:value="120.88671875" calcext:value-type="float">
            <text:p>120.88671875</text:p>
          </table:table-cell>
          <table:table-cell office:value-type="float" office:value="0.802372762053424" calcext:value-type="float">
            <text:p>0.8023727621</text:p>
          </table:table-cell>
          <table:table-cell office:value-type="float" office:value="39.640625" calcext:value-type="float">
            <text:p>39.640625</text:p>
          </table:table-cell>
          <table:table-cell office:value-type="float" office:value="1.13121867246062" calcext:value-type="float">
            <text:p>1.1312186725</text:p>
          </table:table-cell>
          <table:table-cell office:value-type="float" office:value="515.3515625" calcext:value-type="float">
            <text:p>515.35156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45828114271828" calcext:value-type="float">
            <text:p>1.4582811427</text:p>
          </table:table-cell>
          <table:table-cell office:value-type="float" office:value="421.53515625" calcext:value-type="float">
            <text:p>421.53515625</text:p>
          </table:table-cell>
          <table:table-cell office:value-type="float" office:value="1.16786832570442" calcext:value-type="float">
            <text:p>1.1678683257</text:p>
          </table:table-cell>
          <table:table-cell office:value-type="float" office:value="61.75" calcext:value-type="float">
            <text:p>61.75</text:p>
          </table:table-cell>
          <table:table-cell office:value-type="float" office:value="1.08509537567766" calcext:value-type="float">
            <text:p>1.0850953757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37073885331673" calcext:value-type="float">
            <text:p>1.3707388533</text:p>
          </table:table-cell>
          <table:table-cell office:value-type="float" office:value="96.53125" calcext:value-type="float">
            <text:p>96.5312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15949570703996" calcext:value-type="float">
            <text:p>1.159495707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17143217479634" calcext:value-type="float">
            <text:p>1.1714321748</text:p>
          </table:table-cell>
          <table:table-cell office:value-type="float" office:value="120.88671875" calcext:value-type="float">
            <text:p>120.88671875</text:p>
          </table:table-cell>
          <table:table-cell office:value-type="float" office:value="0.816801959441078" calcext:value-type="float">
            <text:p>0.8168019594</text:p>
          </table:table-cell>
          <table:table-cell office:value-type="float" office:value="40.671875" calcext:value-type="float">
            <text:p>40.671875</text:p>
          </table:table-cell>
          <table:table-cell office:value-type="float" office:value="1.15161237927631" calcext:value-type="float">
            <text:p>1.1516123793</text:p>
          </table:table-cell>
          <table:table-cell office:value-type="float" office:value="518.1875" calcext:value-type="float">
            <text:p>518.187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47849771639164" calcext:value-type="float">
            <text:p>1.4784977164</text:p>
          </table:table-cell>
          <table:table-cell office:value-type="float" office:value="429.52734375" calcext:value-type="float">
            <text:p>429.52734375</text:p>
          </table:table-cell>
          <table:table-cell office:value-type="float" office:value="1.18742700948526" calcext:value-type="float">
            <text:p>1.1874270095</text:p>
          </table:table-cell>
          <table:table-cell office:value-type="float" office:value="61.75" calcext:value-type="float">
            <text:p>61.75</text:p>
          </table:table-cell>
          <table:table-cell office:value-type="float" office:value="1.10426239277317" calcext:value-type="float">
            <text:p>1.1042623928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39634770920761" calcext:value-type="float">
            <text:p>1.3963477092</text:p>
          </table:table-cell>
          <table:table-cell office:value-type="float" office:value="99.8828125" calcext:value-type="float">
            <text:p>99.882812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17888160909575" calcext:value-type="float">
            <text:p>1.1788816091</text:p>
          </table:table-cell>
          <table:table-cell office:value-type="float" office:value="193.5703125" calcext:value-type="float">
            <text:p>193.5703125</text:p>
          </table:table-cell>
          <table:table-cell office:value-type="float" office:value="1.19150000106625" calcext:value-type="float">
            <text:p>1.1915000011</text:p>
          </table:table-cell>
          <table:table-cell office:value-type="float" office:value="120.88671875" calcext:value-type="float">
            <text:p>120.88671875</text:p>
          </table:table-cell>
          <table:table-cell office:value-type="float" office:value="0.829724631356654" calcext:value-type="float">
            <text:p>0.8297246314</text:p>
          </table:table-cell>
          <table:table-cell office:value-type="float" office:value="41.703125" calcext:value-type="float">
            <text:p>41.703125</text:p>
          </table:table-cell>
          <table:table-cell office:value-type="float" office:value="1.16835702504658" calcext:value-type="float">
            <text:p>1.168357025</text:p>
          </table:table-cell>
          <table:table-cell office:value-type="float" office:value="521.0234375" calcext:value-type="float">
            <text:p>521.023437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50421940149069" calcext:value-type="float">
            <text:p>1.5042194015</text:p>
          </table:table-cell>
          <table:table-cell office:value-type="float" office:value="435.45703125" calcext:value-type="float">
            <text:p>435.45703125</text:p>
          </table:table-cell>
          <table:table-cell office:value-type="float" office:value="1.20707562056949" calcext:value-type="float">
            <text:p>1.2070756206</text:p>
          </table:table-cell>
          <table:table-cell office:value-type="float" office:value="61.75" calcext:value-type="float">
            <text:p>61.75</text:p>
          </table:table-cell>
          <table:table-cell office:value-type="float" office:value="1.12048456616579" calcext:value-type="float">
            <text:p>1.1204845662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42354763729696" calcext:value-type="float">
            <text:p>1.4235476373</text:p>
          </table:table-cell>
          <table:table-cell office:value-type="float" office:value="103.4921875" calcext:value-type="float">
            <text:p>103.49218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1.21146059477308" calcext:value-type="float">
            <text:p>1.2114605948</text:p>
          </table:table-cell>
          <table:table-cell office:value-type="float" office:value="120.88671875" calcext:value-type="float">
            <text:p>120.88671875</text:p>
          </table:table-cell>
          <table:table-cell office:value-type="float" office:value="0.842394167756392" calcext:value-type="float">
            <text:p>0.8423941678</text:p>
          </table:table-cell>
          <table:table-cell office:value-type="float" office:value="42.4765625" calcext:value-type="float">
            <text:p>42.4765625</text:p>
          </table:table-cell>
          <table:table-cell office:value-type="float" office:value="1.18527164918545" calcext:value-type="float">
            <text:p>1.1852716492</text:p>
          </table:table-cell>
          <table:table-cell office:value-type="float" office:value="523.6015625" calcext:value-type="float">
            <text:p>523.60156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53161190433145" calcext:value-type="float">
            <text:p>1.5316119043</text:p>
          </table:table-cell>
          <table:table-cell office:value-type="float" office:value="443.44921875" calcext:value-type="float">
            <text:p>443.44921875</text:p>
          </table:table-cell>
          <table:table-cell office:value-type="float" office:value="1.2266888346338" calcext:value-type="float">
            <text:p>1.2266888346</text:p>
          </table:table-cell>
          <table:table-cell office:value-type="float" office:value="61.75" calcext:value-type="float">
            <text:p>61.75</text:p>
          </table:table-cell>
          <table:table-cell office:value-type="float" office:value="1.13676179562061" calcext:value-type="float">
            <text:p>1.1367617956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44914846103473" calcext:value-type="float">
            <text:p>1.449148461</text:p>
          </table:table-cell>
          <table:table-cell office:value-type="float" office:value="108.1328125" calcext:value-type="float">
            <text:p>108.13281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23141669826644" calcext:value-type="float">
            <text:p>1.2314166983</text:p>
          </table:table-cell>
          <table:table-cell office:value-type="float" office:value="121.14453125" calcext:value-type="float">
            <text:p>121.14453125</text:p>
          </table:table-cell>
          <table:table-cell office:value-type="float" office:value="0.854789359199701" calcext:value-type="float">
            <text:p>0.8547893592</text:p>
          </table:table-cell>
          <table:table-cell office:value-type="float" office:value="43.25" calcext:value-type="float">
            <text:p>43.25</text:p>
          </table:table-cell>
          <table:table-cell office:value-type="float" office:value="1.20500872978482" calcext:value-type="float">
            <text:p>1.2050087298</text:p>
          </table:table-cell>
          <table:table-cell office:value-type="float" office:value="539.8671875" calcext:value-type="float">
            <text:p>539.867187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55149567961907" calcext:value-type="float">
            <text:p>1.5514956796</text:p>
          </table:table-cell>
          <table:table-cell office:value-type="float" office:value="451.69921875" calcext:value-type="float">
            <text:p>451.69921875</text:p>
          </table:table-cell>
          <table:table-cell office:value-type="float" office:value="1.24628742754168" calcext:value-type="float">
            <text:p>1.2462874275</text:p>
          </table:table-cell>
          <table:table-cell office:value-type="float" office:value="61.75" calcext:value-type="float">
            <text:p>61.75</text:p>
          </table:table-cell>
          <table:table-cell office:value-type="float" office:value="1.15597588962633" calcext:value-type="float">
            <text:p>1.1559758896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46914269020192" calcext:value-type="float">
            <text:p>1.4691426902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25134509818693" calcext:value-type="float">
            <text:p>1.2513450982</text:p>
          </table:table-cell>
          <table:table-cell office:value-type="float" office:value="121.14453125" calcext:value-type="float">
            <text:p>121.14453125</text:p>
          </table:table-cell>
          <table:table-cell office:value-type="float" office:value="0.867312232224156" calcext:value-type="float">
            <text:p>0.8673122322</text:p>
          </table:table-cell>
          <table:table-cell office:value-type="float" office:value="44.0234375" calcext:value-type="float">
            <text:p>44.0234375</text:p>
          </table:table-cell>
          <table:table-cell office:value-type="float" office:value="1.22187057242683" calcext:value-type="float">
            <text:p>1.2218705724</text:p>
          </table:table-cell>
          <table:table-cell office:value-type="float" office:value="586.53125" calcext:value-type="float">
            <text:p>586.53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57450937172437" calcext:value-type="float">
            <text:p>1.5745093717</text:p>
          </table:table-cell>
          <table:table-cell office:value-type="float" office:value="457.62890625" calcext:value-type="float">
            <text:p>457.62890625</text:p>
          </table:table-cell>
          <table:table-cell office:value-type="float" office:value="1.26583240574233" calcext:value-type="float">
            <text:p>1.2658324057</text:p>
          </table:table-cell>
          <table:table-cell office:value-type="float" office:value="61.75" calcext:value-type="float">
            <text:p>61.75</text:p>
          </table:table-cell>
          <table:table-cell office:value-type="float" office:value="1.17524631632395" calcext:value-type="float">
            <text:p>1.1752463163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49371549567432" calcext:value-type="float">
            <text:p>1.4937154957</text:p>
          </table:table-cell>
          <table:table-cell office:value-type="float" office:value="115.09375" calcext:value-type="float">
            <text:p>115.093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26910634451603" calcext:value-type="float">
            <text:p>1.2691063445</text:p>
          </table:table-cell>
          <table:table-cell office:value-type="float" office:value="121.14453125" calcext:value-type="float">
            <text:p>121.14453125</text:p>
          </table:table-cell>
          <table:table-cell office:value-type="float" office:value="0.880145435119114" calcext:value-type="float">
            <text:p>0.8801454351</text:p>
          </table:table-cell>
          <table:table-cell office:value-type="float" office:value="45.0546875" calcext:value-type="float">
            <text:p>45.0546875</text:p>
          </table:table-cell>
          <table:table-cell office:value-type="float" office:value="1.24157609599911" calcext:value-type="float">
            <text:p>1.241576096</text:p>
          </table:table-cell>
          <table:table-cell office:value-type="float" office:value="630.1015625" calcext:value-type="float">
            <text:p>630.10156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59879528273764" calcext:value-type="float">
            <text:p>1.5987952827</text:p>
          </table:table-cell>
          <table:table-cell office:value-type="float" office:value="464.33203125" calcext:value-type="float">
            <text:p>464.33203125</text:p>
          </table:table-cell>
          <table:table-cell office:value-type="float" office:value="1.28540976675258" calcext:value-type="float">
            <text:p>1.2854097668</text:p>
          </table:table-cell>
          <table:table-cell office:value-type="float" office:value="61.75" calcext:value-type="float">
            <text:p>61.75</text:p>
          </table:table-cell>
          <table:table-cell office:value-type="float" office:value="1.19152016076267" calcext:value-type="float">
            <text:p>1.1915201608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51914003557311" calcext:value-type="float">
            <text:p>1.5191400356</text:p>
          </table:table-cell>
          <table:table-cell office:value-type="float" office:value="119.21875" calcext:value-type="float">
            <text:p>119.218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28655938657964" calcext:value-type="float">
            <text:p>1.2865593866</text:p>
          </table:table-cell>
          <table:table-cell office:value-type="float" office:value="121.14453125" calcext:value-type="float">
            <text:p>121.14453125</text:p>
          </table:table-cell>
          <table:table-cell office:value-type="float" office:value="0.894570653318694" calcext:value-type="float">
            <text:p>0.8945706533</text:p>
          </table:table-cell>
          <table:table-cell office:value-type="float" office:value="46.0859375" calcext:value-type="float">
            <text:p>46.0859375</text:p>
          </table:table-cell>
          <table:table-cell office:value-type="float" office:value="1.26858184522763" calcext:value-type="float">
            <text:p>1.2685818452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6222092215611" calcext:value-type="float">
            <text:p>1.6222092216</text:p>
          </table:table-cell>
          <table:table-cell office:value-type="float" office:value="471.80859375" calcext:value-type="float">
            <text:p>471.80859375</text:p>
          </table:table-cell>
          <table:table-cell office:value-type="float" office:value="1.30501601226428" calcext:value-type="float">
            <text:p>1.3050160123</text:p>
          </table:table-cell>
          <table:table-cell office:value-type="float" office:value="61.75" calcext:value-type="float">
            <text:p>61.75</text:p>
          </table:table-cell>
          <table:table-cell office:value-type="float" office:value="1.20779756158881" calcext:value-type="float">
            <text:p>1.2077975616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53906972165494" calcext:value-type="float">
            <text:p>1.5390697217</text:p>
          </table:table-cell>
          <table:table-cell office:value-type="float" office:value="122.828125" calcext:value-type="float">
            <text:p>122.8281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30410489761226" calcext:value-type="float">
            <text:p>1.3041048976</text:p>
          </table:table-cell>
          <table:table-cell office:value-type="float" office:value="121.14453125" calcext:value-type="float">
            <text:p>121.14453125</text:p>
          </table:table-cell>
          <table:table-cell office:value-type="float" office:value="0.907654161308117" calcext:value-type="float">
            <text:p>0.9076541613</text:p>
          </table:table-cell>
          <table:table-cell office:value-type="float" office:value="47.1171875" calcext:value-type="float">
            <text:p>47.1171875</text:p>
          </table:table-cell>
          <table:table-cell office:value-type="float" office:value="1.29342816266761" calcext:value-type="float">
            <text:p>1.2934281627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64378941868254" calcext:value-type="float">
            <text:p>1.6437894187</text:p>
          </table:table-cell>
          <table:table-cell office:value-type="float" office:value="477.99609375" calcext:value-type="float">
            <text:p>477.99609375</text:p>
          </table:table-cell>
          <table:table-cell office:value-type="float" office:value="1.32453723459368" calcext:value-type="float">
            <text:p>1.3245372346</text:p>
          </table:table-cell>
          <table:table-cell office:value-type="float" office:value="61.75" calcext:value-type="float">
            <text:p>61.75</text:p>
          </table:table-cell>
          <table:table-cell office:value-type="float" office:value="1.22406610044105" calcext:value-type="float">
            <text:p>1.2240661004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56734824777558" calcext:value-type="float">
            <text:p>1.5673482478</text:p>
          </table:table-cell>
          <table:table-cell office:value-type="float" office:value="125.921875" calcext:value-type="float">
            <text:p>125.9218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32171640908707" calcext:value-type="float">
            <text:p>1.3217164091</text:p>
          </table:table-cell>
          <table:table-cell office:value-type="float" office:value="121.14453125" calcext:value-type="float">
            <text:p>121.14453125</text:p>
          </table:table-cell>
          <table:table-cell office:value-type="float" office:value="0.920053423042128" calcext:value-type="float">
            <text:p>0.920053423</text:p>
          </table:table-cell>
          <table:table-cell office:value-type="float" office:value="47.890625" calcext:value-type="float">
            <text:p>47.890625</text:p>
          </table:table-cell>
          <table:table-cell office:value-type="float" office:value="1.32091959173145" calcext:value-type="float">
            <text:p>1.3209195917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66909131937835" calcext:value-type="float">
            <text:p>1.6690913194</text:p>
          </table:table-cell>
          <table:table-cell office:value-type="float" office:value="483.15234375" calcext:value-type="float">
            <text:p>483.15234375</text:p>
          </table:table-cell>
          <table:table-cell office:value-type="float" office:value="1.3441560841877" calcext:value-type="float">
            <text:p>1.3441560842</text:p>
          </table:table-cell>
          <table:table-cell office:value-type="float" office:value="61.75" calcext:value-type="float">
            <text:p>61.75</text:p>
          </table:table-cell>
          <table:table-cell office:value-type="float" office:value="1.24324427571288" calcext:value-type="float">
            <text:p>1.2432442757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59095703440694" calcext:value-type="float">
            <text:p>1.5909570344</text:p>
          </table:table-cell>
          <table:table-cell office:value-type="float" office:value="130.3046875" calcext:value-type="float">
            <text:p>130.30468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33919763222405" calcext:value-type="float">
            <text:p>1.3391976322</text:p>
          </table:table-cell>
          <table:table-cell office:value-type="float" office:value="121.40234375" calcext:value-type="float">
            <text:p>121.40234375</text:p>
          </table:table-cell>
          <table:table-cell office:value-type="float" office:value="0.932658407614002" calcext:value-type="float">
            <text:p>0.9326584076</text:p>
          </table:table-cell>
          <table:table-cell office:value-type="float" office:value="48.921875" calcext:value-type="float">
            <text:p>48.921875</text:p>
          </table:table-cell>
          <table:table-cell office:value-type="float" office:value="1.34093006491836" calcext:value-type="float">
            <text:p>1.3409300649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68595840536378" calcext:value-type="float">
            <text:p>1.6859584054</text:p>
          </table:table-cell>
          <table:table-cell office:value-type="float" office:value="410.1640625" calcext:value-type="float">
            <text:p>410.1640625</text:p>
          </table:table-cell>
          <table:table-cell office:value-type="float" office:value="1.36380551262545" calcext:value-type="float">
            <text:p>1.3638055126</text:p>
          </table:table-cell>
          <table:table-cell office:value-type="float" office:value="61.75" calcext:value-type="float">
            <text:p>61.75</text:p>
          </table:table-cell>
          <table:table-cell office:value-type="float" office:value="1.26247862182593" calcext:value-type="float">
            <text:p>1.2624786218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61650427245949" calcext:value-type="float">
            <text:p>1.6165042725</text:p>
          </table:table-cell>
          <table:table-cell office:value-type="float" office:value="133.65625" calcext:value-type="float">
            <text:p>133.656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35668283769623" calcext:value-type="float">
            <text:p>1.3566828377</text:p>
          </table:table-cell>
          <table:table-cell office:value-type="float" office:value="121.40234375" calcext:value-type="float">
            <text:p>121.40234375</text:p>
          </table:table-cell>
          <table:table-cell office:value-type="float" office:value="0.948301576223532" calcext:value-type="float">
            <text:p>0.9483015762</text:p>
          </table:table-cell>
          <table:table-cell office:value-type="float" office:value="49.953125" calcext:value-type="float">
            <text:p>49.953125</text:p>
          </table:table-cell>
          <table:table-cell office:value-type="float" office:value="1.36687165116253" calcext:value-type="float">
            <text:p>1.3668716512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70282065820332" calcext:value-type="float">
            <text:p>1.7028206582</text:p>
          </table:table-cell>
          <table:table-cell office:value-type="float" office:value="171.78515625" calcext:value-type="float">
            <text:p>171.78515625</text:p>
          </table:table-cell>
          <table:table-cell office:value-type="float" office:value="1.38343443268128" calcext:value-type="float">
            <text:p>1.3834344327</text:p>
          </table:table-cell>
          <table:table-cell office:value-type="float" office:value="61.75" calcext:value-type="float">
            <text:p>61.75</text:p>
          </table:table-cell>
          <table:table-cell office:value-type="float" office:value="1.28174664067012" calcext:value-type="float">
            <text:p>1.2817466407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64193596325443" calcext:value-type="float">
            <text:p>1.6419359633</text:p>
          </table:table-cell>
          <table:table-cell office:value-type="float" office:value="138.0390625" calcext:value-type="float">
            <text:p>138.03906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37423945939661" calcext:value-type="float">
            <text:p>1.3742394594</text:p>
          </table:table-cell>
          <table:table-cell office:value-type="float" office:value="121.40234375" calcext:value-type="float">
            <text:p>121.40234375</text:p>
          </table:table-cell>
          <table:table-cell office:value-type="float" office:value="0.96094754387421" calcext:value-type="float">
            <text:p>0.9609475439</text:p>
          </table:table-cell>
          <table:table-cell office:value-type="float" office:value="50.984375" calcext:value-type="float">
            <text:p>50.984375</text:p>
          </table:table-cell>
          <table:table-cell office:value-type="float" office:value="1.39281118968816" calcext:value-type="float">
            <text:p>1.3928111897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7226091656167" calcext:value-type="float">
            <text:p>1.7226091656</text:p>
          </table:table-cell>
          <table:table-cell office:value-type="float" office:value="215.09765625" calcext:value-type="float">
            <text:p>215.09765625</text:p>
          </table:table-cell>
          <table:table-cell office:value-type="float" office:value="1.40297781827037" calcext:value-type="float">
            <text:p>1.4029778183</text:p>
          </table:table-cell>
          <table:table-cell office:value-type="float" office:value="61.75" calcext:value-type="float">
            <text:p>61.75</text:p>
          </table:table-cell>
          <table:table-cell office:value-type="float" office:value="1.30102767421314" calcext:value-type="float">
            <text:p>1.3010276742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66168720400629" calcext:value-type="float">
            <text:p>1.661687204</text:p>
          </table:table-cell>
          <table:table-cell office:value-type="float" office:value="142.1640625" calcext:value-type="float">
            <text:p>142.16406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39409900906079" calcext:value-type="float">
            <text:p>1.3940990091</text:p>
          </table:table-cell>
          <table:table-cell office:value-type="float" office:value="121.40234375" calcext:value-type="float">
            <text:p>121.40234375</text:p>
          </table:table-cell>
          <table:table-cell office:value-type="float" office:value="0.973467187747295" calcext:value-type="float">
            <text:p>0.9734671877</text:p>
          </table:table-cell>
          <table:table-cell office:value-type="float" office:value="52.015625" calcext:value-type="float">
            <text:p>52.015625</text:p>
          </table:table-cell>
          <table:table-cell office:value-type="float" office:value="1.41322295099893" calcext:value-type="float">
            <text:p>1.413222951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74139103579871" calcext:value-type="float">
            <text:p>1.7413910358</text:p>
          </table:table-cell>
          <table:table-cell office:value-type="float" office:value="260.98828125" calcext:value-type="float">
            <text:p>260.98828125</text:p>
          </table:table-cell>
          <table:table-cell office:value-type="float" office:value="1.42255373575713" calcext:value-type="float">
            <text:p>1.4225537358</text:p>
          </table:table-cell>
          <table:table-cell office:value-type="float" office:value="61.75" calcext:value-type="float">
            <text:p>61.75</text:p>
          </table:table-cell>
          <table:table-cell office:value-type="float" office:value="1.32025693717621" calcext:value-type="float">
            <text:p>1.3202569372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68753862127553" calcext:value-type="float">
            <text:p>1.6875386213</text:p>
          </table:table-cell>
          <table:table-cell office:value-type="float" office:value="145.2578125" calcext:value-type="float">
            <text:p>145.25781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41174501638698" calcext:value-type="float">
            <text:p>1.4117450164</text:p>
          </table:table-cell>
          <table:table-cell office:value-type="float" office:value="121.40234375" calcext:value-type="float">
            <text:p>121.40234375</text:p>
          </table:table-cell>
          <table:table-cell office:value-type="float" office:value="0.985797052366411" calcext:value-type="float">
            <text:p>0.9857970524</text:p>
          </table:table-cell>
          <table:table-cell office:value-type="float" office:value="53.046875" calcext:value-type="float">
            <text:p>53.046875</text:p>
          </table:table-cell>
          <table:table-cell office:value-type="float" office:value="1.43873642311982" calcext:value-type="float">
            <text:p>1.4387364231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76496186665372" calcext:value-type="float">
            <text:p>1.7649618667</text:p>
          </table:table-cell>
          <table:table-cell office:value-type="float" office:value="294.24609375" calcext:value-type="float">
            <text:p>294.24609375</text:p>
          </table:table-cell>
          <table:table-cell office:value-type="float" office:value="1.44209574885882" calcext:value-type="float">
            <text:p>1.4420957489</text:p>
          </table:table-cell>
          <table:table-cell office:value-type="float" office:value="61.75" calcext:value-type="float">
            <text:p>61.75</text:p>
          </table:table-cell>
          <table:table-cell office:value-type="float" office:value="1.33971751505452" calcext:value-type="float">
            <text:p>1.3397175151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70731608402594" calcext:value-type="float">
            <text:p>1.707316084</text:p>
          </table:table-cell>
          <table:table-cell office:value-type="float" office:value="149.640625" calcext:value-type="float">
            <text:p>149.6406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42928547426817" calcext:value-type="float">
            <text:p>1.4292854743</text:p>
          </table:table-cell>
          <table:table-cell office:value-type="float" office:value="121.40234375" calcext:value-type="float">
            <text:p>121.40234375</text:p>
          </table:table-cell>
          <table:table-cell office:value-type="float" office:value="1.00005668779563" calcext:value-type="float">
            <text:p>1.0000566878</text:p>
          </table:table-cell>
          <table:table-cell office:value-type="float" office:value="54.078125" calcext:value-type="float">
            <text:p>54.078125</text:p>
          </table:table-cell>
          <table:table-cell office:value-type="float" office:value="1.45881203946383" calcext:value-type="float">
            <text:p>1.4588120395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79056475290279" calcext:value-type="float">
            <text:p>1.7905647529</text:p>
          </table:table-cell>
          <table:table-cell office:value-type="float" office:value="294.24609375" calcext:value-type="float">
            <text:p>294.24609375</text:p>
          </table:table-cell>
          <table:table-cell office:value-type="float" office:value="1.46163606849524" calcext:value-type="float">
            <text:p>1.4616360685</text:p>
          </table:table-cell>
          <table:table-cell office:value-type="float" office:value="61.75" calcext:value-type="float">
            <text:p>61.75</text:p>
          </table:table-cell>
          <table:table-cell office:value-type="float" office:value="1.3588924801436" calcext:value-type="float">
            <text:p>1.3588924801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72355968176039" calcext:value-type="float">
            <text:p>1.7235596818</text:p>
          </table:table-cell>
          <table:table-cell office:value-type="float" office:value="152.4765625" calcext:value-type="float">
            <text:p>152.47656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44676011966961" calcext:value-type="float">
            <text:p>1.4467601197</text:p>
          </table:table-cell>
          <table:table-cell office:value-type="float" office:value="121.66015625" calcext:value-type="float">
            <text:p>121.66015625</text:p>
          </table:table-cell>
          <table:table-cell office:value-type="float" office:value="1.01435719336135" calcext:value-type="float">
            <text:p>1.0143571934</text:p>
          </table:table-cell>
          <table:table-cell office:value-type="float" office:value="55.109375" calcext:value-type="float">
            <text:p>55.109375</text:p>
          </table:table-cell>
          <table:table-cell office:value-type="float" office:value="1.48480946725873" calcext:value-type="float">
            <text:p>1.4848094673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81070139887892" calcext:value-type="float">
            <text:p>1.8107013989</text:p>
          </table:table-cell>
          <table:table-cell office:value-type="float" office:value="294.24609375" calcext:value-type="float">
            <text:p>294.24609375</text:p>
          </table:table-cell>
          <table:table-cell office:value-type="float" office:value="1.48134429990565" calcext:value-type="float">
            <text:p>1.4813442999</text:p>
          </table:table-cell>
          <table:table-cell office:value-type="float" office:value="61.75" calcext:value-type="float">
            <text:p>61.75</text:p>
          </table:table-cell>
          <table:table-cell office:value-type="float" office:value="1.37814631065514" calcext:value-type="float">
            <text:p>1.3781463107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74374521910186" calcext:value-type="float">
            <text:p>1.7437452191</text:p>
          </table:table-cell>
          <table:table-cell office:value-type="float" office:value="82.078125" calcext:value-type="float">
            <text:p>82.0781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46507401254913" calcext:value-type="float">
            <text:p>1.4650740125</text:p>
          </table:table-cell>
          <table:table-cell office:value-type="float" office:value="121.66015625" calcext:value-type="float">
            <text:p>121.66015625</text:p>
          </table:table-cell>
          <table:table-cell office:value-type="float" office:value="1.02818532992884" calcext:value-type="float">
            <text:p>1.0281853299</text:p>
          </table:table-cell>
          <table:table-cell office:value-type="float" office:value="56.140625" calcext:value-type="float">
            <text:p>56.140625</text:p>
          </table:table-cell>
          <table:table-cell office:value-type="float" office:value="1.51858023322664" calcext:value-type="float">
            <text:p>1.5185802332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83433325980417" calcext:value-type="float">
            <text:p>1.8343332598</text:p>
          </table:table-cell>
          <table:table-cell office:value-type="float" office:value="294.24609375" calcext:value-type="float">
            <text:p>294.24609375</text:p>
          </table:table-cell>
          <table:table-cell office:value-type="float" office:value="1.50086814881635" calcext:value-type="float">
            <text:p>1.5008681488</text:p>
          </table:table-cell>
          <table:table-cell office:value-type="float" office:value="61.75" calcext:value-type="float">
            <text:p>61.75</text:p>
          </table:table-cell>
          <table:table-cell office:value-type="float" office:value="1.39729275021093" calcext:value-type="float">
            <text:p>1.3972927502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7604995363814" calcext:value-type="float">
            <text:p>1.7604995364</text:p>
          </table:table-cell>
          <table:table-cell office:value-type="float" office:value="82.08203125" calcext:value-type="float">
            <text:p>82.082031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48266018042372" calcext:value-type="float">
            <text:p>1.4826601804</text:p>
          </table:table-cell>
          <table:table-cell office:value-type="float" office:value="138.41796875" calcext:value-type="float">
            <text:p>138.41796875</text:p>
          </table:table-cell>
          <table:table-cell office:value-type="float" office:value="1.04284177159025" calcext:value-type="float">
            <text:p>1.0428417716</text:p>
          </table:table-cell>
          <table:table-cell office:value-type="float" office:value="57.171875" calcext:value-type="float">
            <text:p>57.171875</text:p>
          </table:table-cell>
          <table:table-cell office:value-type="float" office:value="1.54540403690024" calcext:value-type="float">
            <text:p>1.5454040369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85707592973904" calcext:value-type="float">
            <text:p>1.8570759297</text:p>
          </table:table-cell>
          <table:table-cell office:value-type="float" office:value="294.24609375" calcext:value-type="float">
            <text:p>294.24609375</text:p>
          </table:table-cell>
          <table:table-cell office:value-type="float" office:value="1.52039338775423" calcext:value-type="float">
            <text:p>1.5203933878</text:p>
          </table:table-cell>
          <table:table-cell office:value-type="float" office:value="61.75" calcext:value-type="float">
            <text:p>61.75</text:p>
          </table:table-cell>
          <table:table-cell office:value-type="float" office:value="1.41664750976817" calcext:value-type="float">
            <text:p>1.4166475098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78065425866559" calcext:value-type="float">
            <text:p>1.7806542587</text:p>
          </table:table-cell>
          <table:table-cell office:value-type="float" office:value="82.08203125" calcext:value-type="float">
            <text:p>82.082031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50016668545608" calcext:value-type="float">
            <text:p>1.5001666855</text:p>
          </table:table-cell>
          <table:table-cell office:value-type="float" office:value="138.67578125" calcext:value-type="float">
            <text:p>138.67578125</text:p>
          </table:table-cell>
          <table:table-cell office:value-type="float" office:value="1.05553527422106" calcext:value-type="float">
            <text:p>1.0555352742</text:p>
          </table:table-cell>
          <table:table-cell office:value-type="float" office:value="58.203125" calcext:value-type="float">
            <text:p>58.203125</text:p>
          </table:table-cell>
          <table:table-cell office:value-type="float" office:value="1.56556319572871" calcext:value-type="float">
            <text:p>1.5655631957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88253133652368" calcext:value-type="float">
            <text:p>1.8825313365</text:p>
          </table:table-cell>
          <table:table-cell office:value-type="float" office:value="294.24609375" calcext:value-type="float">
            <text:p>294.24609375</text:p>
          </table:table-cell>
          <table:table-cell office:value-type="float" office:value="1.5400791016015" calcext:value-type="float">
            <text:p>1.5400791016</text:p>
          </table:table-cell>
          <table:table-cell office:value-type="float" office:value="61.75" calcext:value-type="float">
            <text:p>61.75</text:p>
          </table:table-cell>
          <table:table-cell office:value-type="float" office:value="1.43642742855958" calcext:value-type="float">
            <text:p>1.4364274286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79717879498507" calcext:value-type="float">
            <text:p>1.797178795</text:p>
          </table:table-cell>
          <table:table-cell office:value-type="float" office:value="82.08203125" calcext:value-type="float">
            <text:p>82.082031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51783673393579" calcext:value-type="float">
            <text:p>1.5178367339</text:p>
          </table:table-cell>
          <table:table-cell office:value-type="float" office:value="138.67578125" calcext:value-type="float">
            <text:p>138.67578125</text:p>
          </table:table-cell>
          <table:table-cell office:value-type="float" office:value="1.06974150229458" calcext:value-type="float">
            <text:p>1.0697415023</text:p>
          </table:table-cell>
          <table:table-cell office:value-type="float" office:value="59.234375" calcext:value-type="float">
            <text:p>59.234375</text:p>
          </table:table-cell>
          <table:table-cell office:value-type="float" office:value="1.58619605302283" calcext:value-type="float">
            <text:p>1.586196053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9072063091514" calcext:value-type="float">
            <text:p>1.9072063092</text:p>
          </table:table-cell>
          <table:table-cell office:value-type="float" office:value="294.24609375" calcext:value-type="float">
            <text:p>294.2460937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1.45561304203861" calcext:value-type="float">
            <text:p>1.455613042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81952689484949" calcext:value-type="float">
            <text:p>1.8195268948</text:p>
          </table:table-cell>
          <table:table-cell office:value-type="float" office:value="82.08203125" calcext:value-type="float">
            <text:p>82.082031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53533558946706" calcext:value-type="float">
            <text:p>1.5353355895</text:p>
          </table:table-cell>
          <table:table-cell office:value-type="float" office:value="138.67578125" calcext:value-type="float">
            <text:p>138.67578125</text:p>
          </table:table-cell>
          <table:table-cell office:value-type="float" office:value="1.08755558475466" calcext:value-type="float">
            <text:p>1.0875555848</text:p>
          </table:table-cell>
          <table:table-cell office:value-type="float" office:value="60.0078125" calcext:value-type="float">
            <text:p>60.0078125</text:p>
          </table:table-cell>
          <table:table-cell office:value-type="float" office:value="1.61250378375371" calcext:value-type="float">
            <text:p>1.6125037838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92738885189039" calcext:value-type="float">
            <text:p>1.9273888519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47192831938601" calcext:value-type="float">
            <text:p>1.4719283194</text:p>
          </table:table-cell>
          <table:table-cell office:value-type="float" office:value="187.20703125" calcext:value-type="float">
            <text:p>187.20703125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55278522732232" calcext:value-type="float">
            <text:p>1.5527852273</text:p>
          </table:table-cell>
          <table:table-cell office:value-type="float" office:value="138.67578125" calcext:value-type="float">
            <text:p>138.67578125</text:p>
          </table:table-cell>
          <table:table-cell office:value-type="float" office:value="1.09981960401339" calcext:value-type="float">
            <text:p>1.099819604</text:p>
          </table:table-cell>
          <table:table-cell office:value-type="float" office:value="61.296875" calcext:value-type="float">
            <text:p>61.296875</text:p>
          </table:table-cell>
          <table:table-cell office:value-type="float" office:value="1.63293630237077" calcext:value-type="float">
            <text:p>1.6329363024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9487309376741" calcext:value-type="float">
            <text:p>1.9487309377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48830320538695" calcext:value-type="float">
            <text:p>1.4883032054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57278480804331" calcext:value-type="float">
            <text:p>1.572784808</text:p>
          </table:table-cell>
          <table:table-cell office:value-type="float" office:value="138.67578125" calcext:value-type="float">
            <text:p>138.67578125</text:p>
          </table:table-cell>
          <table:table-cell office:value-type="float" office:value="1.1142389435975" calcext:value-type="float">
            <text:p>1.1142389436</text:p>
          </table:table-cell>
          <table:table-cell office:value-type="float" office:value="62.328125" calcext:value-type="float">
            <text:p>62.328125</text:p>
          </table:table-cell>
          <table:table-cell office:value-type="float" office:value="1.65873743994341" calcext:value-type="float">
            <text:p>1.6587374399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96885720657569" calcext:value-type="float">
            <text:p>1.9688572066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50459186219222" calcext:value-type="float">
            <text:p>1.5045918622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59026853829526" calcext:value-type="float">
            <text:p>1.5902685383</text:p>
          </table:table-cell>
          <table:table-cell office:value-type="float" office:value="138.67578125" calcext:value-type="float">
            <text:p>138.67578125</text:p>
          </table:table-cell>
          <table:table-cell office:value-type="float" office:value="1.12728124886342" calcext:value-type="float">
            <text:p>1.1272812489</text:p>
          </table:table-cell>
          <table:table-cell office:value-type="float" office:value="62.84375" calcext:value-type="float">
            <text:p>62.84375</text:p>
          </table:table-cell>
          <table:table-cell office:value-type="float" office:value="1.67872125378504" calcext:value-type="float">
            <text:p>1.6787212538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1.99478100062841" calcext:value-type="float">
            <text:p>1.9947810006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52380637424007" calcext:value-type="float">
            <text:p>1.5238063742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61051587722415" calcext:value-type="float">
            <text:p>1.6105158772</text:p>
          </table:table-cell>
          <table:table-cell office:value-type="float" office:value="138.93359375" calcext:value-type="float">
            <text:p>138.93359375</text:p>
          </table:table-cell>
          <table:table-cell office:value-type="float" office:value="1.13984781807782" calcext:value-type="float">
            <text:p>1.1398478181</text:p>
          </table:table-cell>
          <table:table-cell office:value-type="float" office:value="63.875" calcext:value-type="float">
            <text:p>63.875</text:p>
          </table:table-cell>
          <table:table-cell office:value-type="float" office:value="1.69867752359607" calcext:value-type="float">
            <text:p>1.6986775236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01482090942567" calcext:value-type="float">
            <text:p>2.0148209094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54318192598392" calcext:value-type="float">
            <text:p>1.543181926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63038568223211" calcext:value-type="float">
            <text:p>1.6303856822</text:p>
          </table:table-cell>
          <table:table-cell office:value-type="float" office:value="138.93359375" calcext:value-type="float">
            <text:p>138.93359375</text:p>
          </table:table-cell>
          <table:table-cell office:value-type="float" office:value="1.15393595468177" calcext:value-type="float">
            <text:p>1.1539359547</text:p>
          </table:table-cell>
          <table:table-cell office:value-type="float" office:value="64.6484375" calcext:value-type="float">
            <text:p>64.6484375</text:p>
          </table:table-cell>
          <table:table-cell office:value-type="float" office:value="1.71576868855395" calcext:value-type="float">
            <text:p>1.7157686886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04088183946249" calcext:value-type="float">
            <text:p>2.0408818395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55942718343802" calcext:value-type="float">
            <text:p>1.5594271834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65019140629296" calcext:value-type="float">
            <text:p>1.6501914063</text:p>
          </table:table-cell>
          <table:table-cell office:value-type="float" office:value="138.93359375" calcext:value-type="float">
            <text:p>138.93359375</text:p>
          </table:table-cell>
          <table:table-cell office:value-type="float" office:value="1.16749972390257" calcext:value-type="float">
            <text:p>1.1674997239</text:p>
          </table:table-cell>
          <table:table-cell office:value-type="float" office:value="65.6796875" calcext:value-type="float">
            <text:p>65.6796875</text:p>
          </table:table-cell>
          <table:table-cell office:value-type="float" office:value="1.73239584669416" calcext:value-type="float">
            <text:p>1.7323958467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06101784538052" calcext:value-type="float">
            <text:p>2.0610178454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57572705987094" calcext:value-type="float">
            <text:p>1.5757270599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66767323508665" calcext:value-type="float">
            <text:p>1.6676732351</text:p>
          </table:table-cell>
          <table:table-cell office:value-type="float" office:value="138.93359375" calcext:value-type="float">
            <text:p>138.93359375</text:p>
          </table:table-cell>
          <table:table-cell office:value-type="float" office:value="1.18249253331436" calcext:value-type="float">
            <text:p>1.1824925333</text:p>
          </table:table-cell>
          <table:table-cell office:value-type="float" office:value="66.7109375" calcext:value-type="float">
            <text:p>66.7109375</text:p>
          </table:table-cell>
          <table:table-cell office:value-type="float" office:value="1.75249609771283" calcext:value-type="float">
            <text:p>1.7524960977</text:p>
          </table:table-cell>
          <table:table-cell office:value-type="float" office:value="666.578125" calcext:value-type="float">
            <text:p>666.57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08663990596678" calcext:value-type="float">
            <text:p>2.086639906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5949661645671" calcext:value-type="float">
            <text:p>1.5949661646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68848689340836" calcext:value-type="float">
            <text:p>1.6884868934</text:p>
          </table:table-cell>
          <table:table-cell office:value-type="float" office:value="138.93359375" calcext:value-type="float">
            <text:p>138.93359375</text:p>
          </table:table-cell>
          <table:table-cell office:value-type="float" office:value="1.19568418511517" calcext:value-type="float">
            <text:p>1.1956841851</text:p>
          </table:table-cell>
          <table:table-cell office:value-type="float" office:value="67.7421875" calcext:value-type="float">
            <text:p>67.7421875</text:p>
          </table:table-cell>
          <table:table-cell office:value-type="float" office:value="1.77308025033155" calcext:value-type="float">
            <text:p>1.7730802503</text:p>
          </table:table-cell>
          <table:table-cell office:value-type="float" office:value="666.73828125" calcext:value-type="float">
            <text:p>666.7382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11029280217162" calcext:value-type="float">
            <text:p>2.1102928022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61125577603173" calcext:value-type="float">
            <text:p>1.611255776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0855153665803" calcext:value-type="float">
            <text:p>1.7085515367</text:p>
          </table:table-cell>
          <table:table-cell office:value-type="float" office:value="138.93359375" calcext:value-type="float">
            <text:p>138.93359375</text:p>
          </table:table-cell>
          <table:table-cell office:value-type="float" office:value="1.20896840155397" calcext:value-type="float">
            <text:p>1.2089684016</text:p>
          </table:table-cell>
          <table:table-cell office:value-type="float" office:value="68.515625" calcext:value-type="float">
            <text:p>68.515625</text:p>
          </table:table-cell>
          <table:table-cell office:value-type="float" office:value="1.78974658815331" calcext:value-type="float">
            <text:p>1.7897465882</text:p>
          </table:table-cell>
          <table:table-cell office:value-type="float" office:value="666.73828125" calcext:value-type="float">
            <text:p>666.7382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13716141038531" calcext:value-type="float">
            <text:p>2.1371614104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62757086469759" calcext:value-type="float">
            <text:p>1.6275708647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2616505971049" calcext:value-type="float">
            <text:p>1.7261650597</text:p>
          </table:table-cell>
          <table:table-cell office:value-type="float" office:value="139.19140625" calcext:value-type="float">
            <text:p>139.19140625</text:p>
          </table:table-cell>
          <table:table-cell office:value-type="float" office:value="1.22131863447434" calcext:value-type="float">
            <text:p>1.2213186345</text:p>
          </table:table-cell>
          <table:table-cell office:value-type="float" office:value="69.546875" calcext:value-type="float">
            <text:p>69.546875</text:p>
          </table:table-cell>
          <table:table-cell office:value-type="float" office:value="1.81031382271642" calcext:value-type="float">
            <text:p>1.8103138227</text:p>
          </table:table-cell>
          <table:table-cell office:value-type="float" office:value="666.73828125" calcext:value-type="float">
            <text:p>666.7382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15725530861372" calcext:value-type="float">
            <text:p>2.1572553086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64669270208444" calcext:value-type="float">
            <text:p>1.6466927021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4375137377808" calcext:value-type="float">
            <text:p>1.7437513738</text:p>
          </table:table-cell>
          <table:table-cell office:value-type="float" office:value="139.19140625" calcext:value-type="float">
            <text:p>139.19140625</text:p>
          </table:table-cell>
          <table:table-cell office:value-type="float" office:value="1.23589531141699" calcext:value-type="float">
            <text:p>1.2358953114</text:p>
          </table:table-cell>
          <table:table-cell office:value-type="float" office:value="70.3203125" calcext:value-type="float">
            <text:p>70.3203125</text:p>
          </table:table-cell>
          <table:table-cell office:value-type="float" office:value="1.82694485822501" calcext:value-type="float">
            <text:p>1.8269448582</text:p>
          </table:table-cell>
          <table:table-cell office:value-type="float" office:value="666.73828125" calcext:value-type="float">
            <text:p>666.7382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18314598496413" calcext:value-type="float">
            <text:p>2.183145985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66295074833884" calcext:value-type="float">
            <text:p>1.6629507483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6140558499958" calcext:value-type="float">
            <text:p>1.761405585</text:p>
          </table:table-cell>
          <table:table-cell office:value-type="float" office:value="139.19140625" calcext:value-type="float">
            <text:p>139.19140625</text:p>
          </table:table-cell>
          <table:table-cell office:value-type="float" office:value="1.25046798421193" calcext:value-type="float">
            <text:p>1.2504679842</text:p>
          </table:table-cell>
          <table:table-cell office:value-type="float" office:value="71.3515625" calcext:value-type="float">
            <text:p>71.3515625</text:p>
          </table:table-cell>
          <table:table-cell office:value-type="float" office:value="1.84357701598973" calcext:value-type="float">
            <text:p>1.843577016</text:p>
          </table:table-cell>
          <table:table-cell office:value-type="float" office:value="666.73828125" calcext:value-type="float">
            <text:p>666.7382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2037677684581" calcext:value-type="float">
            <text:p>2.2037677685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6792263774626" calcext:value-type="float">
            <text:p>1.6792263775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7890146066192" calcext:value-type="float">
            <text:p>1.7789014607</text:p>
          </table:table-cell>
          <table:table-cell office:value-type="float" office:value="139.19140625" calcext:value-type="float">
            <text:p>139.19140625</text:p>
          </table:table-cell>
          <table:table-cell office:value-type="float" office:value="1.26371999587173" calcext:value-type="float">
            <text:p>1.2637199959</text:p>
          </table:table-cell>
          <table:table-cell office:value-type="float" office:value="72.3828125" calcext:value-type="float">
            <text:p>72.3828125</text:p>
          </table:table-cell>
          <table:table-cell office:value-type="float" office:value="1.86835646433841" calcext:value-type="float">
            <text:p>1.8683564643</text:p>
          </table:table-cell>
          <table:table-cell office:value-type="float" office:value="666.73828125" calcext:value-type="float">
            <text:p>666.7382812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2208422129345" calcext:value-type="float">
            <text:p>2.2208422129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6954704837862" calcext:value-type="float">
            <text:p>1.6954704838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9881746455545" calcext:value-type="float">
            <text:p>1.7988174646</text:p>
          </table:table-cell>
          <table:table-cell office:value-type="float" office:value="139.19140625" calcext:value-type="float">
            <text:p>139.19140625</text:p>
          </table:table-cell>
          <table:table-cell office:value-type="float" office:value="1.27742099934581" calcext:value-type="float">
            <text:p>1.2774209993</text:p>
          </table:table-cell>
          <table:table-cell office:value-type="float" office:value="73.4140625" calcext:value-type="float">
            <text:p>73.4140625</text:p>
          </table:table-cell>
          <table:table-cell office:value-type="float" office:value="1.88982317833236" calcext:value-type="float">
            <text:p>1.8898231783</text:p>
          </table:table-cell>
          <table:table-cell office:value-type="float" office:value="553.24609375" calcext:value-type="float">
            <text:p>553.24609375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23879961579133" calcext:value-type="float">
            <text:p>2.2387996158</text:p>
          </table:table-cell>
          <table:table-cell office:value-type="float" office:value="294.24609375" calcext:value-type="float">
            <text:p>294.24609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71470771984268" calcext:value-type="float">
            <text:p>1.7147077198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1634726648607" calcext:value-type="float">
            <text:p>1.8163472665</text:p>
          </table:table-cell>
          <table:table-cell office:value-type="float" office:value="139.19140625" calcext:value-type="float">
            <text:p>139.19140625</text:p>
          </table:table-cell>
          <table:table-cell office:value-type="float" office:value="1.29255795058686" calcext:value-type="float">
            <text:p>1.2925579506</text:p>
          </table:table-cell>
          <table:table-cell office:value-type="float" office:value="74.1875" calcext:value-type="float">
            <text:p>74.187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float" office:value="2.25930406620373" calcext:value-type="float">
            <text:p>2.2593040662</text:p>
          </table:table-cell>
          <table:table-cell office:value-type="float" office:value="151.96484375" calcext:value-type="float">
            <text:p>151.964843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73391236505761" calcext:value-type="float">
            <text:p>1.7339123651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3385597295713" calcext:value-type="float">
            <text:p>1.833855973</text:p>
          </table:table-cell>
          <table:table-cell office:value-type="float" office:value="139.44921875" calcext:value-type="float">
            <text:p>139.44921875</text:p>
          </table:table-cell>
          <table:table-cell office:value-type="float" office:value="1.30570017359605" calcext:value-type="float">
            <text:p>1.3057001736</text:p>
          </table:table-cell>
          <table:table-cell office:value-type="float" office:value="75.4765625" calcext:value-type="float">
            <text:p>75.476562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 office:value-type="float" office:value="2.27612635431059" calcext:value-type="float">
            <text:p>2.2761263543</text:p>
          </table:table-cell>
          <table:table-cell office:value-type="float" office:value="151.98046875" calcext:value-type="float">
            <text:p>151.980468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75306771332492" calcext:value-type="float">
            <text:p>1.7530677133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5131642055039" calcext:value-type="float">
            <text:p>1.8513164206</text:p>
          </table:table-cell>
          <table:table-cell office:value-type="float" office:value="139.44921875" calcext:value-type="float">
            <text:p>139.44921875</text:p>
          </table:table-cell>
          <table:table-cell office:value-type="float" office:value="1.3202737424415" calcext:value-type="float">
            <text:p>1.3202737424</text:p>
          </table:table-cell>
          <table:table-cell office:value-type="float" office:value="76.25" calcext:value-type="float">
            <text:p>76.2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 office:value-type="float" office:value="2.29665562642364" calcext:value-type="float">
            <text:p>2.2966556264</text:p>
          </table:table-cell>
          <table:table-cell office:value-type="float" office:value="151.98046875" calcext:value-type="float">
            <text:p>151.980468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77231853358691" calcext:value-type="float">
            <text:p>1.7723185336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7129997130423" calcext:value-type="float">
            <text:p>1.8712999713</text:p>
          </table:table-cell>
          <table:table-cell office:value-type="float" office:value="139.44921875" calcext:value-type="float">
            <text:p>139.44921875</text:p>
          </table:table-cell>
          <table:table-cell office:value-type="float" office:value="1.33294116788103" calcext:value-type="float">
            <text:p>1.3329411679</text:p>
          </table:table-cell>
          <table:table-cell office:value-type="float" office:value="77.28125" calcext:value-type="float">
            <text:p>77.2812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 office:value-type="float" office:value="2.31336624030515" calcext:value-type="float">
            <text:p>2.3133662403</text:p>
          </table:table-cell>
          <table:table-cell office:value-type="float" office:value="151.98046875" calcext:value-type="float">
            <text:p>151.980468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7962069254429" calcext:value-type="float">
            <text:p>1.7962069254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9125947805664" calcext:value-type="float">
            <text:p>1.8912594781</text:p>
          </table:table-cell>
          <table:table-cell office:value-type="float" office:value="139.44921875" calcext:value-type="float">
            <text:p>139.44921875</text:p>
          </table:table-cell>
          <table:table-cell office:value-type="float" office:value="1.34705640938879" calcext:value-type="float">
            <text:p>1.3470564094</text:p>
          </table:table-cell>
          <table:table-cell office:value-type="float" office:value="78.3125" calcext:value-type="float">
            <text:p>78.312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 office:value-type="float" office:value="2.33001234446355" calcext:value-type="float">
            <text:p>2.3300123445</text:p>
          </table:table-cell>
          <table:table-cell office:value-type="float" office:value="151.98046875" calcext:value-type="float">
            <text:p>151.980468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815508897444" calcext:value-type="float">
            <text:p>1.8155088974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91226295089707" calcext:value-type="float">
            <text:p>1.9122629509</text:p>
          </table:table-cell>
          <table:table-cell office:value-type="float" office:value="139.44921875" calcext:value-type="float">
            <text:p>139.44921875</text:p>
          </table:table-cell>
          <table:table-cell office:value-type="float" office:value="1.36147883211047" calcext:value-type="float">
            <text:p>1.3614788321</text:p>
          </table:table-cell>
          <table:table-cell office:value-type="float" office:value="79.34375" calcext:value-type="float">
            <text:p>79.3437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 office:value-type="float" office:value="2.3500729570186" calcext:value-type="float">
            <text:p>2.350072957</text:p>
          </table:table-cell>
          <table:table-cell office:value-type="float" office:value="151.98046875" calcext:value-type="float">
            <text:p>151.9804687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83467343831065" calcext:value-type="float">
            <text:p>1.8346734383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92987676823414" calcext:value-type="float">
            <text:p>1.9298767682</text:p>
          </table:table-cell>
          <table:table-cell office:value-type="float" office:value="156.46484375" calcext:value-type="float">
            <text:p>156.46484375</text:p>
          </table:table-cell>
          <table:table-cell office:value-type="float" office:value="1.37541217536557" calcext:value-type="float">
            <text:p>1.3754121754</text:p>
          </table:table-cell>
          <table:table-cell office:value-type="float" office:value="10.04296875" calcext:value-type="float">
            <text:p>10.0429687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85383404975436" calcext:value-type="float">
            <text:p>1.8538340498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95009089856946" calcext:value-type="float">
            <text:p>1.9500908986</text:p>
          </table:table-cell>
          <table:table-cell office:value-type="float" office:value="156.46484375" calcext:value-type="float">
            <text:p>156.46484375</text:p>
          </table:table-cell>
          <table:table-cell office:value-type="float" office:value="1.38932605073785" calcext:value-type="float">
            <text:p>1.3893260507</text:p>
          </table:table-cell>
          <table:table-cell office:value-type="float" office:value="24.48046875" calcext:value-type="float">
            <text:p>24.4804687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7310411207157" calcext:value-type="float">
            <text:p>1.8731041121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97015972635632" calcext:value-type="float">
            <text:p>1.9701597264</text:p>
          </table:table-cell>
          <table:table-cell office:value-type="float" office:value="156.46484375" calcext:value-type="float">
            <text:p>156.46484375</text:p>
          </table:table-cell>
          <table:table-cell office:value-type="float" office:value="1.40322033654915" calcext:value-type="float">
            <text:p>1.4032203365</text:p>
          </table:table-cell>
          <table:table-cell office:value-type="float" office:value="39.17578125" calcext:value-type="float">
            <text:p>39.1757812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229491948608" calcext:value-type="float">
            <text:p>1.8922949195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99035696190746" calcext:value-type="float">
            <text:p>1.9903569619</text:p>
          </table:table-cell>
          <table:table-cell office:value-type="float" office:value="156.46484375" calcext:value-type="float">
            <text:p>156.46484375</text:p>
          </table:table-cell>
          <table:table-cell office:value-type="float" office:value="1.41816538072827" calcext:value-type="float">
            <text:p>1.4181653807</text:p>
          </table:table-cell>
          <table:table-cell office:value-type="float" office:value="53.87109375" calcext:value-type="float">
            <text:p>53.8710937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151882320096" calcext:value-type="float">
            <text:p>1.9115188232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00896640861175" calcext:value-type="float">
            <text:p>2.0089664086</text:p>
          </table:table-cell>
          <table:table-cell office:value-type="float" office:value="156.72265625" calcext:value-type="float">
            <text:p>156.72265625</text:p>
          </table:table-cell>
          <table:table-cell office:value-type="float" office:value="1.43304855561513" calcext:value-type="float">
            <text:p>1.4330485556</text:p>
          </table:table-cell>
          <table:table-cell office:value-type="float" office:value="60.05859375" calcext:value-type="float">
            <text:p>60.05859375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3082565418451" calcext:value-type="float">
            <text:p>1.9308256542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02652526972303" calcext:value-type="float">
            <text:p>2.0265252697</text:p>
          </table:table-cell>
          <table:table-cell office:value-type="float" office:value="156.72265625" calcext:value-type="float">
            <text:p>156.72265625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5000852312607" calcext:value-type="float">
            <text:p>1.9500085231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04497824435419" calcext:value-type="float">
            <text:p>2.0449782444</text:p>
          </table:table-cell>
          <table:table-cell office:value-type="float" office:value="156.72265625" calcext:value-type="float">
            <text:p>156.722656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6921522046915" calcext:value-type="float">
            <text:p>1.9692152205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06475926654513" calcext:value-type="float">
            <text:p>2.0647592665</text:p>
          </table:table-cell>
          <table:table-cell office:value-type="float" office:value="156.72265625" calcext:value-type="float">
            <text:p>156.722656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884507540642" calcext:value-type="float">
            <text:p>1.9884507541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08471042415854" calcext:value-type="float">
            <text:p>2.0847104242</text:p>
          </table:table-cell>
          <table:table-cell office:value-type="float" office:value="156.72265625" calcext:value-type="float">
            <text:p>156.722656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0776550707597" calcext:value-type="float">
            <text:p>2.0077655071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10464404715609" calcext:value-type="float">
            <text:p>2.1046440472</text:p>
          </table:table-cell>
          <table:table-cell office:value-type="float" office:value="156.72265625" calcext:value-type="float">
            <text:p>156.722656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2697139689667" calcext:value-type="float">
            <text:p>2.0269713969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12472353374144" calcext:value-type="float">
            <text:p>2.1247235337</text:p>
          </table:table-cell>
          <table:table-cell office:value-type="float" office:value="156.98046875" calcext:value-type="float">
            <text:p>156.9804687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4617493598769" calcext:value-type="float">
            <text:p>2.046174936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14581582642181" calcext:value-type="float">
            <text:p>2.1458158264</text:p>
          </table:table-cell>
          <table:table-cell office:value-type="float" office:value="156.98046875" calcext:value-type="float">
            <text:p>156.9804687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6547214940568" calcext:value-type="float">
            <text:p>2.0654721494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16340282683704" calcext:value-type="float">
            <text:p>2.1634028268</text:p>
          </table:table-cell>
          <table:table-cell office:value-type="float" office:value="156.98046875" calcext:value-type="float">
            <text:p>156.9804687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19331468927" calcext:value-type="float">
            <text:p>2.0819331469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18096354383993" calcext:value-type="float">
            <text:p>2.1809635438</text:p>
          </table:table-cell>
          <table:table-cell office:value-type="float" office:value="156.98046875" calcext:value-type="float">
            <text:p>156.9804687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9819070153647" calcext:value-type="float">
            <text:p>2.0981907015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1985620754651" calcext:value-type="float">
            <text:p>2.1985620755</text:p>
          </table:table-cell>
          <table:table-cell office:value-type="float" office:value="156.98046875" calcext:value-type="float">
            <text:p>156.9804687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1892901437168" calcext:value-type="float">
            <text:p>2.1189290144</text:p>
          </table:table-cell>
          <table:table-cell office:value-type="float" office:value="187.20703125" calcext:value-type="float">
            <text:p>187.20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21848885397236" calcext:value-type="float">
            <text:p>2.218488854</text:p>
          </table:table-cell>
          <table:table-cell office:value-type="float" office:value="156.98046875" calcext:value-type="float">
            <text:p>156.9804687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3497484409113" calcext:value-type="float">
            <text:p>2.1349748441</text:p>
          </table:table-cell>
          <table:table-cell office:value-type="float" office:value="89.99609375" calcext:value-type="float">
            <text:p>89.9960937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23842184473266" calcext:value-type="float">
            <text:p>2.2384218447</text:p>
          </table:table-cell>
          <table:table-cell office:value-type="float" office:value="157.23828125" calcext:value-type="float">
            <text:p>157.238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5425169461629" calcext:value-type="float">
            <text:p>2.1542516946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25665426159707" calcext:value-type="float">
            <text:p>2.2566542616</text:p>
          </table:table-cell>
          <table:table-cell office:value-type="float" office:value="157.23828125" calcext:value-type="float">
            <text:p>157.238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733576282264" calcext:value-type="float">
            <text:p>2.1733576282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27447231909428" calcext:value-type="float">
            <text:p>2.2744723191</text:p>
          </table:table-cell>
          <table:table-cell office:value-type="float" office:value="157.23828125" calcext:value-type="float">
            <text:p>157.238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8940777079045" calcext:value-type="float">
            <text:p>2.1894077708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29431889270604" calcext:value-type="float">
            <text:p>2.2943188927</text:p>
          </table:table-cell>
          <table:table-cell office:value-type="float" office:value="157.23828125" calcext:value-type="float">
            <text:p>157.238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0962788188804" calcext:value-type="float">
            <text:p>2.2096278819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311901238678" calcext:value-type="float">
            <text:p>2.3119012387</text:p>
          </table:table-cell>
          <table:table-cell office:value-type="float" office:value="157.23828125" calcext:value-type="float">
            <text:p>157.238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2664428859343" calcext:value-type="float">
            <text:p>2.2266442886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3294113662589" calcext:value-type="float">
            <text:p>2.3294113663</text:p>
          </table:table-cell>
          <table:table-cell office:value-type="float" office:value="157.23828125" calcext:value-type="float">
            <text:p>157.238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4579953213382" calcext:value-type="float">
            <text:p>2.2457995321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3500246404981" calcext:value-type="float">
            <text:p>2.3500246405</text:p>
          </table:table-cell>
          <table:table-cell office:value-type="float" office:value="157.49609375" calcext:value-type="float">
            <text:p>157.4960937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6194032838914" calcext:value-type="float">
            <text:p>2.2619403284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37032653884322" calcext:value-type="float">
            <text:p>2.3703265388</text:p>
          </table:table-cell>
          <table:table-cell office:value-type="float" office:value="185.85546875" calcext:value-type="float">
            <text:p>185.8554687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8101313540597" calcext:value-type="float">
            <text:p>2.2810131354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39043762305127" calcext:value-type="float">
            <text:p>2.3904376231</text:p>
          </table:table-cell>
          <table:table-cell office:value-type="float" office:value="210.86328125" calcext:value-type="float">
            <text:p>210.863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9696168421137" calcext:value-type="float">
            <text:p>2.2969616842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41182879022589" calcext:value-type="float">
            <text:p>2.4118287902</text:p>
          </table:table-cell>
          <table:table-cell office:value-type="float" office:value="210.86328125" calcext:value-type="float">
            <text:p>210.863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1311336427582" calcext:value-type="float">
            <text:p>2.3131133643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43325468013585" calcext:value-type="float">
            <text:p>2.4332546801</text:p>
          </table:table-cell>
          <table:table-cell office:value-type="float" office:value="210.86328125" calcext:value-type="float">
            <text:p>210.863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3213228280567" calcext:value-type="float">
            <text:p>2.3321322828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45117983159757" calcext:value-type="float">
            <text:p>2.4511798316</text:p>
          </table:table-cell>
          <table:table-cell office:value-type="float" office:value="210.86328125" calcext:value-type="float">
            <text:p>210.863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4818848914441" calcext:value-type="float">
            <text:p>2.3481884891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46916723564465" calcext:value-type="float">
            <text:p>2.4691672356</text:p>
          </table:table-cell>
          <table:table-cell office:value-type="float" office:value="210.86328125" calcext:value-type="float">
            <text:p>210.86328125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6728975505013" calcext:value-type="float">
            <text:p>2.3672897551</text:p>
          </table:table-cell>
          <table:table-cell office:value-type="float" office:value="61.95703125" calcext:value-type="float">
            <text:p>61.9570312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8325706728281" calcext:value-type="float">
            <text:p>2.3832570673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9927313378729" calcext:value-type="float">
            <text:p>2.3992731338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41535686512785" calcext:value-type="float">
            <text:p>2.4153568651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43443703505236" calcext:value-type="float">
            <text:p>2.4344370351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45354996286219" calcext:value-type="float">
            <text:p>2.4535499629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47267239745209" calcext:value-type="float">
            <text:p>2.4726723975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49174204362034" calcext:value-type="float">
            <text:p>2.4917420436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510840335628" calcext:value-type="float">
            <text:p>2.5108403356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52990093806491" calcext:value-type="float">
            <text:p>2.5299009381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54899292049256" calcext:value-type="float">
            <text:p>2.5489929205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56824486072664" calcext:value-type="float">
            <text:p>2.5682448607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58759584578753" calcext:value-type="float">
            <text:p>2.5875958458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60670233765265" calcext:value-type="float">
            <text:p>2.6067023377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62588093442866" calcext:value-type="float">
            <text:p>2.6258809344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64497664807708" calcext:value-type="float">
            <text:p>2.6449766481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66409955004328" calcext:value-type="float">
            <text:p>2.66409955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68325208799423" calcext:value-type="float">
            <text:p>2.683252088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70244089434578" calcext:value-type="float">
            <text:p>2.7024408943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72165830499218" calcext:value-type="float">
            <text:p>2.721658305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74064824792268" calcext:value-type="float">
            <text:p>2.7406482479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75989506346221" calcext:value-type="float">
            <text:p>2.7598950635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77896072135273" calcext:value-type="float">
            <text:p>2.7789607214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79809950459238" calcext:value-type="float">
            <text:p>2.7980995046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81724841518396" calcext:value-type="float">
            <text:p>2.8172484152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83639029868637" calcext:value-type="float">
            <text:p>2.8363902987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85559104736781" calcext:value-type="float">
            <text:p>2.8555910474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87474636101465" calcext:value-type="float">
            <text:p>2.874746361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89391636585641" calcext:value-type="float">
            <text:p>2.8939163659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91300406313583" calcext:value-type="float">
            <text:p>2.9130040631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93216800939597" calcext:value-type="float">
            <text:p>2.9321680094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95128678373706" calcext:value-type="float">
            <text:p>2.9512867837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97048562656182" calcext:value-type="float">
            <text:p>2.9704856266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99013730941466" calcext:value-type="float">
            <text:p>2.9901373094</text:p>
          </table:table-cell>
          <table:table-cell office:value-type="float" office:value="61.95703125" calcext:value-type="float">
            <text:p>61.95703125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27" office:value-type="string" calcext:value-type="string">
            <text:p><text:s/></text:p>
          </table:table-cell>
        </table:table-row>
        <table:table-row table:style-name="ro2">
          <table:table-cell/>
          <table:table-cell table:number-columns-repeated="27" office:value-type="string" calcext:value-type="string">
            <text:p><text:s/></text:p>
          </table:table-cell>
        </table:table-row>
        <table:table-row table:style-name="ro2" table:number-rows-repeated="1048405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00:00:03.243997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8T02:44:04.277763517</dc:date>
    <dc:creator>John Cupitt</dc:creator>
    <meta:generator>LibreOffice/4.1.2.3$Linux_X86_64 LibreOffice_project/410m0$Build-3</meta:generator>
    <meta:editing-duration>P0D</meta:editing-duration>
    <meta:editing-cycles>2</meta:editing-cycles>
    <meta:document-statistic meta:table-count="1" meta:cell-count="46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04c19" draw:fill-color="#804c19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6633" draw:fill-color="#ff6633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423cm" svg:height="18.328cm" xlink:href=".." xlink:type="simple" chart:class="chart:scatter" chart:style-name="ch1">
        <chart:title svg:x="10.111cm" svg:y="0.502cm" chart:style-name="ch2">
          <text:p>Memory vs. time for various image processing systems</text:p>
        </chart:title>
        <chart:legend chart:legend-position="end" svg:x="28.465cm" svg:y="6.624cm" style:legend-expansion="high" chart:style-name="ch3"/>
        <chart:plot-area chart:style-name="ch4" table:cell-range-address="Sheet1.U2:Sheet1.V170 Sheet1.V1:Sheet1.V1 Sheet1.J1:Sheet1.J170 Sheet1.L1:Sheet1.L170 Sheet1.P1:Sheet1.P170 Sheet1.D1:Sheet1.D170 Sheet1.H1:Sheet1.H170 Sheet1.R1:Sheet1.R170 Sheet1.B1:Sheet1.B170 Sheet1.N1:Sheet1.N170 Sheet1.F1:Sheet1.F170" chart:data-source-has-labels="row" svg:x="1.639cm" svg:y="2.405cm" svg:width="25.57cm" svg:height="14.576cm">
          <chartooo:coordinate-region svg:x="2.446cm" svg:y="2.604cm" svg:width="24.523cm" svg:height="13.73cm"/>
          <chart:axis chart:dimension="x" chart:name="primary-x" chart:style-name="ch5">
            <chart:title svg:x="13.785cm" svg:y="17.347cm" chart:style-name="ch6">
              <text:p>Time (s)</text:p>
            </chart:title>
          </chart:axis>
          <chart:axis chart:dimension="y" chart:name="primary-y" chart:style-name="ch5">
            <chart:title svg:x="0.451cm" svg:y="10.451cm" chart:style-name="ch7">
              <text:p>Size (MB)</text:p>
            </chart:title>
            <chart:grid chart:style-name="ch8" chart:class="major"/>
          </chart:axis>
          <chart:series chart:style-name="ch9" chart:values-cell-range-address="Sheet1.V2:Sheet1.V170" chart:label-cell-address="Sheet1.V1:Sheet1.V1" chart:class="chart:scatter">
            <chart:domain table:cell-range-address="Sheet1.U2:Sheet1.U170"/>
            <chart:data-point chart:repeated="169"/>
          </chart:series>
          <chart:series chart:style-name="ch10" chart:values-cell-range-address="Sheet1.J2:Sheet1.J170" chart:label-cell-address="Sheet1.J1:Sheet1.J1" chart:class="chart:scatter">
            <chart:domain table:cell-range-address="Sheet1.I2:Sheet1.I170"/>
            <chart:data-point chart:repeated="169"/>
          </chart:series>
          <chart:series chart:style-name="ch11" chart:values-cell-range-address="Sheet1.L2:Sheet1.L170" chart:label-cell-address="Sheet1.L1:Sheet1.L1" chart:class="chart:scatter">
            <chart:domain table:cell-range-address="Sheet1.K2:Sheet1.K170"/>
            <chart:data-point chart:repeated="169"/>
          </chart:series>
          <chart:series chart:style-name="ch12" chart:values-cell-range-address="Sheet1.P2:Sheet1.P170" chart:label-cell-address="Sheet1.P1:Sheet1.P1" chart:class="chart:scatter">
            <chart:domain table:cell-range-address="Sheet1.O2:Sheet1.O170"/>
            <chart:data-point chart:repeated="169"/>
          </chart:series>
          <chart:series chart:style-name="ch13" chart:values-cell-range-address="Sheet1.D2:Sheet1.D170" chart:label-cell-address="Sheet1.D1:Sheet1.D1" chart:class="chart:scatter">
            <chart:domain table:cell-range-address="Sheet1.C2:Sheet1.C170"/>
            <chart:data-point chart:repeated="169"/>
          </chart:series>
          <chart:series chart:style-name="ch14" chart:values-cell-range-address="Sheet1.H2:Sheet1.H170" chart:label-cell-address="Sheet1.H1:Sheet1.H1" chart:class="chart:scatter">
            <chart:domain table:cell-range-address="Sheet1.G2:Sheet1.G170"/>
            <chart:data-point chart:repeated="169"/>
          </chart:series>
          <chart:series chart:style-name="ch15" chart:values-cell-range-address="Sheet1.R2:Sheet1.R170" chart:label-cell-address="Sheet1.R1:Sheet1.R1" chart:class="chart:scatter">
            <chart:domain table:cell-range-address="Sheet1.Q2:Sheet1.Q170"/>
            <chart:data-point chart:repeated="169"/>
          </chart:series>
          <chart:series chart:style-name="ch16" chart:values-cell-range-address="Sheet1.B2:Sheet1.B170" chart:label-cell-address="Sheet1.B1:Sheet1.B1" chart:class="chart:scatter">
            <chart:domain table:cell-range-address="Sheet1.A2:Sheet1.A170"/>
            <chart:data-point chart:repeated="169"/>
          </chart:series>
          <chart:series chart:style-name="ch17" chart:values-cell-range-address="Sheet1.N2:Sheet1.N170" chart:label-cell-address="Sheet1.N1:Sheet1.N1" chart:class="chart:scatter">
            <chart:domain table:cell-range-address="Sheet1.M2:Sheet1.M170"/>
            <chart:data-point chart:repeated="169"/>
          </chart:series>
          <chart:series chart:style-name="ch18" chart:values-cell-range-address="Sheet1.F2:Sheet1.F170" chart:label-cell-address="Sheet1.F1:Sheet1.F1" chart:class="chart:scatter">
            <chart:domain table:cell-range-address="Sheet1.E2:Sheet1.E170"/>
            <chart:data-point chart:repeated="16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 vips-cc</text:p>
                <draw:g>
                  <svg:desc>Sheet1.V1:Sheet1.V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 nip2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 opencv</text:p>
                <draw:g>
                  <svg:desc>Sheet1.L1:Sheet1.L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 pnm</text:p>
                <draw:g>
                  <svg:desc>Sheet1.P1:Sheet1.P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 econvert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 gm</text:p>
                <draw:g>
                  <svg:desc>Sheet1.H1:Sheet1.H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 rmagick</text:p>
                <draw:g>
                  <svg:desc>Sheet1.R1:Sheet1.R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convert</text:p>
                <draw:g>
                  <svg:desc>Sheet1.B1:Sheet1.B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 pil</text:p>
                <draw:g>
                  <svg:desc>Sheet1.N1:Sheet1.N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 freeimag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2:Sheet1.U170</svg:desc>
                </draw:g>
              </table:table-cell>
              <table:table-cell office:value-type="float" office:value="0">
                <text:p>0</text:p>
                <draw:g>
                  <svg:desc>Sheet1.V2:Sheet1.V170</svg:desc>
                </draw:g>
              </table:table-cell>
              <table:table-cell office:value-type="float" office:value="0">
                <text:p>0</text:p>
                <draw:g>
                  <svg:desc>Sheet1.I2:Sheet1.I170</svg:desc>
                </draw:g>
              </table:table-cell>
              <table:table-cell office:value-type="float" office:value="0">
                <text:p>0</text:p>
                <draw:g>
                  <svg:desc>Sheet1.J2:Sheet1.J170</svg:desc>
                </draw:g>
              </table:table-cell>
              <table:table-cell office:value-type="float" office:value="0">
                <text:p>0</text:p>
                <draw:g>
                  <svg:desc>Sheet1.K2:Sheet1.K170</svg:desc>
                </draw:g>
              </table:table-cell>
              <table:table-cell office:value-type="float" office:value="0">
                <text:p>0</text:p>
                <draw:g>
                  <svg:desc>Sheet1.L2:Sheet1.L170</svg:desc>
                </draw:g>
              </table:table-cell>
              <table:table-cell office:value-type="float" office:value="0">
                <text:p>0</text:p>
                <draw:g>
                  <svg:desc>Sheet1.O2:Sheet1.O170</svg:desc>
                </draw:g>
              </table:table-cell>
              <table:table-cell office:value-type="float" office:value="0">
                <text:p>0</text:p>
                <draw:g>
                  <svg:desc>Sheet1.P2:Sheet1.P170</svg:desc>
                </draw:g>
              </table:table-cell>
              <table:table-cell office:value-type="float" office:value="0">
                <text:p>0</text:p>
                <draw:g>
                  <svg:desc>Sheet1.C2:Sheet1.C170</svg:desc>
                </draw:g>
              </table:table-cell>
              <table:table-cell office:value-type="float" office:value="0">
                <text:p>0</text:p>
                <draw:g>
                  <svg:desc>Sheet1.D2:Sheet1.D170</svg:desc>
                </draw:g>
              </table:table-cell>
              <table:table-cell office:value-type="float" office:value="0">
                <text:p>0</text:p>
                <draw:g>
                  <svg:desc>Sheet1.G2:Sheet1.G170</svg:desc>
                </draw:g>
              </table:table-cell>
              <table:table-cell office:value-type="float" office:value="0">
                <text:p>0</text:p>
                <draw:g>
                  <svg:desc>Sheet1.H2:Sheet1.H170</svg:desc>
                </draw:g>
              </table:table-cell>
              <table:table-cell office:value-type="float" office:value="0">
                <text:p>0</text:p>
                <draw:g>
                  <svg:desc>Sheet1.Q2:Sheet1.Q170</svg:desc>
                </draw:g>
              </table:table-cell>
              <table:table-cell office:value-type="float" office:value="0">
                <text:p>0</text:p>
                <draw:g>
                  <svg:desc>Sheet1.R2:Sheet1.R170</svg:desc>
                </draw:g>
              </table:table-cell>
              <table:table-cell office:value-type="float" office:value="0">
                <text:p>0</text:p>
                <draw:g>
                  <svg:desc>Sheet1.A2:Sheet1.A170</svg:desc>
                </draw:g>
              </table:table-cell>
              <table:table-cell office:value-type="float" office:value="0">
                <text:p>0</text:p>
                <draw:g>
                  <svg:desc>Sheet1.B2:Sheet1.B170</svg:desc>
                </draw:g>
              </table:table-cell>
              <table:table-cell office:value-type="float" office:value="0">
                <text:p>0</text:p>
                <draw:g>
                  <svg:desc>Sheet1.M2:Sheet1.M170</svg:desc>
                </draw:g>
              </table:table-cell>
              <table:table-cell office:value-type="float" office:value="0">
                <text:p>0</text:p>
                <draw:g>
                  <svg:desc>Sheet1.N2:Sheet1.N170</svg:desc>
                </draw:g>
              </table:table-cell>
              <table:table-cell office:value-type="float" office:value="0">
                <text:p>0</text:p>
                <draw:g>
                  <svg:desc>Sheet1.E2:Sheet1.E170</svg:desc>
                </draw:g>
              </table:table-cell>
              <table:table-cell office:value-type="float" office:value="0">
                <text:p>0</text:p>
                <draw:g>
                  <svg:desc>Sheet1.F2:Sheet1.F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654420623411464">
                <text:p>0.00000654420623411464</text:p>
              </table:table-cell>
              <table:table-cell office:value-type="float" office:value="10.8828125">
                <text:p>10.8828125</text:p>
              </table:table-cell>
              <table:table-cell office:value-type="float" office:value="0.00000864250682215303">
                <text:p>0.00000864250682215303</text:p>
              </table:table-cell>
              <table:table-cell office:value-type="float" office:value="12.2578125">
                <text:p>12.2578125</text:p>
              </table:table-cell>
              <table:table-cell office:value-type="float" office:value="0.0000091904325283417">
                <text:p>0.0000091904325283417</text:p>
              </table:table-cell>
              <table:table-cell office:value-type="float" office:value="9.91015625">
                <text:p>9.91015625</text:p>
              </table:table-cell>
              <table:table-cell office:value-type="float" office:value="0.0000049913008321741">
                <text:p>0.0000049913008321741</text:p>
              </table:table-cell>
              <table:table-cell office:value-type="float" office:value="4.171875">
                <text:p>4.171875</text:p>
              </table:table-cell>
              <table:table-cell office:value-type="float" office:value="0.0000104256422575338">
                <text:p>0.0000104256422575338</text:p>
              </table:table-cell>
              <table:table-cell office:value-type="float" office:value="3.90625">
                <text:p>3.90625</text:p>
              </table:table-cell>
              <table:table-cell office:value-type="float" office:value="0.0000131960559138232">
                <text:p>0.0000131960559138232</text:p>
              </table:table-cell>
              <table:table-cell office:value-type="float" office:value="5.5625">
                <text:p>5.5625</text:p>
              </table:table-cell>
              <table:table-cell office:value-type="float" office:value="0.00000706684513453703">
                <text:p>0.00000706684513453703</text:p>
              </table:table-cell>
              <table:table-cell office:value-type="float" office:value="5.31640625">
                <text:p>5.31640625</text:p>
              </table:table-cell>
              <table:table-cell office:value-type="float" office:value="0.0000105450455984082">
                <text:p>0.0000105450455984082</text:p>
              </table:table-cell>
              <table:table-cell office:value-type="float" office:value="3.40234375">
                <text:p>3.40234375</text:p>
              </table:table-cell>
              <table:table-cell office:value-type="float" office:value="0.00000931363305584547">
                <text:p>0.00000931363305584547</text:p>
              </table:table-cell>
              <table:table-cell office:value-type="float" office:value="8.97265625">
                <text:p>8.97265625</text:p>
              </table:table-cell>
              <table:table-cell office:value-type="float" office:value="0.00000892948379635375">
                <text:p>0.00000892948379635375</text:p>
              </table:table-cell>
              <table:table-cell office:value-type="float" office:value="22.0703125">
                <text:p>22.070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3926701138988">
                <text:p>0.00663926701138988</text:p>
              </table:table-cell>
              <table:table-cell office:value-type="float" office:value="17.71875">
                <text:p>17.71875</text:p>
              </table:table-cell>
              <table:table-cell office:value-type="float" office:value="0.0148424865716359">
                <text:p>0.0148424865716359</text:p>
              </table:table-cell>
              <table:table-cell office:value-type="float" office:value="19.4609375">
                <text:p>19.4609375</text:p>
              </table:table-cell>
              <table:table-cell office:value-type="float" office:value="0.0176271996564329">
                <text:p>0.0176271996564329</text:p>
              </table:table-cell>
              <table:table-cell office:value-type="float" office:value="35.74609375">
                <text:p>35.74609375</text:p>
              </table:table-cell>
              <table:table-cell office:value-type="float" office:value="0.0145616687206668">
                <text:p>0.0145616687206668</text:p>
              </table:table-cell>
              <table:table-cell office:value-type="float" office:value="10.40625">
                <text:p>10.40625</text:p>
              </table:table-cell>
              <table:table-cell office:value-type="float" office:value="0.0171339580987608">
                <text:p>0.0171339580987608</text:p>
              </table:table-cell>
              <table:table-cell office:value-type="float" office:value="13.57421875">
                <text:p>13.57421875</text:p>
              </table:table-cell>
              <table:table-cell office:value-type="float" office:value="0.016765028278478">
                <text:p>0.016765028278478</text:p>
              </table:table-cell>
              <table:table-cell office:value-type="float" office:value="29.87109375">
                <text:p>29.87109375</text:p>
              </table:table-cell>
              <table:table-cell office:value-type="float" office:value="0.00830927309918106">
                <text:p>0.00830927309918106</text:p>
              </table:table-cell>
              <table:table-cell office:value-type="float" office:value="10.171875">
                <text:p>10.171875</text:p>
              </table:table-cell>
              <table:table-cell office:value-type="float" office:value="0.0169616421928529">
                <text:p>0.0169616421928529</text:p>
              </table:table-cell>
              <table:table-cell office:value-type="float" office:value="5.44140625">
                <text:p>5.44140625</text:p>
              </table:table-cell>
              <table:table-cell office:value-type="float" office:value="0.0181679523980016">
                <text:p>0.0181679523980016</text:p>
              </table:table-cell>
              <table:table-cell office:value-type="float" office:value="13.8671875">
                <text:p>13.8671875</text:p>
              </table:table-cell>
              <table:table-cell office:value-type="float" office:value="0.0170920628106082">
                <text:p>0.0170920628106082</text:p>
              </table:table-cell>
              <table:table-cell office:value-type="float" office:value="79.55078125">
                <text:p>79.550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2735758416126">
                <text:p>0.0132735758416126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0298678580563089">
                <text:p>0.0298678580563089</text:p>
              </table:table-cell>
              <table:table-cell office:value-type="float" office:value="21.7890625">
                <text:p>21.7890625</text:p>
              </table:table-cell>
              <table:table-cell office:value-type="float" office:value="0.0350202101888233">
                <text:p>0.0350202101888233</text:p>
              </table:table-cell>
              <table:table-cell office:value-type="float" office:value="63.33203125">
                <text:p>63.33203125</text:p>
              </table:table-cell>
              <table:table-cell office:value-type="float" office:value="0.0293551025270055">
                <text:p>0.0293551025270055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0376030474087139">
                <text:p>0.0376030474087139</text:p>
              </table:table-cell>
              <table:table-cell office:value-type="float" office:value="34.94921875">
                <text:p>34.94921875</text:p>
              </table:table-cell>
              <table:table-cell office:value-type="float" office:value="0.0334607450383401">
                <text:p>0.0334607450383401</text:p>
              </table:table-cell>
              <table:table-cell office:value-type="float" office:value="48.17578125">
                <text:p>48.17578125</text:p>
              </table:table-cell>
              <table:table-cell office:value-type="float" office:value="0.025157673488356">
                <text:p>0.025157673488356</text:p>
              </table:table-cell>
              <table:table-cell office:value-type="float" office:value="11.8515625">
                <text:p>11.8515625</text:p>
              </table:table-cell>
              <table:table-cell office:value-type="float" office:value="0.0337285962161277">
                <text:p>0.0337285962161277</text:p>
              </table:table-cell>
              <table:table-cell office:value-type="float" office:value="40.52734375">
                <text:p>40.52734375</text:p>
              </table:table-cell>
              <table:table-cell office:value-type="float" office:value="0.0362173859437194">
                <text:p>0.0362173859437194</text:p>
              </table:table-cell>
              <table:table-cell office:value-type="float" office:value="45.83203125">
                <text:p>45.83203125</text:p>
              </table:table-cell>
              <table:table-cell office:value-type="float" office:value="0.0358413978271809">
                <text:p>0.0358413978271809</text:p>
              </table:table-cell>
              <table:table-cell office:value-type="float" office:value="79.80859375">
                <text:p>79.80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9140084534127">
                <text:p>0.0199140084534127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0443309402136685">
                <text:p>0.0443309402136685</text:p>
              </table:table-cell>
              <table:table-cell office:value-type="float" office:value="23.109375">
                <text:p>23.109375</text:p>
              </table:table-cell>
              <table:table-cell office:value-type="float" office:value="0.0523950913701572">
                <text:p>0.0523950913701572</text:p>
              </table:table-cell>
              <table:table-cell office:value-type="float" office:value="90.14453125">
                <text:p>90.14453125</text:p>
              </table:table-cell>
              <table:table-cell office:value-type="float" office:value="0.0441114563157606">
                <text:p>0.0441114563157606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0543857592353402">
                <text:p>0.0543857592353402</text:p>
              </table:table-cell>
              <table:table-cell office:value-type="float" office:value="51.07421875">
                <text:p>51.07421875</text:p>
              </table:table-cell>
              <table:table-cell office:value-type="float" office:value="0.0502003071824671">
                <text:p>0.0502003071824671</text:p>
              </table:table-cell>
              <table:table-cell office:value-type="float" office:value="65.96484375">
                <text:p>65.96484375</text:p>
              </table:table-cell>
              <table:table-cell office:value-type="float" office:value="0.0450532785293369">
                <text:p>0.0450532785293369</text:p>
              </table:table-cell>
              <table:table-cell office:value-type="float" office:value="20.3671875">
                <text:p>20.3671875</text:p>
              </table:table-cell>
              <table:table-cell office:value-type="float" office:value="0.0505024962842774">
                <text:p>0.0505024962842774</text:p>
              </table:table-cell>
              <table:table-cell office:value-type="float" office:value="66.05078125">
                <text:p>66.05078125</text:p>
              </table:table-cell>
              <table:table-cell office:value-type="float" office:value="0.0543347755002722">
                <text:p>0.0543347755002722</text:p>
              </table:table-cell>
              <table:table-cell office:value-type="float" office:value="63.36328125">
                <text:p>63.36328125</text:p>
              </table:table-cell>
              <table:table-cell office:value-type="float" office:value="0.0528177720217534">
                <text:p>0.0528177720217534</text:p>
              </table:table-cell>
              <table:table-cell office:value-type="float" office:value="79.80859375">
                <text:p>79.80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6007247558038">
                <text:p>0.0276007247558038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0620421052093228">
                <text:p>0.0620421052093228</text:p>
              </table:table-cell>
              <table:table-cell office:value-type="float" office:value="24.3984375">
                <text:p>24.3984375</text:p>
              </table:table-cell>
              <table:table-cell office:value-type="float" office:value="0.0698442403821963">
                <text:p>0.0698442403821963</text:p>
              </table:table-cell>
              <table:table-cell office:value-type="float" office:value="117.21484375">
                <text:p>117.21484375</text:p>
              </table:table-cell>
              <table:table-cell office:value-type="float" office:value="0.0560084786213806">
                <text:p>0.0560084786213806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0739891343628681">
                <text:p>0.0739891343628681</text:p>
              </table:table-cell>
              <table:table-cell office:value-type="float" office:value="94.64453125">
                <text:p>94.64453125</text:p>
              </table:table-cell>
              <table:table-cell office:value-type="float" office:value="0.0669262260656489">
                <text:p>0.0669262260656489</text:p>
              </table:table-cell>
              <table:table-cell office:value-type="float" office:value="83.75390625">
                <text:p>83.75390625</text:p>
              </table:table-cell>
              <table:table-cell office:value-type="float" office:value="0.0618400931183517">
                <text:p>0.0618400931183517</text:p>
              </table:table-cell>
              <table:table-cell office:value-type="float" office:value="50.53125">
                <text:p>50.53125</text:p>
              </table:table-cell>
              <table:table-cell office:value-type="float" office:value="0.0672181908479708">
                <text:p>0.0672181908479708</text:p>
              </table:table-cell>
              <table:table-cell office:value-type="float" office:value="91.57421875">
                <text:p>91.57421875</text:p>
              </table:table-cell>
              <table:table-cell office:value-type="float" office:value="0.0723949988485905">
                <text:p>0.0723949988485905</text:p>
              </table:table-cell>
              <table:table-cell office:value-type="float" office:value="80.89453125">
                <text:p>80.89453125</text:p>
              </table:table-cell>
              <table:table-cell office:value-type="float" office:value="0.0727592524126881">
                <text:p>0.0727592524126881</text:p>
              </table:table-cell>
              <table:table-cell office:value-type="float" office:value="79.80859375">
                <text:p>79.80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4197348983629">
                <text:p>0.034197348983629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0765319815517216">
                <text:p>0.0765319815517216</text:p>
              </table:table-cell>
              <table:table-cell office:value-type="float" office:value="25.6875">
                <text:p>25.6875</text:p>
              </table:table-cell>
              <table:table-cell office:value-type="float" office:value="0.0874121742782872">
                <text:p>0.0874121742782872</text:p>
              </table:table-cell>
              <table:table-cell office:value-type="float" office:value="144.02734375">
                <text:p>144.02734375</text:p>
              </table:table-cell>
              <table:table-cell office:value-type="float" office:value="0.0678088223189579">
                <text:p>0.0678088223189579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0948854960996752">
                <text:p>0.0948854960996752</text:p>
              </table:table-cell>
              <table:table-cell office:value-type="float" office:value="41.65625">
                <text:p>41.65625</text:p>
              </table:table-cell>
              <table:table-cell office:value-type="float" office:value="0.0841062869193526">
                <text:p>0.0841062869193526</text:p>
              </table:table-cell>
              <table:table-cell office:value-type="float" office:value="102.31640625">
                <text:p>102.31640625</text:p>
              </table:table-cell>
              <table:table-cell office:value-type="float" office:value="0.0786945471308864">
                <text:p>0.0786945471308864</text:p>
              </table:table-cell>
              <table:table-cell office:value-type="float" office:value="75.796875">
                <text:p>75.796875</text:p>
              </table:table-cell>
              <table:table-cell office:value-type="float" office:value="0.0840159852397652">
                <text:p>0.0840159852397652</text:p>
              </table:table-cell>
              <table:table-cell office:value-type="float" office:value="117.09765625">
                <text:p>117.09765625</text:p>
              </table:table-cell>
              <table:table-cell office:value-type="float" office:value="0.0907637008116027">
                <text:p>0.0907637008116027</text:p>
              </table:table-cell>
              <table:table-cell office:value-type="float" office:value="98.68359375">
                <text:p>98.68359375</text:p>
              </table:table-cell>
              <table:table-cell office:value-type="float" office:value="0.0967134231548448">
                <text:p>0.0967134231548448</text:p>
              </table:table-cell>
              <table:table-cell office:value-type="float" office:value="133.5703125">
                <text:p>133.57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885801300424">
                <text:p>0.040885801300424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0909592080904092">
                <text:p>0.0909592080904092</text:p>
              </table:table-cell>
              <table:table-cell office:value-type="float" office:value="26.9765625">
                <text:p>26.9765625</text:p>
              </table:table-cell>
              <table:table-cell office:value-type="float" office:value="0.10834059505283">
                <text:p>0.10834059505283</text:p>
              </table:table-cell>
              <table:table-cell office:value-type="float" office:value="88.546875">
                <text:p>88.546875</text:p>
              </table:table-cell>
              <table:table-cell office:value-type="float" office:value="0.0802548796042393">
                <text:p>0.0802548796042393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118582186399242">
                <text:p>0.118582186399242</text:p>
              </table:table-cell>
              <table:table-cell office:value-type="float" office:value="55.84375">
                <text:p>55.84375</text:p>
              </table:table-cell>
              <table:table-cell office:value-type="float" office:value="0.103978658853616">
                <text:p>0.103978658853616</text:p>
              </table:table-cell>
              <table:table-cell office:value-type="float" office:value="147.1171875">
                <text:p>147.1171875</text:p>
              </table:table-cell>
              <table:table-cell office:value-type="float" office:value="0.0954992646306308">
                <text:p>0.0954992646306308</text:p>
              </table:table-cell>
              <table:table-cell office:value-type="float" office:value="101.0625">
                <text:p>101.0625</text:p>
              </table:table-cell>
              <table:table-cell office:value-type="float" office:value="0.100918216956905">
                <text:p>0.100918216956905</text:p>
              </table:table-cell>
              <table:table-cell office:value-type="float" office:value="142.87890625">
                <text:p>142.87890625</text:p>
              </table:table-cell>
              <table:table-cell office:value-type="float" office:value="0.113074676349244">
                <text:p>0.113074676349244</text:p>
              </table:table-cell>
              <table:table-cell office:value-type="float" office:value="132.55859375">
                <text:p>132.55859375</text:p>
              </table:table-cell>
              <table:table-cell office:value-type="float" office:value="0.115751529212688">
                <text:p>0.115751529212688</text:p>
              </table:table-cell>
              <table:table-cell office:value-type="float" office:value="90.765625">
                <text:p>90.76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6314155372237">
                <text:p>0.0476314155372237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108433571981039">
                <text:p>0.108433571981039</text:p>
              </table:table-cell>
              <table:table-cell office:value-type="float" office:value="28.64453125">
                <text:p>28.64453125</text:p>
              </table:table-cell>
              <table:table-cell office:value-type="float" office:value="0.135600393473326">
                <text:p>0.135600393473326</text:p>
              </table:table-cell>
              <table:table-cell office:value-type="float" office:value="102.98046875">
                <text:p>102.98046875</text:p>
              </table:table-cell>
              <table:table-cell office:value-type="float" office:value="0.0925961070922329">
                <text:p>0.0925961070922329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142400499252608">
                <text:p>0.142400499252608</text:p>
              </table:table-cell>
              <table:table-cell office:value-type="float" office:value="79.8203125">
                <text:p>79.8203125</text:p>
              </table:table-cell>
              <table:table-cell office:value-type="float" office:value="0.130467984286341">
                <text:p>0.130467984286341</text:p>
              </table:table-cell>
              <table:table-cell office:value-type="float" office:value="146.80859375">
                <text:p>146.80859375</text:p>
              </table:table-cell>
              <table:table-cell office:value-type="float" office:value="0.112393421335073">
                <text:p>0.112393421335073</text:p>
              </table:table-cell>
              <table:table-cell office:value-type="float" office:value="126.5859375">
                <text:p>126.5859375</text:p>
              </table:table-cell>
              <table:table-cell office:value-type="float" office:value="0.117777785795902">
                <text:p>0.117777785795902</text:p>
              </table:table-cell>
              <table:table-cell office:value-type="float" office:value="168.91796875">
                <text:p>168.91796875</text:p>
              </table:table-cell>
              <table:table-cell office:value-type="float" office:value="0.130921156992643">
                <text:p>0.130921156992643</text:p>
              </table:table-cell>
              <table:table-cell office:value-type="float" office:value="183.60546875">
                <text:p>183.60546875</text:p>
              </table:table-cell>
              <table:table-cell office:value-type="float" office:value="0.13185935899439">
                <text:p>0.13185935899439</text:p>
              </table:table-cell>
              <table:table-cell office:value-type="float" office:value="130.2890625">
                <text:p>130.289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2525143417561">
                <text:p>0.0542525143417561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122910027092012">
                <text:p>0.122910027092012</text:p>
              </table:table-cell>
              <table:table-cell office:value-type="float" office:value="30.16796875">
                <text:p>30.16796875</text:p>
              </table:table-cell>
              <table:table-cell office:value-type="float" office:value="0.156834416703651">
                <text:p>0.156834416703651</text:p>
              </table:table-cell>
              <table:table-cell office:value-type="float" office:value="123.60546875">
                <text:p>123.60546875</text:p>
              </table:table-cell>
              <table:table-cell office:value-type="float" office:value="0.105067448476742">
                <text:p>0.105067448476742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169483772816329">
                <text:p>0.169483772816329</text:p>
              </table:table-cell>
              <table:table-cell office:value-type="float" office:value="87.0234375">
                <text:p>87.0234375</text:p>
              </table:table-cell>
              <table:table-cell office:value-type="float" office:value="0.150455446627591">
                <text:p>0.150455446627591</text:p>
              </table:table-cell>
              <table:table-cell office:value-type="float" office:value="103.29296875">
                <text:p>103.29296875</text:p>
              </table:table-cell>
              <table:table-cell office:value-type="float" office:value="0.129176862950463">
                <text:p>0.129176862950463</text:p>
              </table:table-cell>
              <table:table-cell office:value-type="float" office:value="151.8515625">
                <text:p>151.8515625</text:p>
              </table:table-cell>
              <table:table-cell office:value-type="float" office:value="0.141785392651767">
                <text:p>0.141785392651767</text:p>
              </table:table-cell>
              <table:table-cell office:value-type="float" office:value="195.21484375">
                <text:p>195.21484375</text:p>
              </table:table-cell>
              <table:table-cell office:value-type="float" office:value="0.148567730104721">
                <text:p>0.148567730104721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147969843300355">
                <text:p>0.147969843300355</text:p>
              </table:table-cell>
              <table:table-cell office:value-type="float" office:value="181.8515625">
                <text:p>181.8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0865676620258">
                <text:p>0.060865676620258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137321972924882">
                <text:p>0.137321972924882</text:p>
              </table:table-cell>
              <table:table-cell office:value-type="float" office:value="31.64453125">
                <text:p>31.64453125</text:p>
              </table:table-cell>
              <table:table-cell office:value-type="float" office:value="0.17426254117958">
                <text:p>0.17426254117958</text:p>
              </table:table-cell>
              <table:table-cell office:value-type="float" office:value="139.07421875">
                <text:p>139.07421875</text:p>
              </table:table-cell>
              <table:table-cell office:value-type="float" office:value="0.117559031492416">
                <text:p>0.117559031492416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190015620318206">
                <text:p>0.190015620318206</text:p>
              </table:table-cell>
              <table:table-cell office:value-type="float" office:value="97.59375">
                <text:p>97.59375</text:p>
              </table:table-cell>
              <table:table-cell office:value-type="float" office:value="0.174192979203104">
                <text:p>0.174192979203104</text:p>
              </table:table-cell>
              <table:table-cell office:value-type="float" office:value="106.90234375">
                <text:p>106.90234375</text:p>
              </table:table-cell>
              <table:table-cell office:value-type="float" office:value="0.145918151703354">
                <text:p>0.145918151703354</text:p>
              </table:table-cell>
              <table:table-cell office:value-type="float" office:value="177.375">
                <text:p>177.375</text:p>
              </table:table-cell>
              <table:table-cell office:value-type="float" office:value="0.175555375166071">
                <text:p>0.175555375166071</text:p>
              </table:table-cell>
              <table:table-cell office:value-type="float" office:value="292.6484375">
                <text:p>292.6484375</text:p>
              </table:table-cell>
              <table:table-cell office:value-type="float" office:value="0.166224657288325">
                <text:p>0.166224657288325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166685871697227">
                <text:p>0.166685871697227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73905793661908">
                <text:p>0.0673905793661908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154728962794403">
                <text:p>0.154728962794403</text:p>
              </table:table-cell>
              <table:table-cell office:value-type="float" office:value="33.32421875">
                <text:p>33.32421875</text:p>
              </table:table-cell>
              <table:table-cell office:value-type="float" office:value="0.191674717633594">
                <text:p>0.191674717633594</text:p>
              </table:table-cell>
              <table:table-cell office:value-type="float" office:value="147.1640625">
                <text:p>147.1640625</text:p>
              </table:table-cell>
              <table:table-cell office:value-type="float" office:value="0.12981489644195">
                <text:p>0.12981489644195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214207749626171">
                <text:p>0.214207749626171</text:p>
              </table:table-cell>
              <table:table-cell office:value-type="float" office:value="105.328125">
                <text:p>105.328125</text:p>
              </table:table-cell>
              <table:table-cell office:value-type="float" office:value="0.200533017950782">
                <text:p>0.200533017950782</text:p>
              </table:table-cell>
              <table:table-cell office:value-type="float" office:value="111.54296875">
                <text:p>111.54296875</text:p>
              </table:table-cell>
              <table:table-cell office:value-type="float" office:value="0.169540132018566">
                <text:p>0.169540132018566</text:p>
              </table:table-cell>
              <table:table-cell office:value-type="float" office:value="202.640625">
                <text:p>202.640625</text:p>
              </table:table-cell>
              <table:table-cell office:value-type="float" office:value="0.203564494420668">
                <text:p>0.203564494420668</text:p>
              </table:table-cell>
              <table:table-cell office:value-type="float" office:value="302.4453125">
                <text:p>302.4453125</text:p>
              </table:table-cell>
              <table:table-cell office:value-type="float" office:value="0.183897229970491">
                <text:p>0.183897229970491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182730173788596">
                <text:p>0.182730173788596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2301617259371">
                <text:p>0.0762301617259371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169163224656015">
                <text:p>0.169163224656015</text:p>
              </table:table-cell>
              <table:table-cell office:value-type="float" office:value="34.4296875">
                <text:p>34.4296875</text:p>
              </table:table-cell>
              <table:table-cell office:value-type="float" office:value="0.209152979391153">
                <text:p>0.209152979391153</text:p>
              </table:table-cell>
              <table:table-cell office:value-type="float" office:value="154.640625">
                <text:p>154.640625</text:p>
              </table:table-cell>
              <table:table-cell office:value-type="float" office:value="0.142183408543043">
                <text:p>0.142183408543043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238423972446059">
                <text:p>0.238423972446059</text:p>
              </table:table-cell>
              <table:table-cell office:value-type="float" office:value="114.3515625">
                <text:p>114.3515625</text:p>
              </table:table-cell>
              <table:table-cell office:value-type="float" office:value="0.221067874157179">
                <text:p>0.221067874157179</text:p>
              </table:table-cell>
              <table:table-cell office:value-type="float" office:value="116.95703125">
                <text:p>116.95703125</text:p>
              </table:table-cell>
              <table:table-cell office:value-type="float" office:value="0.190859192208373">
                <text:p>0.190859192208373</text:p>
              </table:table-cell>
              <table:table-cell office:value-type="float" office:value="304.9765625">
                <text:p>304.9765625</text:p>
              </table:table-cell>
              <table:table-cell office:value-type="float" office:value="0.227850167622295">
                <text:p>0.227850167622295</text:p>
              </table:table-cell>
              <table:table-cell office:value-type="float" office:value="208.41015625">
                <text:p>208.41015625</text:p>
              </table:table-cell>
              <table:table-cell office:value-type="float" office:value="0.201605267744628">
                <text:p>0.201605267744628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201448864499334">
                <text:p>0.201448864499334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3887916454541">
                <text:p>0.0833887916454541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183637803940434">
                <text:p>0.183637803940434</text:p>
              </table:table-cell>
              <table:table-cell office:value-type="float" office:value="35.296875">
                <text:p>35.296875</text:p>
              </table:table-cell>
              <table:table-cell office:value-type="float" office:value="0.226584969970151">
                <text:p>0.226584969970151</text:p>
              </table:table-cell>
              <table:table-cell office:value-type="float" office:value="162.375">
                <text:p>162.375</text:p>
              </table:table-cell>
              <table:table-cell office:value-type="float" office:value="0.154591551535305">
                <text:p>0.154591551535305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267883496138713">
                <text:p>0.267883496138713</text:p>
              </table:table-cell>
              <table:table-cell office:value-type="float" office:value="123.6328125">
                <text:p>123.6328125</text:p>
              </table:table-cell>
              <table:table-cell office:value-type="float" office:value="0.240348082618299">
                <text:p>0.240348082618299</text:p>
              </table:table-cell>
              <table:table-cell office:value-type="float" office:value="120.56640625">
                <text:p>120.56640625</text:p>
              </table:table-cell>
              <table:table-cell office:value-type="float" office:value="0.211886131607275">
                <text:p>0.211886131607275</text:p>
              </table:table-cell>
              <table:table-cell office:value-type="float" office:value="381.546875">
                <text:p>381.546875</text:p>
              </table:table-cell>
              <table:table-cell office:value-type="float" office:value="0.248333254769533">
                <text:p>0.248333254769533</text:p>
              </table:table-cell>
              <table:table-cell office:value-type="float" office:value="211.92578125">
                <text:p>211.92578125</text:p>
              </table:table-cell>
              <table:table-cell office:value-type="float" office:value="0.21923113556157">
                <text:p>0.21923113556157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217525580867883">
                <text:p>0.217525580867883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23978593793079">
                <text:p>0.0923978593793079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198126675014222">
                <text:p>0.198126675014222</text:p>
              </table:table-cell>
              <table:table-cell office:value-type="float" office:value="36.06640625">
                <text:p>36.06640625</text:p>
              </table:table-cell>
              <table:table-cell office:value-type="float" office:value="0.243894058048028">
                <text:p>0.243894058048028</text:p>
              </table:table-cell>
              <table:table-cell office:value-type="float" office:value="170.109375">
                <text:p>170.109375</text:p>
              </table:table-cell>
              <table:table-cell office:value-type="float" office:value="0.167044608747169">
                <text:p>0.167044608747169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284341018782939">
                <text:p>0.284341018782939</text:p>
              </table:table-cell>
              <table:table-cell office:value-type="float" office:value="108.29296875">
                <text:p>108.29296875</text:p>
              </table:table-cell>
              <table:table-cell office:value-type="float" office:value="0.263965754599824">
                <text:p>0.263965754599824</text:p>
              </table:table-cell>
              <table:table-cell office:value-type="float" office:value="124.17578125">
                <text:p>124.17578125</text:p>
              </table:table-cell>
              <table:table-cell office:value-type="float" office:value="0.23238325796065">
                <text:p>0.23238325796065</text:p>
              </table:table-cell>
              <table:table-cell office:value-type="float" office:value="385.4140625">
                <text:p>385.4140625</text:p>
              </table:table-cell>
              <table:table-cell office:value-type="float" office:value="0.269919856892263">
                <text:p>0.269919856892263</text:p>
              </table:table-cell>
              <table:table-cell office:value-type="float" office:value="216.46875">
                <text:p>216.46875</text:p>
              </table:table-cell>
              <table:table-cell office:value-type="float" office:value="0.236908542105679">
                <text:p>0.236908542105679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236374731882159">
                <text:p>0.236374731882159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3498947111929">
                <text:p>0.0993498947111929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213345941867511">
                <text:p>0.213345941867511</text:p>
              </table:table-cell>
              <table:table-cell office:value-type="float" office:value="37.921875">
                <text:p>37.921875</text:p>
              </table:table-cell>
              <table:table-cell office:value-type="float" office:value="0.261417438828103">
                <text:p>0.261417438828103</text:p>
              </table:table-cell>
              <table:table-cell office:value-type="float" office:value="177.84375">
                <text:p>177.84375</text:p>
              </table:table-cell>
              <table:table-cell office:value-type="float" office:value="0.179495248619438">
                <text:p>0.179495248619438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303799027763256">
                <text:p>0.303799027763256</text:p>
              </table:table-cell>
              <table:table-cell office:value-type="float" office:value="64.3203125">
                <text:p>64.3203125</text:p>
              </table:table-cell>
              <table:table-cell office:value-type="float" office:value="0.283341266837477">
                <text:p>0.283341266837477</text:p>
              </table:table-cell>
              <table:table-cell office:value-type="float" office:value="128.81640625">
                <text:p>128.81640625</text:p>
              </table:table-cell>
              <table:table-cell office:value-type="float" office:value="0.249242058277963">
                <text:p>0.249242058277963</text:p>
              </table:table-cell>
              <table:table-cell office:value-type="float" office:value="388.5078125">
                <text:p>388.5078125</text:p>
              </table:table-cell>
              <table:table-cell office:value-type="float" office:value="0.295745541707867">
                <text:p>0.295745541707867</text:p>
              </table:table-cell>
              <table:table-cell office:value-type="float" office:value="220.296875">
                <text:p>220.296875</text:p>
              </table:table-cell>
              <table:table-cell office:value-type="float" office:value="0.254523410323577">
                <text:p>0.254523410323577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252463974800963">
                <text:p>0.252463974800963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8398207806606">
                <text:p>0.108398207806606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228739456577735">
                <text:p>0.228739456577735</text:p>
              </table:table-cell>
              <table:table-cell office:value-type="float" office:value="37.921875">
                <text:p>37.921875</text:p>
              </table:table-cell>
              <table:table-cell office:value-type="float" office:value="0.278827456145387">
                <text:p>0.278827456145387</text:p>
              </table:table-cell>
              <table:table-cell office:value-type="float" office:value="185.578125">
                <text:p>185.578125</text:p>
              </table:table-cell>
              <table:table-cell office:value-type="float" office:value="0.195085492841998">
                <text:p>0.195085492841998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323274273080462">
                <text:p>0.323274273080462</text:p>
              </table:table-cell>
              <table:table-cell office:value-type="float" office:value="67.15625">
                <text:p>67.15625</text:p>
              </table:table-cell>
              <table:table-cell office:value-type="float" office:value="0.309195719839697">
                <text:p>0.309195719839697</text:p>
              </table:table-cell>
              <table:table-cell office:value-type="float" office:value="132.42578125">
                <text:p>132.42578125</text:p>
              </table:table-cell>
              <table:table-cell office:value-type="float" office:value="0.269609298996266">
                <text:p>0.269609298996266</text:p>
              </table:table-cell>
              <table:table-cell office:value-type="float" office:value="391.0859375">
                <text:p>391.0859375</text:p>
              </table:table-cell>
              <table:table-cell office:value-type="float" office:value="0.323795934985255">
                <text:p>0.323795934985255</text:p>
              </table:table-cell>
              <table:table-cell office:value-type="float" office:value="224.9609375">
                <text:p>224.9609375</text:p>
              </table:table-cell>
              <table:table-cell office:value-type="float" office:value="0.275749803751347">
                <text:p>0.275749803751347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271874195479865">
                <text:p>0.271874195479865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5256181206654">
                <text:p>0.115256181206654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243702263912877">
                <text:p>0.243702263912877</text:p>
              </table:table-cell>
              <table:table-cell office:value-type="float" office:value="38.17578125">
                <text:p>38.17578125</text:p>
              </table:table-cell>
              <table:table-cell office:value-type="float" office:value="0.296017510599264">
                <text:p>0.296017510599264</text:p>
              </table:table-cell>
              <table:table-cell office:value-type="float" office:value="193.0546875">
                <text:p>193.0546875</text:p>
              </table:table-cell>
              <table:table-cell office:value-type="float" office:value="0.207389167327531">
                <text:p>0.207389167327531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342736687175269">
                <text:p>0.342736687175269</text:p>
              </table:table-cell>
              <table:table-cell office:value-type="float" office:value="69.734375">
                <text:p>69.734375</text:p>
              </table:table-cell>
              <table:table-cell office:value-type="float" office:value="0.333894229385157">
                <text:p>0.333894229385157</text:p>
              </table:table-cell>
              <table:table-cell office:value-type="float" office:value="137.58203125">
                <text:p>137.58203125</text:p>
              </table:table-cell>
              <table:table-cell office:value-type="float" office:value="0.286279391855156">
                <text:p>0.286279391855156</text:p>
              </table:table-cell>
              <table:table-cell office:value-type="float" office:value="393.921875">
                <text:p>393.921875</text:p>
              </table:table-cell>
              <table:table-cell office:value-type="float" office:value="0.353298503395192">
                <text:p>0.353298503395192</text:p>
              </table:table-cell>
              <table:table-cell office:value-type="float" office:value="230.8203125">
                <text:p>230.8203125</text:p>
              </table:table-cell>
              <table:table-cell office:value-type="float" office:value="0.29650363686104">
                <text:p>0.29650363686104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287933240696851">
                <text:p>0.287933240696851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05863564427">
                <text:p>0.12205863564427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261402827256997">
                <text:p>0.261402827256997</text:p>
              </table:table-cell>
              <table:table-cell office:value-type="float" office:value="38.17578125">
                <text:p>38.17578125</text:p>
              </table:table-cell>
              <table:table-cell office:value-type="float" office:value="0.31631762351023">
                <text:p>0.31631762351023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219905692495582">
                <text:p>0.219905692495582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362204985864588">
                <text:p>0.362204985864588</text:p>
              </table:table-cell>
              <table:table-cell office:value-type="float" office:value="72.3125">
                <text:p>72.3125</text:p>
              </table:table-cell>
              <table:table-cell office:value-type="float" office:value="0.353995734270625">
                <text:p>0.353995734270625</text:p>
              </table:table-cell>
              <table:table-cell office:value-type="float" office:value="142.22265625">
                <text:p>142.22265625</text:p>
              </table:table-cell>
              <table:table-cell office:value-type="float" office:value="0.302937127486101">
                <text:p>0.302937127486101</text:p>
              </table:table-cell>
              <table:table-cell office:value-type="float" office:value="396.5">
                <text:p>396.5</text:p>
              </table:table-cell>
              <table:table-cell office:value-type="float" office:value="0.377017093961064">
                <text:p>0.377017093961064</text:p>
              </table:table-cell>
              <table:table-cell office:value-type="float" office:value="233.1640625">
                <text:p>233.1640625</text:p>
              </table:table-cell>
              <table:table-cell office:value-type="float" office:value="0.314336278533622">
                <text:p>0.314336278533622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30664624326496">
                <text:p>0.30664624326496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9455531805342">
                <text:p>0.129455531805342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279098811217152">
                <text:p>0.279098811217152</text:p>
              </table:table-cell>
              <table:table-cell office:value-type="float" office:value="38.17578125">
                <text:p>38.17578125</text:p>
              </table:table-cell>
              <table:table-cell office:value-type="float" office:value="0.333391896453116">
                <text:p>0.333391896453116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232096313611673">
                <text:p>0.232096313611673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378536328244482">
                <text:p>0.378536328244482</text:p>
              </table:table-cell>
              <table:table-cell office:value-type="float" office:value="75.1484375">
                <text:p>75.1484375</text:p>
              </table:table-cell>
              <table:table-cell office:value-type="float" office:value="0.379357311208504">
                <text:p>0.379357311208504</text:p>
              </table:table-cell>
              <table:table-cell office:value-type="float" office:value="146.34765625">
                <text:p>146.34765625</text:p>
              </table:table-cell>
              <table:table-cell office:value-type="float" office:value="0.319610469214461">
                <text:p>0.319610469214461</text:p>
              </table:table-cell>
              <table:table-cell office:value-type="float" office:value="399.078125">
                <text:p>399.078125</text:p>
              </table:table-cell>
              <table:table-cell office:value-type="float" office:value="0.404805068721923">
                <text:p>0.404805068721923</text:p>
              </table:table-cell>
              <table:table-cell office:value-type="float" office:value="238.01171875">
                <text:p>238.01171875</text:p>
              </table:table-cell>
              <table:table-cell office:value-type="float" office:value="0.331952279272592">
                <text:p>0.331952279272592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322754575043425">
                <text:p>0.322754575043425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9211476193532">
                <text:p>0.139211476193532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295592692481171">
                <text:p>0.295592692481171</text:p>
              </table:table-cell>
              <table:table-cell office:value-type="float" office:value="38.5625">
                <text:p>38.5625</text:p>
              </table:table-cell>
              <table:table-cell office:value-type="float" office:value="0.350547671028263">
                <text:p>0.350547671028263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244472392222817">
                <text:p>0.244472392222817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398035384683233">
                <text:p>0.398035384683233</text:p>
              </table:table-cell>
              <table:table-cell office:value-type="float" office:value="77.7265625">
                <text:p>77.7265625</text:p>
              </table:table-cell>
              <table:table-cell office:value-type="float" office:value="0.399270958413411">
                <text:p>0.399270958413411</text:p>
              </table:table-cell>
              <table:table-cell office:value-type="float" office:value="150.98828125">
                <text:p>150.98828125</text:p>
              </table:table-cell>
              <table:table-cell office:value-type="float" office:value="0.340023548688647">
                <text:p>0.340023548688647</text:p>
              </table:table-cell>
              <table:table-cell office:value-type="float" office:value="401.65625">
                <text:p>401.65625</text:p>
              </table:table-cell>
              <table:table-cell office:value-type="float" office:value="0.434200008356597">
                <text:p>0.434200008356597</text:p>
              </table:table-cell>
              <table:table-cell office:value-type="float" office:value="243.890625">
                <text:p>243.890625</text:p>
              </table:table-cell>
              <table:table-cell office:value-type="float" office:value="0.34954959768575">
                <text:p>0.34954959768575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338786664765272">
                <text:p>0.338786664765272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8811639097525">
                <text:p>0.148811639097525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310191605816795">
                <text:p>0.310191605816795</text:p>
              </table:table-cell>
              <table:table-cell office:value-type="float" office:value="38.9453125">
                <text:p>38.9453125</text:p>
              </table:table-cell>
              <table:table-cell office:value-type="float" office:value="0.367689075092099">
                <text:p>0.367689075092099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256471805146458">
                <text:p>0.256471805146458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417605557893683">
                <text:p>0.417605557893683</text:p>
              </table:table-cell>
              <table:table-cell office:value-type="float" office:value="80.3046875">
                <text:p>80.3046875</text:p>
              </table:table-cell>
              <table:table-cell office:value-type="float" office:value="0.422801792823456">
                <text:p>0.422801792823456</text:p>
              </table:table-cell>
              <table:table-cell office:value-type="float" office:value="154.59765625">
                <text:p>154.59765625</text:p>
              </table:table-cell>
              <table:table-cell office:value-type="float" office:value="0.356684659066134">
                <text:p>0.356684659066134</text:p>
              </table:table-cell>
              <table:table-cell office:value-type="float" office:value="404.4921875">
                <text:p>404.4921875</text:p>
              </table:table-cell>
              <table:table-cell office:value-type="float" office:value="0.462588058803323">
                <text:p>0.462588058803323</text:p>
              </table:table-cell>
              <table:table-cell office:value-type="float" office:value="248.59765625">
                <text:p>248.59765625</text:p>
              </table:table-cell>
              <table:table-cell office:value-type="float" office:value="0.367216559025036">
                <text:p>0.367216559025036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357530476086431">
                <text:p>0.357530476086431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5704263506995">
                <text:p>0.155704263506995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331422199865477">
                <text:p>0.331422199865477</text:p>
              </table:table-cell>
              <table:table-cell office:value-type="float" office:value="39.32421875">
                <text:p>39.32421875</text:p>
              </table:table-cell>
              <table:table-cell office:value-type="float" office:value="0.384768539209974">
                <text:p>0.384768539209974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26871488577652">
                <text:p>0.26871488577652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434112108593966">
                <text:p>0.434112108593966</text:p>
              </table:table-cell>
              <table:table-cell office:value-type="float" office:value="83.140625">
                <text:p>83.140625</text:p>
              </table:table-cell>
              <table:table-cell office:value-type="float" office:value="0.449489510684283">
                <text:p>0.449489510684283</text:p>
              </table:table-cell>
              <table:table-cell office:value-type="float" office:value="159.23828125">
                <text:p>159.23828125</text:p>
              </table:table-cell>
              <table:table-cell office:value-type="float" office:value="0.373320970774198">
                <text:p>0.373320970774198</text:p>
              </table:table-cell>
              <table:table-cell office:value-type="float" office:value="407.0703125">
                <text:p>407.0703125</text:p>
              </table:table-cell>
              <table:table-cell office:value-type="float" office:value="0.490256108424128">
                <text:p>0.490256108424128</text:p>
              </table:table-cell>
              <table:table-cell office:value-type="float" office:value="253.0546875">
                <text:p>253.0546875</text:p>
              </table:table-cell>
              <table:table-cell office:value-type="float" office:value="0.384889661419489">
                <text:p>0.384889661419489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373595294266189">
                <text:p>0.373595294266189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2188931815413">
                <text:p>0.162188931815413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349102062151496">
                <text:p>0.349102062151496</text:p>
              </table:table-cell>
              <table:table-cell office:value-type="float" office:value="42.90625">
                <text:p>42.90625</text:p>
              </table:table-cell>
              <table:table-cell office:value-type="float" office:value="0.405319414353163">
                <text:p>0.405319414353163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281180546350581">
                <text:p>0.281180546350581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450490009429598">
                <text:p>0.450490009429598</text:p>
              </table:table-cell>
              <table:table-cell office:value-type="float" office:value="85.71875">
                <text:p>85.71875</text:p>
              </table:table-cell>
              <table:table-cell office:value-type="float" office:value="0.469499410441888">
                <text:p>0.469499410441888</text:p>
              </table:table-cell>
              <table:table-cell office:value-type="float" office:value="164.39453125">
                <text:p>164.39453125</text:p>
              </table:table-cell>
              <table:table-cell office:value-type="float" office:value="0.393677774333115">
                <text:p>0.393677774333115</text:p>
              </table:table-cell>
              <table:table-cell office:value-type="float" office:value="409.6484375">
                <text:p>409.6484375</text:p>
              </table:table-cell>
              <table:table-cell office:value-type="float" office:value="0.525659005571087">
                <text:p>0.525659005571087</text:p>
              </table:table-cell>
              <table:table-cell office:value-type="float" office:value="259.14453125">
                <text:p>259.14453125</text:p>
              </table:table-cell>
              <table:table-cell office:value-type="float" office:value="0.40258786249342">
                <text:p>0.40258786249342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389712149603483">
                <text:p>0.389712149603483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9366922155618">
                <text:p>0.169366922155618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365987242080779">
                <text:p>0.365987242080779</text:p>
              </table:table-cell>
              <table:table-cell office:value-type="float" office:value="42.90625">
                <text:p>42.90625</text:p>
              </table:table-cell>
              <table:table-cell office:value-type="float" office:value="0.42246247267636">
                <text:p>0.42246247267636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293438519764361">
                <text:p>0.293438519764361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470207379939768">
                <text:p>0.470207379939768</text:p>
              </table:table-cell>
              <table:table-cell office:value-type="float" office:value="88.5546875">
                <text:p>88.5546875</text:p>
              </table:table-cell>
              <table:table-cell office:value-type="float" office:value="0.495155909452311">
                <text:p>0.495155909452311</text:p>
              </table:table-cell>
              <table:table-cell office:value-type="float" office:value="168.26171875">
                <text:p>168.26171875</text:p>
              </table:table-cell>
              <table:table-cell office:value-type="float" office:value="0.410381437365769">
                <text:p>0.410381437365769</text:p>
              </table:table-cell>
              <table:table-cell office:value-type="float" office:value="412.484375">
                <text:p>412.484375</text:p>
              </table:table-cell>
              <table:table-cell office:value-type="float" office:value="0.547165031981965">
                <text:p>0.547165031981965</text:p>
              </table:table-cell>
              <table:table-cell office:value-type="float" office:value="265.00390625">
                <text:p>265.00390625</text:p>
              </table:table-cell>
              <table:table-cell office:value-type="float" office:value="0.420232517059742">
                <text:p>0.420232517059742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408462943007203">
                <text:p>0.408462943007203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5919316901054">
                <text:p>0.175919316901054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381323043004117">
                <text:p>0.381323043004117</text:p>
              </table:table-cell>
              <table:table-cell office:value-type="float" office:value="42.90625">
                <text:p>42.90625</text:p>
              </table:table-cell>
              <table:table-cell office:value-type="float" office:value="0.442940304270227">
                <text:p>0.442940304270227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305665510796729">
                <text:p>0.305665510796729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486544422746536">
                <text:p>0.486544422746536</text:p>
              </table:table-cell>
              <table:table-cell office:value-type="float" office:value="91.390625">
                <text:p>91.390625</text:p>
              </table:table-cell>
              <table:table-cell office:value-type="float" office:value="0.517280081481341">
                <text:p>0.517280081481341</text:p>
              </table:table-cell>
              <table:table-cell office:value-type="float" office:value="173.16015625">
                <text:p>173.16015625</text:p>
              </table:table-cell>
              <table:table-cell office:value-type="float" office:value="0.430810455359212">
                <text:p>0.430810455359212</text:p>
              </table:table-cell>
              <table:table-cell office:value-type="float" office:value="415.0625">
                <text:p>415.0625</text:p>
              </table:table-cell>
              <table:table-cell office:value-type="float" office:value="0.574988544112288">
                <text:p>0.574988544112288</text:p>
              </table:table-cell>
              <table:table-cell office:value-type="float" office:value="267.234375">
                <text:p>267.234375</text:p>
              </table:table-cell>
              <table:table-cell office:value-type="float" office:value="0.437857316908364">
                <text:p>0.437857316908364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42712931180707">
                <text:p>0.42712931180707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5244037647979">
                <text:p>0.185244037647979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396315711722639">
                <text:p>0.396315711722639</text:p>
              </table:table-cell>
              <table:table-cell office:value-type="float" office:value="42.90625">
                <text:p>42.90625</text:p>
              </table:table-cell>
              <table:table-cell office:value-type="float" office:value="0.46006894769729">
                <text:p>0.46006894769729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320787715891849">
                <text:p>0.320787715891849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502847883900097">
                <text:p>0.502847883900097</text:p>
              </table:table-cell>
              <table:table-cell office:value-type="float" office:value="93.96875">
                <text:p>93.96875</text:p>
              </table:table-cell>
              <table:table-cell office:value-type="float" office:value="0.537551423438353">
                <text:p>0.537551423438353</text:p>
              </table:table-cell>
              <table:table-cell office:value-type="float" office:value="177.02734375">
                <text:p>177.02734375</text:p>
              </table:table-cell>
              <table:table-cell office:value-type="float" office:value="0.447541922154742">
                <text:p>0.447541922154742</text:p>
              </table:table-cell>
              <table:table-cell office:value-type="float" office:value="417.8984375">
                <text:p>417.8984375</text:p>
              </table:table-cell>
              <table:table-cell office:value-type="float" office:value="0.603337599638129">
                <text:p>0.603337599638129</text:p>
              </table:table-cell>
              <table:table-cell office:value-type="float" office:value="270.7265625">
                <text:p>270.7265625</text:p>
              </table:table-cell>
              <table:table-cell office:value-type="float" office:value="0.45557525593546">
                <text:p>0.45557525593546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443193757816814">
                <text:p>0.443193757816814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3211155299241">
                <text:p>0.193211155299241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416372646492539">
                <text:p>0.416372646492539</text:p>
              </table:table-cell>
              <table:table-cell office:value-type="float" office:value="42.90625">
                <text:p>42.90625</text:p>
              </table:table-cell>
              <table:table-cell office:value-type="float" office:value="0.477218332707212">
                <text:p>0.477218332707212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333870345302503">
                <text:p>0.333870345302503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522338817669047">
                <text:p>0.522338817669047</text:p>
              </table:table-cell>
              <table:table-cell office:value-type="float" office:value="96.8046875">
                <text:p>96.8046875</text:p>
              </table:table-cell>
              <table:table-cell office:value-type="float" office:value="0.557677444805135">
                <text:p>0.557677444805135</text:p>
              </table:table-cell>
              <table:table-cell office:value-type="float" office:value="235.26953125">
                <text:p>235.26953125</text:p>
              </table:table-cell>
              <table:table-cell office:value-type="float" office:value="0.464145356012931">
                <text:p>0.464145356012931</text:p>
              </table:table-cell>
              <table:table-cell office:value-type="float" office:value="420.4765625">
                <text:p>420.4765625</text:p>
              </table:table-cell>
              <table:table-cell office:value-type="float" office:value="0.631079318708529">
                <text:p>0.631079318708529</text:p>
              </table:table-cell>
              <table:table-cell office:value-type="float" office:value="276.69921875">
                <text:p>276.69921875</text:p>
              </table:table-cell>
              <table:table-cell office:value-type="float" office:value="0.47612956313451">
                <text:p>0.47612956313451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461869247378555">
                <text:p>0.461869247378555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1282759257802">
                <text:p>0.201282759257802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434273255954115">
                <text:p>0.434273255954115</text:p>
              </table:table-cell>
              <table:table-cell office:value-type="float" office:value="42.90625">
                <text:p>42.90625</text:p>
              </table:table-cell>
              <table:table-cell office:value-type="float" office:value="0.494329325769439">
                <text:p>0.494329325769439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35075498689574">
                <text:p>0.35075498689574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538676276168483">
                <text:p>0.538676276168483</text:p>
              </table:table-cell>
              <table:table-cell office:value-type="float" office:value="99.3828125">
                <text:p>99.3828125</text:p>
              </table:table-cell>
              <table:table-cell office:value-type="float" office:value="0.577812305924702">
                <text:p>0.577812305924702</text:p>
              </table:table-cell>
              <table:table-cell office:value-type="float" office:value="236.546875">
                <text:p>236.546875</text:p>
              </table:table-cell>
              <table:table-cell office:value-type="float" office:value="0.480810974030597">
                <text:p>0.480810974030597</text:p>
              </table:table-cell>
              <table:table-cell office:value-type="float" office:value="423.0546875">
                <text:p>423.0546875</text:p>
              </table:table-cell>
              <table:table-cell office:value-type="float" office:value="0.651618839707693">
                <text:p>0.651618839707693</text:p>
              </table:table-cell>
              <table:table-cell office:value-type="float" office:value="281.2734375">
                <text:p>281.2734375</text:p>
              </table:table-cell>
              <table:table-cell office:value-type="float" office:value="0.493893491250729">
                <text:p>0.493893491250729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478034177561004">
                <text:p>0.478034177561004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0023044253348">
                <text:p>0.210023044253348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453025049163319">
                <text:p>0.453025049163319</text:p>
              </table:table-cell>
              <table:table-cell office:value-type="float" office:value="43.9375">
                <text:p>43.9375</text:p>
              </table:table-cell>
              <table:table-cell office:value-type="float" office:value="0.514634007543181">
                <text:p>0.514634007543181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366894703515374">
                <text:p>0.366894703515374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555073307636703">
                <text:p>0.555073307636703</text:p>
              </table:table-cell>
              <table:table-cell office:value-type="float" office:value="101.9609375">
                <text:p>101.9609375</text:p>
              </table:table-cell>
              <table:table-cell office:value-type="float" office:value="0.600079632668614">
                <text:p>0.600079632668614</text:p>
              </table:table-cell>
              <table:table-cell office:value-type="float" office:value="237.0625">
                <text:p>237.0625</text:p>
              </table:table-cell>
              <table:table-cell office:value-type="float" office:value="0.497523151494701">
                <text:p>0.497523151494701</text:p>
              </table:table-cell>
              <table:table-cell office:value-type="float" office:value="425.6328125">
                <text:p>425.6328125</text:p>
              </table:table-cell>
              <table:table-cell office:value-type="float" office:value="0.677352326098963">
                <text:p>0.677352326098963</text:p>
              </table:table-cell>
              <table:table-cell office:value-type="float" office:value="284.765625">
                <text:p>284.765625</text:p>
              </table:table-cell>
              <table:table-cell office:value-type="float" office:value="0.514586126453115">
                <text:p>0.514586126453115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494118732003146">
                <text:p>0.494118732003146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8035378104803">
                <text:p>0.218035378104803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4739055200687">
                <text:p>0.4739055200687</text:p>
              </table:table-cell>
              <table:table-cell office:value-type="float" office:value="45.390625">
                <text:p>45.390625</text:p>
              </table:table-cell>
              <table:table-cell office:value-type="float" office:value="0.535226146702023">
                <text:p>0.535226146702023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382172222991495">
                <text:p>0.382172222991495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571543662380316">
                <text:p>0.571543662380316</text:p>
              </table:table-cell>
              <table:table-cell office:value-type="float" office:value="104.796875">
                <text:p>104.796875</text:p>
              </table:table-cell>
              <table:table-cell office:value-type="float" office:value="0.620741788856226">
                <text:p>0.620741788856226</text:p>
              </table:table-cell>
              <table:table-cell office:value-type="float" office:value="238.09375">
                <text:p>238.09375</text:p>
              </table:table-cell>
              <table:table-cell office:value-type="float" office:value="0.51674808882075">
                <text:p>0.51674808882075</text:p>
              </table:table-cell>
              <table:table-cell office:value-type="float" office:value="428.2109375">
                <text:p>428.2109375</text:p>
              </table:table-cell>
              <table:table-cell office:value-type="float" office:value="0.705167475923257">
                <text:p>0.705167475923257</text:p>
              </table:table-cell>
              <table:table-cell office:value-type="float" office:value="289.51953125">
                <text:p>289.51953125</text:p>
              </table:table-cell>
              <table:table-cell office:value-type="float" office:value="0.532199031507914">
                <text:p>0.532199031507914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512906742408246">
                <text:p>0.512906742408246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6164825152163">
                <text:p>0.226164825152163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492470343439127">
                <text:p>0.492470343439127</text:p>
              </table:table-cell>
              <table:table-cell office:value-type="float" office:value="53.1328125">
                <text:p>53.1328125</text:p>
              </table:table-cell>
              <table:table-cell office:value-type="float" office:value="0.555665397712694">
                <text:p>0.555665397712694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394462497278832">
                <text:p>0.394462497278832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587867602975162">
                <text:p>0.587867602975162</text:p>
              </table:table-cell>
              <table:table-cell office:value-type="float" office:value="107.6328125">
                <text:p>107.6328125</text:p>
              </table:table-cell>
              <table:table-cell office:value-type="float" office:value="0.646690792401407">
                <text:p>0.646690792401407</text:p>
              </table:table-cell>
              <table:table-cell office:value-type="float" office:value="238.609375">
                <text:p>238.609375</text:p>
              </table:table-cell>
              <table:table-cell office:value-type="float" office:value="0.537237545537383">
                <text:p>0.537237545537383</text:p>
              </table:table-cell>
              <table:table-cell office:value-type="float" office:value="431.046875">
                <text:p>431.046875</text:p>
              </table:table-cell>
              <table:table-cell office:value-type="float" office:value="0.726508710358973">
                <text:p>0.726508710358973</text:p>
              </table:table-cell>
              <table:table-cell office:value-type="float" office:value="295.19140625">
                <text:p>295.19140625</text:p>
              </table:table-cell>
              <table:table-cell office:value-type="float" office:value="0.550887606595617">
                <text:p>0.550887606595617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531575910272822">
                <text:p>0.531575910272822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4229742404786">
                <text:p>0.234229742404786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510348175896734">
                <text:p>0.510348175896734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575946320660257">
                <text:p>0.575946320660257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407864198668336">
                <text:p>0.407864198668336</text:p>
              </table:table-cell>
              <table:table-cell office:value-type="float" office:value="10.6640625">
                <text:p>10.6640625</text:p>
              </table:table-cell>
              <table:table-cell office:value-type="float" office:value="0.604272194963394">
                <text:p>0.604272194963394</text:p>
              </table:table-cell>
              <table:table-cell office:value-type="float" office:value="110.2109375">
                <text:p>110.2109375</text:p>
              </table:table-cell>
              <table:table-cell office:value-type="float" office:value="0.673869250264895">
                <text:p>0.673869250264895</text:p>
              </table:table-cell>
              <table:table-cell office:value-type="float" office:value="239.125">
                <text:p>239.125</text:p>
              </table:table-cell>
              <table:table-cell office:value-type="float" office:value="0.553978780216322">
                <text:p>0.553978780216322</text:p>
              </table:table-cell>
              <table:table-cell office:value-type="float" office:value="433.8828125">
                <text:p>433.8828125</text:p>
              </table:table-cell>
              <table:table-cell office:value-type="float" office:value="0.747012500379939">
                <text:p>0.747012500379939</text:p>
              </table:table-cell>
              <table:table-cell office:value-type="float" office:value="296.48046875">
                <text:p>296.48046875</text:p>
              </table:table-cell>
              <table:table-cell office:value-type="float" office:value="0.568626355341417">
                <text:p>0.568626355341417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550255067872977">
                <text:p>0.550255067872977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2712278787989">
                <text:p>0.242712278787989</text:p>
              </table:table-cell>
              <table:table-cell office:value-type="float" office:value="17.9765625">
                <text:p>17.9765625</text:p>
              </table:table-cell>
              <table:table-cell office:value-type="float" office:value="0.53312859591045">
                <text:p>0.53312859591045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593120002662343">
                <text:p>0.593120002662343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420650997878124">
                <text:p>0.420650997878124</text:p>
              </table:table-cell>
              <table:table-cell office:value-type="float" office:value="12.0546875">
                <text:p>12.0546875</text:p>
              </table:table-cell>
              <table:table-cell office:value-type="float" office:value="0.623741699512243">
                <text:p>0.623741699512243</text:p>
              </table:table-cell>
              <table:table-cell office:value-type="float" office:value="113.046875">
                <text:p>113.046875</text:p>
              </table:table-cell>
              <table:table-cell office:value-type="float" office:value="0.69399912899429">
                <text:p>0.69399912899429</text:p>
              </table:table-cell>
              <table:table-cell office:value-type="float" office:value="239.640625">
                <text:p>239.640625</text:p>
              </table:table-cell>
              <table:table-cell office:value-type="float" office:value="0.574305469015717">
                <text:p>0.574305469015717</text:p>
              </table:table-cell>
              <table:table-cell office:value-type="float" office:value="436.4609375">
                <text:p>436.4609375</text:p>
              </table:table-cell>
              <table:table-cell office:value-type="float" office:value="0.767572817962995">
                <text:p>0.767572817962995</text:p>
              </table:table-cell>
              <table:table-cell office:value-type="float" office:value="299.8828125">
                <text:p>299.8828125</text:p>
              </table:table-cell>
              <table:table-cell office:value-type="float" office:value="0.591047026889061">
                <text:p>0.591047026889061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56905817886001">
                <text:p>0.56905817886001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2070215440941">
                <text:p>0.252070215440941</text:p>
              </table:table-cell>
              <table:table-cell office:value-type="float" office:value="23.890625">
                <text:p>23.890625</text:p>
              </table:table-cell>
              <table:table-cell office:value-type="float" office:value="0.559776664261663">
                <text:p>0.559776664261663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613372673745027">
                <text:p>0.613372673745027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432956622958282">
                <text:p>0.432956622958282</text:p>
              </table:table-cell>
              <table:table-cell office:value-type="float" office:value="13.0859375">
                <text:p>13.0859375</text:p>
              </table:table-cell>
              <table:table-cell office:value-type="float" office:value="0.643248934748075">
                <text:p>0.643248934748075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720159254527258">
                <text:p>0.720159254527258</text:p>
              </table:table-cell>
              <table:table-cell office:value-type="float" office:value="240.671875">
                <text:p>240.671875</text:p>
              </table:table-cell>
              <table:table-cell office:value-type="float" office:value="0.594696088297333">
                <text:p>0.594696088297333</text:p>
              </table:table-cell>
              <table:table-cell office:value-type="float" office:value="439.296875">
                <text:p>439.296875</text:p>
              </table:table-cell>
              <table:table-cell office:value-type="float" office:value="0.79474669499169">
                <text:p>0.79474669499169</text:p>
              </table:table-cell>
              <table:table-cell office:value-type="float" office:value="304.42578125">
                <text:p>304.42578125</text:p>
              </table:table-cell>
              <table:table-cell office:value-type="float" office:value="0.609275363639835">
                <text:p>0.609275363639835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587959834408117">
                <text:p>0.587959834408117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2503609145735">
                <text:p>0.262503609145735</text:p>
              </table:table-cell>
              <table:table-cell office:value-type="float" office:value="29.30859375">
                <text:p>29.30859375</text:p>
              </table:table-cell>
              <table:table-cell office:value-type="float" office:value="0.585464211303718">
                <text:p>0.585464211303718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630405841717877">
                <text:p>0.630405841717877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446078510113723">
                <text:p>0.446078510113723</text:p>
              </table:table-cell>
              <table:table-cell office:value-type="float" office:value="13.859375">
                <text:p>13.859375</text:p>
              </table:table-cell>
              <table:table-cell office:value-type="float" office:value="0.662728267709844">
                <text:p>0.662728267709844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747465974301215">
                <text:p>0.747465974301215</text:p>
              </table:table-cell>
              <table:table-cell office:value-type="float" office:value="241.1875">
                <text:p>241.1875</text:p>
              </table:table-cell>
              <table:table-cell office:value-type="float" office:value="0.615064711890498">
                <text:p>0.615064711890498</text:p>
              </table:table-cell>
              <table:table-cell office:value-type="float" office:value="442.1328125">
                <text:p>442.1328125</text:p>
              </table:table-cell>
              <table:table-cell office:value-type="float" office:value="0.816824166865286">
                <text:p>0.816824166865286</text:p>
              </table:table-cell>
              <table:table-cell office:value-type="float" office:value="309.2578125">
                <text:p>309.2578125</text:p>
              </table:table-cell>
              <table:table-cell office:value-type="float" office:value="0.628246678831066">
                <text:p>0.628246678831066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60417363137889">
                <text:p>0.60417363137889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3420824041869">
                <text:p>0.273420824041869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603418068854674">
                <text:p>0.603418068854674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647642773942904">
                <text:p>0.647642773942904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459365612509061">
                <text:p>0.459365612509061</text:p>
              </table:table-cell>
              <table:table-cell office:value-type="float" office:value="15.1484375">
                <text:p>15.1484375</text:p>
              </table:table-cell>
              <table:table-cell office:value-type="float" office:value="0.682187446593153">
                <text:p>0.682187446593153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767618949855167">
                <text:p>0.767618949855167</text:p>
              </table:table-cell>
              <table:table-cell office:value-type="float" office:value="242.21875">
                <text:p>242.21875</text:p>
              </table:table-cell>
              <table:table-cell office:value-type="float" office:value="0.635492818604865">
                <text:p>0.635492818604865</text:p>
              </table:table-cell>
              <table:table-cell office:value-type="float" office:value="444.96875">
                <text:p>444.96875</text:p>
              </table:table-cell>
              <table:table-cell office:value-type="float" office:value="0.843884638682775">
                <text:p>0.843884638682775</text:p>
              </table:table-cell>
              <table:table-cell office:value-type="float" office:value="310.4296875">
                <text:p>310.4296875</text:p>
              </table:table-cell>
              <table:table-cell office:value-type="float" office:value="0.645853051716967">
                <text:p>0.645853051716967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622945787341402">
                <text:p>0.622945787341402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1403487635944">
                <text:p>0.281403487635944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625014319042973">
                <text:p>0.625014319042973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667936439033564">
                <text:p>0.667936439033564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472372664177898">
                <text:p>0.472372664177898</text:p>
              </table:table-cell>
              <table:table-cell office:value-type="float" office:value="16.1796875">
                <text:p>16.1796875</text:p>
              </table:table-cell>
              <table:table-cell office:value-type="float" office:value="0.701929373665306">
                <text:p>0.701929373665306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793845174045506">
                <text:p>0.793845174045506</text:p>
              </table:table-cell>
              <table:table-cell office:value-type="float" office:value="242.734375">
                <text:p>242.734375</text:p>
              </table:table-cell>
              <table:table-cell office:value-type="float" office:value="0.655870597538791">
                <text:p>0.655870597538791</text:p>
              </table:table-cell>
              <table:table-cell office:value-type="float" office:value="447.8046875">
                <text:p>447.8046875</text:p>
              </table:table-cell>
              <table:table-cell office:value-type="float" office:value="0.868186510481861">
                <text:p>0.868186510481861</text:p>
              </table:table-cell>
              <table:table-cell office:value-type="float" office:value="315.1171875">
                <text:p>315.1171875</text:p>
              </table:table-cell>
              <table:table-cell office:value-type="float" office:value="0.666735643833848">
                <text:p>0.666735643833848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641669473785442">
                <text:p>0.641669473785442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096548521159">
                <text:p>0.29096548521159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65069195200296">
                <text:p>0.65069195200296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688223960524896">
                <text:p>0.688223960524896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487189819610994">
                <text:p>0.487189819610994</text:p>
              </table:table-cell>
              <table:table-cell office:value-type="float" office:value="16.953125">
                <text:p>16.953125</text:p>
              </table:table-cell>
              <table:table-cell office:value-type="float" office:value="0.721582548598991">
                <text:p>0.721582548598991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814726834246187">
                <text:p>0.814726834246187</text:p>
              </table:table-cell>
              <table:table-cell office:value-type="float" office:value="243.25">
                <text:p>243.25</text:p>
              </table:table-cell>
              <table:table-cell office:value-type="float" office:value="0.676314632134917">
                <text:p>0.676314632134917</text:p>
              </table:table-cell>
              <table:table-cell office:value-type="float" office:value="450.8984375">
                <text:p>450.8984375</text:p>
              </table:table-cell>
              <table:table-cell office:value-type="float" office:value="0.888552937315789">
                <text:p>0.888552937315789</text:p>
              </table:table-cell>
              <table:table-cell office:value-type="float" office:value="319.8046875">
                <text:p>319.8046875</text:p>
              </table:table-cell>
              <table:table-cell office:value-type="float" office:value="0.684522355274228">
                <text:p>0.684522355274228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657806885890173">
                <text:p>0.657806885890173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9966369824182">
                <text:p>0.299966369824182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669085213164351">
                <text:p>0.669085213164351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708562734466551">
                <text:p>0.708562734466551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501789572350125">
                <text:p>0.501789572350125</text:p>
              </table:table-cell>
              <table:table-cell office:value-type="float" office:value="18.2421875">
                <text:p>18.2421875</text:p>
              </table:table-cell>
              <table:table-cell office:value-type="float" office:value="0.741597992676406">
                <text:p>0.741597992676406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834844173697253">
                <text:p>0.834844173697253</text:p>
              </table:table-cell>
              <table:table-cell office:value-type="float" office:value="244.0234375">
                <text:p>244.0234375</text:p>
              </table:table-cell>
              <table:table-cell office:value-type="float" office:value="0.696615556025401">
                <text:p>0.696615556025401</text:p>
              </table:table-cell>
              <table:table-cell office:value-type="float" office:value="453.734375">
                <text:p>453.734375</text:p>
              </table:table-cell>
              <table:table-cell office:value-type="float" office:value="0.908984689858504">
                <text:p>0.908984689858504</text:p>
              </table:table-cell>
              <table:table-cell office:value-type="float" office:value="323.3203125">
                <text:p>323.3203125</text:p>
              </table:table-cell>
              <table:table-cell office:value-type="float" office:value="0.702175061847031">
                <text:p>0.702175061847031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676037006520485">
                <text:p>0.676037006520485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0489143857084">
                <text:p>0.310489143857084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692487251262907">
                <text:p>0.692487251262907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728881562978118">
                <text:p>0.728881562978118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515531308058791">
                <text:p>0.515531308058791</text:p>
              </table:table-cell>
              <table:table-cell office:value-type="float" office:value="19.2734375">
                <text:p>19.2734375</text:p>
              </table:table-cell>
              <table:table-cell office:value-type="float" office:value="0.758744779366599">
                <text:p>0.758744779366599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854822676154171">
                <text:p>0.854822676154171</text:p>
              </table:table-cell>
              <table:table-cell office:value-type="float" office:value="244.5390625">
                <text:p>244.5390625</text:p>
              </table:table-cell>
              <table:table-cell office:value-type="float" office:value="0.716953172195591">
                <text:p>0.716953172195591</text:p>
              </table:table-cell>
              <table:table-cell office:value-type="float" office:value="456.5703125">
                <text:p>456.5703125</text:p>
              </table:table-cell>
              <table:table-cell office:value-type="float" office:value="0.935685355313796">
                <text:p>0.935685355313796</text:p>
              </table:table-cell>
              <table:table-cell office:value-type="float" office:value="326.72265625">
                <text:p>326.72265625</text:p>
              </table:table-cell>
              <table:table-cell office:value-type="float" office:value="0.722723907693419">
                <text:p>0.722723907693419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694762193761743">
                <text:p>0.694762193761743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1058590416935">
                <text:p>0.321058590416935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713609540272272">
                <text:p>0.713609540272272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749290297573224">
                <text:p>0.749290297573224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528508025048461">
                <text:p>0.528508025048461</text:p>
              </table:table-cell>
              <table:table-cell office:value-type="float" office:value="20.046875">
                <text:p>20.046875</text:p>
              </table:table-cell>
              <table:table-cell office:value-type="float" office:value="0.775088563585887">
                <text:p>0.775088563585887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877438641309868">
                <text:p>0.877438641309868</text:p>
              </table:table-cell>
              <table:table-cell office:value-type="float" office:value="245.0546875">
                <text:p>245.0546875</text:p>
              </table:table-cell>
              <table:table-cell office:value-type="float" office:value="0.737315898182048">
                <text:p>0.737315898182048</text:p>
              </table:table-cell>
              <table:table-cell office:value-type="float" office:value="459.40625">
                <text:p>459.40625</text:p>
              </table:table-cell>
              <table:table-cell office:value-type="float" office:value="0.963264260047113">
                <text:p>0.963264260047113</text:p>
              </table:table-cell>
              <table:table-cell office:value-type="float" office:value="331.47265625">
                <text:p>331.47265625</text:p>
              </table:table-cell>
              <table:table-cell office:value-type="float" office:value="0.743423263976433">
                <text:p>0.743423263976433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710833983637923">
                <text:p>0.710833983637923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8964935145072">
                <text:p>0.328964935145072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734888945523779">
                <text:p>0.734888945523779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769662880729541">
                <text:p>0.769662880729541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542827413817808">
                <text:p>0.542827413817808</text:p>
              </table:table-cell>
              <table:table-cell office:value-type="float" office:value="21.078125">
                <text:p>21.078125</text:p>
              </table:table-cell>
              <table:table-cell office:value-type="float" office:value="0.79178956286274">
                <text:p>0.79178956286274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898471298974058">
                <text:p>0.898471298974058</text:p>
              </table:table-cell>
              <table:table-cell office:value-type="float" office:value="245.0546875">
                <text:p>245.0546875</text:p>
              </table:table-cell>
              <table:table-cell office:value-type="float" office:value="0.75768301745557">
                <text:p>0.75768301745557</text:p>
              </table:table-cell>
              <table:table-cell office:value-type="float" office:value="462.2421875">
                <text:p>462.2421875</text:p>
              </table:table-cell>
              <table:table-cell office:value-type="float" office:value="0.98370985075203">
                <text:p>0.98370985075203</text:p>
              </table:table-cell>
              <table:table-cell office:value-type="float" office:value="336.16015625">
                <text:p>336.16015625</text:p>
              </table:table-cell>
              <table:table-cell office:value-type="float" office:value="0.764113728117887">
                <text:p>0.764113728117887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729436823016434">
                <text:p>0.729436823016434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9511296752982">
                <text:p>0.339511296752982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752931738589122">
                <text:p>0.752931738589122</text:p>
              </table:table-cell>
              <table:table-cell office:value-type="float" office:value="56.45703125">
                <text:p>56.45703125</text:p>
              </table:table-cell>
              <table:table-cell office:value-type="float" office:value="0.789992287624057">
                <text:p>0.789992287624057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557534866087008">
                <text:p>0.557534866087008</text:p>
              </table:table-cell>
              <table:table-cell office:value-type="float" office:value="21.8515625">
                <text:p>21.8515625</text:p>
              </table:table-cell>
              <table:table-cell office:value-type="float" office:value="0.808675762869797">
                <text:p>0.808675762869797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918546833523424">
                <text:p>0.918546833523424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778029368785313">
                <text:p>0.778029368785313</text:p>
              </table:table-cell>
              <table:table-cell office:value-type="float" office:value="465.078125">
                <text:p>465.078125</text:p>
              </table:table-cell>
              <table:table-cell office:value-type="float" office:value="1.01057500760271">
                <text:p>1.01057500760271</text:p>
              </table:table-cell>
              <table:table-cell office:value-type="float" office:value="338.7578125">
                <text:p>338.7578125</text:p>
              </table:table-cell>
              <table:table-cell office:value-type="float" office:value="0.784677692598466">
                <text:p>0.784677692598466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748207417595912">
                <text:p>0.748207417595912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7591780834899">
                <text:p>0.347591780834899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767531346502283">
                <text:p>0.767531346502283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810429482137903">
                <text:p>0.810429482137903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571048048389636">
                <text:p>0.571048048389636</text:p>
              </table:table-cell>
              <table:table-cell office:value-type="float" office:value="23.140625">
                <text:p>23.140625</text:p>
              </table:table-cell>
              <table:table-cell office:value-type="float" office:value="0.825379037055467">
                <text:p>0.825379037055467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944747631915552">
                <text:p>0.944747631915552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798427330600577">
                <text:p>0.798427330600577</text:p>
              </table:table-cell>
              <table:table-cell office:value-type="float" office:value="467.9140625">
                <text:p>467.9140625</text:p>
              </table:table-cell>
              <table:table-cell office:value-type="float" office:value="1.04097067896033">
                <text:p>1.04097067896033</text:p>
              </table:table-cell>
              <table:table-cell office:value-type="float" office:value="344.34375">
                <text:p>344.34375</text:p>
              </table:table-cell>
              <table:table-cell office:value-type="float" office:value="0.805366941629299">
                <text:p>0.805366941629299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766997089783399">
                <text:p>0.766997089783399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5571812732326">
                <text:p>0.355571812732326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784806838516404">
                <text:p>0.784806838516404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830799981981564">
                <text:p>0.830799981981564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585283053661778">
                <text:p>0.585283053661778</text:p>
              </table:table-cell>
              <table:table-cell office:value-type="float" office:value="24.171875">
                <text:p>24.171875</text:p>
              </table:table-cell>
              <table:table-cell office:value-type="float" office:value="0.845208526192354">
                <text:p>0.845208526192354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972042760310472">
                <text:p>0.972042760310472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818789435179804">
                <text:p>0.818789435179804</text:p>
              </table:table-cell>
              <table:table-cell office:value-type="float" office:value="471.0078125">
                <text:p>471.0078125</text:p>
              </table:table-cell>
              <table:table-cell office:value-type="float" office:value="1.06603128747718">
                <text:p>1.06603128747718</text:p>
              </table:table-cell>
              <table:table-cell office:value-type="float" office:value="344.34375">
                <text:p>344.34375</text:p>
              </table:table-cell>
              <table:table-cell office:value-type="float" office:value="0.825890084088813">
                <text:p>0.825890084088813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783128818073058">
                <text:p>0.783128818073058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615299985284">
                <text:p>0.36615299985284</text:p>
              </table:table-cell>
              <table:table-cell office:value-type="float" office:value="29.82421875">
                <text:p>29.82421875</text:p>
              </table:table-cell>
              <table:table-cell office:value-type="float" office:value="0.801914460795346">
                <text:p>0.801914460795346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848067935499524">
                <text:p>0.848067935499524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597880811174489">
                <text:p>0.597880811174489</text:p>
              </table:table-cell>
              <table:table-cell office:value-type="float" office:value="24.9453125">
                <text:p>24.9453125</text:p>
              </table:table-cell>
              <table:table-cell office:value-type="float" office:value="0.861804248231727">
                <text:p>0.861804248231727</text:p>
              </table:table-cell>
              <table:table-cell office:value-type="float" office:value="115.109375">
                <text:p>115.109375</text:p>
              </table:table-cell>
              <table:table-cell office:value-type="float" office:value="0.996430403608712">
                <text:p>0.996430403608712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839171009927938">
                <text:p>0.839171009927938</text:p>
              </table:table-cell>
              <table:table-cell office:value-type="float" office:value="473.84375">
                <text:p>473.84375</text:p>
              </table:table-cell>
              <table:table-cell office:value-type="float" office:value="1.08644262269695">
                <text:p>1.08644262269695</text:p>
              </table:table-cell>
              <table:table-cell office:value-type="float" office:value="344.34375">
                <text:p>344.34375</text:p>
              </table:table-cell>
              <table:table-cell office:value-type="float" office:value="0.846563675280117">
                <text:p>0.846563675280117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801870177399684">
                <text:p>0.801870177399684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818911805652795">
                <text:p>0.818911805652795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865153790107307">
                <text:p>0.865153790107307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610254125507262">
                <text:p>0.610254125507262</text:p>
              </table:table-cell>
              <table:table-cell office:value-type="float" office:value="25.9765625">
                <text:p>25.9765625</text:p>
              </table:table-cell>
              <table:table-cell office:value-type="float" office:value="0.879306003134308">
                <text:p>0.879306003134308</text:p>
              </table:table-cell>
              <table:table-cell office:value-type="float" office:value="115.109375">
                <text:p>115.109375</text:p>
              </table:table-cell>
              <table:table-cell office:value-type="float" office:value="1.01656673699739">
                <text:p>1.01656673699739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859476248210705">
                <text:p>0.859476248210705</text:p>
              </table:table-cell>
              <table:table-cell office:value-type="float" office:value="476.6796875">
                <text:p>476.6796875</text:p>
              </table:table-cell>
              <table:table-cell office:value-type="float" office:value="1.10698019081166">
                <text:p>1.10698019081166</text:p>
              </table:table-cell>
              <table:table-cell office:value-type="float" office:value="344.34375">
                <text:p>344.34375</text:p>
              </table:table-cell>
              <table:table-cell office:value-type="float" office:value="0.867281266766205">
                <text:p>0.867281266766205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820734159821765">
                <text:p>0.820734159821765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6016343602562">
                <text:p>0.836016343602562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882355970864854">
                <text:p>0.882355970864854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623105718029278">
                <text:p>0.623105718029278</text:p>
              </table:table-cell>
              <table:table-cell office:value-type="float" office:value="26.75">
                <text:p>26.75</text:p>
              </table:table-cell>
              <table:table-cell office:value-type="float" office:value="0.896847537369591">
                <text:p>0.896847537369591</text:p>
              </table:table-cell>
              <table:table-cell office:value-type="float" office:value="115.109375">
                <text:p>115.109375</text:p>
              </table:table-cell>
              <table:table-cell office:value-type="float" office:value="1.03905005851019">
                <text:p>1.03905005851019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880014027539227">
                <text:p>0.880014027539227</text:p>
              </table:table-cell>
              <table:table-cell office:value-type="float" office:value="479.515625">
                <text:p>479.515625</text:p>
              </table:table-cell>
              <table:table-cell office:value-type="float" office:value="1.13221222527603">
                <text:p>1.13221222527603</text:p>
              </table:table-cell>
              <table:table-cell office:value-type="float" office:value="344.34375">
                <text:p>344.34375</text:p>
              </table:table-cell>
              <table:table-cell office:value-type="float" office:value="0.888103746031594">
                <text:p>0.888103746031594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83685406608766">
                <text:p>0.83685406608766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053301182512">
                <text:p>0.853053301182512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899492470405686">
                <text:p>0.899492470405686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637044966107454">
                <text:p>0.637044966107454</text:p>
              </table:table-cell>
              <table:table-cell office:value-type="float" office:value="27.5234375">
                <text:p>27.5234375</text:p>
              </table:table-cell>
              <table:table-cell office:value-type="float" office:value="0.913156739291508">
                <text:p>0.913156739291508</text:p>
              </table:table-cell>
              <table:table-cell office:value-type="float" office:value="61.75">
                <text:p>61.75</text:p>
              </table:table-cell>
              <table:table-cell office:value-type="float" office:value="1.05929556692322">
                <text:p>1.05929556692322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900377035419406">
                <text:p>0.900377035419406</text:p>
              </table:table-cell>
              <table:table-cell office:value-type="float" office:value="482.3515625">
                <text:p>482.3515625</text:p>
              </table:table-cell>
              <table:table-cell office:value-type="float" office:value="1.15364135100478">
                <text:p>1.15364135100478</text:p>
              </table:table-cell>
              <table:table-cell office:value-type="float" office:value="344.34375">
                <text:p>344.34375</text:p>
              </table:table-cell>
              <table:table-cell office:value-type="float" office:value="0.908735457675869">
                <text:p>0.908735457675869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852927107493701">
                <text:p>0.852927107493701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178261424956">
                <text:p>0.870178261424956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916557282908367">
                <text:p>0.916557282908367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649270951890961">
                <text:p>0.649270951890961</text:p>
              </table:table-cell>
              <table:table-cell office:value-type="float" office:value="28.5546875">
                <text:p>28.5546875</text:p>
              </table:table-cell>
              <table:table-cell office:value-type="float" office:value="0.932765272866862">
                <text:p>0.932765272866862</text:p>
              </table:table-cell>
              <table:table-cell office:value-type="float" office:value="61.75">
                <text:p>61.75</text:p>
              </table:table-cell>
              <table:table-cell office:value-type="float" office:value="1.10249013545985">
                <text:p>1.10249013545985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920757824765535">
                <text:p>0.920757824765535</text:p>
              </table:table-cell>
              <table:table-cell office:value-type="float" office:value="485.1875">
                <text:p>485.1875</text:p>
              </table:table-cell>
              <table:table-cell office:value-type="float" office:value="1.17057993430894">
                <text:p>1.17057993430894</text:p>
              </table:table-cell>
              <table:table-cell office:value-type="float" office:value="344.34375">
                <text:p>344.34375</text:p>
              </table:table-cell>
              <table:table-cell office:value-type="float" office:value="0.929345632433677">
                <text:p>0.929345632433677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872015680670927">
                <text:p>0.872015680670927</text:p>
              </table:table-cell>
              <table:table-cell office:value-type="float" office:value="187.265625">
                <text:p>187.265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207956309067">
                <text:p>0.887207956309067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935535310628062">
                <text:p>0.935535310628062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66193551009367">
                <text:p>0.66193551009367</text:p>
              </table:table-cell>
              <table:table-cell office:value-type="float" office:value="29.328125">
                <text:p>29.328125</text:p>
              </table:table-cell>
              <table:table-cell office:value-type="float" office:value="0.95220271470702">
                <text:p>0.95220271470702</text:p>
              </table:table-cell>
              <table:table-cell office:value-type="float" office:value="61.75">
                <text:p>61.75</text:p>
              </table:table-cell>
              <table:table-cell office:value-type="float" office:value="1.12979319429066">
                <text:p>1.12979319429066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941181559467834">
                <text:p>0.941181559467834</text:p>
              </table:table-cell>
              <table:table-cell office:value-type="float" office:value="488.28125">
                <text:p>488.28125</text:p>
              </table:table-cell>
              <table:table-cell office:value-type="float" office:value="1.1967459965408">
                <text:p>1.1967459965408</text:p>
              </table:table-cell>
              <table:table-cell office:value-type="float" office:value="344.34375">
                <text:p>344.34375</text:p>
              </table:table-cell>
              <table:table-cell office:value-type="float" office:value="0.949952515950448">
                <text:p>0.949952515950448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888336787239355">
                <text:p>0.888336787239355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207507151003">
                <text:p>0.904207507151003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958120104591252">
                <text:p>0.958120104591252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676401368801213">
                <text:p>0.676401368801213</text:p>
              </table:table-cell>
              <table:table-cell office:value-type="float" office:value="30.1015625">
                <text:p>30.1015625</text:p>
              </table:table-cell>
              <table:table-cell office:value-type="float" office:value="0.97189091043245">
                <text:p>0.97189091043245</text:p>
              </table:table-cell>
              <table:table-cell office:value-type="float" office:value="61.75">
                <text:p>61.75</text:p>
              </table:table-cell>
              <table:table-cell office:value-type="float" office:value="1.14994207046516">
                <text:p>1.14994207046516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961540889432751">
                <text:p>0.961540889432751</text:p>
              </table:table-cell>
              <table:table-cell office:value-type="float" office:value="491.1171875">
                <text:p>491.1171875</text:p>
              </table:table-cell>
              <table:table-cell office:value-type="float" office:value="1.22424406034482">
                <text:p>1.22424406034482</text:p>
              </table:table-cell>
              <table:table-cell office:value-type="float" office:value="350.37890625">
                <text:p>350.37890625</text:p>
              </table:table-cell>
              <table:table-cell office:value-type="float" office:value="0.97045697418554">
                <text:p>0.97045697418554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908658653946284">
                <text:p>0.908658653946284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34009061552">
                <text:p>0.92134009061552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978685066367818">
                <text:p>0.978685066367818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690405626716356">
                <text:p>0.690405626716356</text:p>
              </table:table-cell>
              <table:table-cell office:value-type="float" office:value="31.390625">
                <text:p>31.390625</text:p>
              </table:table-cell>
              <table:table-cell office:value-type="float" office:value="0.991409122059474">
                <text:p>0.991409122059474</text:p>
              </table:table-cell>
              <table:table-cell office:value-type="float" office:value="61.75">
                <text:p>61.75</text:p>
              </table:table-cell>
              <table:table-cell office:value-type="float" office:value="1.17617605673184">
                <text:p>1.17617605673184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0.981872036230664">
                <text:p>0.981872036230664</text:p>
              </table:table-cell>
              <table:table-cell office:value-type="float" office:value="493.953125">
                <text:p>493.953125</text:p>
              </table:table-cell>
              <table:table-cell office:value-type="float" office:value="1.24969036663487">
                <text:p>1.24969036663487</text:p>
              </table:table-cell>
              <table:table-cell office:value-type="float" office:value="359.14453125">
                <text:p>359.14453125</text:p>
              </table:table-cell>
              <table:table-cell office:value-type="float" office:value="0.991107533334728">
                <text:p>0.991107533334728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926059236177709">
                <text:p>0.926059236177709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763941899829">
                <text:p>0.938763941899829</text:p>
              </table:table-cell>
              <table:table-cell office:value-type="float" office:value="50.0703125">
                <text:p>50.0703125</text:p>
              </table:table-cell>
              <table:table-cell office:value-type="float" office:value="0.999167144109805">
                <text:p>0.999167144109805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706893431501863">
                <text:p>0.706893431501863</text:p>
              </table:table-cell>
              <table:table-cell office:value-type="float" office:value="32.1640625">
                <text:p>32.1640625</text:p>
              </table:table-cell>
              <table:table-cell office:value-type="float" office:value="1.01094648887477">
                <text:p>1.01094648887477</text:p>
              </table:table-cell>
              <table:table-cell office:value-type="float" office:value="61.75">
                <text:p>61.75</text:p>
              </table:table-cell>
              <table:table-cell office:value-type="float" office:value="1.20353818433231">
                <text:p>1.20353818433231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1.00225816294189">
                <text:p>1.00225816294189</text:p>
              </table:table-cell>
              <table:table-cell office:value-type="float" office:value="496.7890625">
                <text:p>496.7890625</text:p>
              </table:table-cell>
              <table:table-cell office:value-type="float" office:value="1.26980973369449">
                <text:p>1.26980973369449</text:p>
              </table:table-cell>
              <table:table-cell office:value-type="float" office:value="366.62109375">
                <text:p>366.62109375</text:p>
              </table:table-cell>
              <table:table-cell office:value-type="float" office:value="1.01141918199328">
                <text:p>1.01141918199328</text:p>
              </table:table-cell>
              <table:table-cell office:value-type="float" office:value="197.78515625">
                <text:p>197.78515625</text:p>
              </table:table-cell>
              <table:table-cell office:value-type="float" office:value="0.945410873834391">
                <text:p>0.94541087383439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6152361942996">
                <text:p>0.956152361942996</text:p>
              </table:table-cell>
              <table:table-cell office:value-type="float" office:value="50.0703125">
                <text:p>50.0703125</text:p>
              </table:table-cell>
              <table:table-cell office:value-type="float" office:value="1.01961081973258">
                <text:p>1.01961081973258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72163195226318">
                <text:p>0.72163195226318</text:p>
              </table:table-cell>
              <table:table-cell office:value-type="float" office:value="33.7109375">
                <text:p>33.7109375</text:p>
              </table:table-cell>
              <table:table-cell office:value-type="float" office:value="1.0306195232187">
                <text:p>1.0306195232187</text:p>
              </table:table-cell>
              <table:table-cell office:value-type="float" office:value="61.75">
                <text:p>61.75</text:p>
              </table:table-cell>
              <table:table-cell office:value-type="float" office:value="1.22362695351998">
                <text:p>1.22362695351998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1.01909017626394">
                <text:p>1.01909017626394</text:p>
              </table:table-cell>
              <table:table-cell office:value-type="float" office:value="499.625">
                <text:p>499.625</text:p>
              </table:table-cell>
              <table:table-cell office:value-type="float" office:value="1.29560416793859">
                <text:p>1.29560416793859</text:p>
              </table:table-cell>
              <table:table-cell office:value-type="float" office:value="372.55078125">
                <text:p>372.55078125</text:p>
              </table:table-cell>
              <table:table-cell office:value-type="float" office:value="1.03181767688631">
                <text:p>1.03181767688631</text:p>
              </table:table-cell>
              <table:table-cell office:value-type="float" office:value="103.09765625">
                <text:p>103.09765625</text:p>
              </table:table-cell>
              <table:table-cell office:value-type="float" office:value="0.965039198258547">
                <text:p>0.96503919825854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729424417487">
                <text:p>0.973729424417487</text:p>
              </table:table-cell>
              <table:table-cell office:value-type="float" office:value="50.0703125">
                <text:p>50.0703125</text:p>
              </table:table-cell>
              <table:table-cell office:value-type="float" office:value="1.0400233316611">
                <text:p>1.0400233316611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737125754994126">
                <text:p>0.737125754994126</text:p>
              </table:table-cell>
              <table:table-cell office:value-type="float" office:value="34.7421875">
                <text:p>34.7421875</text:p>
              </table:table-cell>
              <table:table-cell office:value-type="float" office:value="1.05028815946404">
                <text:p>1.05028815946404</text:p>
              </table:table-cell>
              <table:table-cell office:value-type="float" office:value="61.75">
                <text:p>61.75</text:p>
              </table:table-cell>
              <table:table-cell office:value-type="float" office:value="1.24254694358962">
                <text:p>1.24254694358962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1.03575329180997">
                <text:p>1.03575329180997</text:p>
              </table:table-cell>
              <table:table-cell office:value-type="float" office:value="502.203125">
                <text:p>502.203125</text:p>
              </table:table-cell>
              <table:table-cell office:value-type="float" office:value="1.31584710511001">
                <text:p>1.31584710511001</text:p>
              </table:table-cell>
              <table:table-cell office:value-type="float" office:value="380.28515625">
                <text:p>380.28515625</text:p>
              </table:table-cell>
              <table:table-cell office:value-type="float" office:value="1.05180989954291">
                <text:p>1.05180989954291</text:p>
              </table:table-cell>
              <table:table-cell office:value-type="float" office:value="120.62890625">
                <text:p>120.62890625</text:p>
              </table:table-cell>
              <table:table-cell office:value-type="float" office:value="0.98131130734639">
                <text:p>0.98131130734639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317450627093">
                <text:p>0.991317450627093</text:p>
              </table:table-cell>
              <table:table-cell office:value-type="float" office:value="50.0703125">
                <text:p>50.0703125</text:p>
              </table:table-cell>
              <table:table-cell office:value-type="float" office:value="1.06040840729588">
                <text:p>1.06040840729588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750227753073092">
                <text:p>0.750227753073092</text:p>
              </table:table-cell>
              <table:table-cell office:value-type="float" office:value="35.7734375">
                <text:p>35.7734375</text:p>
              </table:table-cell>
              <table:table-cell office:value-type="float" office:value="1.06982765473103">
                <text:p>1.06982765473103</text:p>
              </table:table-cell>
              <table:table-cell office:value-type="float" office:value="61.75">
                <text:p>61.75</text:p>
              </table:table-cell>
              <table:table-cell office:value-type="float" office:value="1.26096272664705">
                <text:p>1.26096272664705</text:p>
              </table:table-cell>
              <table:table-cell office:value-type="float" office:value="249.1796875">
                <text:p>249.1796875</text:p>
              </table:table-cell>
              <table:table-cell office:value-type="float" office:value="1.05267438532113">
                <text:p>1.05267438532113</text:p>
              </table:table-cell>
              <table:table-cell office:value-type="float" office:value="504.78125">
                <text:p>504.78125</text:p>
              </table:table-cell>
              <table:table-cell office:value-type="float" office:value="1.34159535173613">
                <text:p>1.34159535173613</text:p>
              </table:table-cell>
              <table:table-cell office:value-type="float" office:value="386.47265625">
                <text:p>386.47265625</text:p>
              </table:table-cell>
              <table:table-cell office:value-type="float" office:value="1.07172361845889">
                <text:p>1.07172361845889</text:p>
              </table:table-cell>
              <table:table-cell office:value-type="float" office:value="120.62890625">
                <text:p>120.62890625</text:p>
              </table:table-cell>
              <table:table-cell office:value-type="float" office:value="0.997641171161794">
                <text:p>0.997641171161794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08077238257048">
                <text:p>1.08077238257048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762559173924771">
                <text:p>0.762559173924771</text:p>
              </table:table-cell>
              <table:table-cell office:value-type="float" office:value="36.8046875">
                <text:p>36.8046875</text:p>
              </table:table-cell>
              <table:table-cell office:value-type="float" office:value="1.08943418526408">
                <text:p>1.08943418526408</text:p>
              </table:table-cell>
              <table:table-cell office:value-type="float" office:value="61.75">
                <text:p>61.75</text:p>
              </table:table-cell>
              <table:table-cell office:value-type="float" office:value="1.27936164130608">
                <text:p>1.27936164130608</text:p>
              </table:table-cell>
              <table:table-cell office:value-type="float" office:value="82.87109375">
                <text:p>82.87109375</text:p>
              </table:table-cell>
              <table:table-cell office:value-type="float" office:value="1.07320940865096">
                <text:p>1.07320940865096</text:p>
              </table:table-cell>
              <table:table-cell office:value-type="float" office:value="507.359375">
                <text:p>507.359375</text:p>
              </table:table-cell>
              <table:table-cell office:value-type="float" office:value="1.3618396989803">
                <text:p>1.3618396989803</text:p>
              </table:table-cell>
              <table:table-cell office:value-type="float" office:value="393.94921875">
                <text:p>393.94921875</text:p>
              </table:table-cell>
              <table:table-cell office:value-type="float" office:value="1.09158471833842">
                <text:p>1.09158471833842</text:p>
              </table:table-cell>
              <table:table-cell office:value-type="float" office:value="120.62890625">
                <text:p>120.62890625</text:p>
              </table:table-cell>
              <table:table-cell office:value-type="float" office:value="1.01676975434653">
                <text:p>1.01676975434653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149587676528">
                <text:p>1.10149587676528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774596791921053">
                <text:p>0.774596791921053</text:p>
              </table:table-cell>
              <table:table-cell office:value-type="float" office:value="37.578125">
                <text:p>37.578125</text:p>
              </table:table-cell>
              <table:table-cell office:value-type="float" office:value="1.10905984906069">
                <text:p>1.10905984906069</text:p>
              </table:table-cell>
              <table:table-cell office:value-type="float" office:value="61.75">
                <text:p>61.75</text:p>
              </table:table-cell>
              <table:table-cell office:value-type="float" office:value="1.30517855626872">
                <text:p>1.30517855626872</text:p>
              </table:table-cell>
              <table:table-cell office:value-type="float" office:value="85.1875">
                <text:p>85.1875</text:p>
              </table:table-cell>
              <table:table-cell office:value-type="float" office:value="1.09003970313047">
                <text:p>1.09003970313047</text:p>
              </table:table-cell>
              <table:table-cell office:value-type="float" office:value="510.1953125">
                <text:p>510.1953125</text:p>
              </table:table-cell>
              <table:table-cell office:value-type="float" office:value="1.38767393882661">
                <text:p>1.38767393882661</text:p>
              </table:table-cell>
              <table:table-cell office:value-type="float" office:value="400.39453125">
                <text:p>400.39453125</text:p>
              </table:table-cell>
              <table:table-cell office:value-type="float" office:value="1.11152933049265">
                <text:p>1.11152933049265</text:p>
              </table:table-cell>
              <table:table-cell office:value-type="float" office:value="120.88671875">
                <text:p>120.88671875</text:p>
              </table:table-cell>
              <table:table-cell office:value-type="float" office:value="1.0333793255651">
                <text:p>1.033379325565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189897263843">
                <text:p>1.12189897263843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789778156317247">
                <text:p>0.789778156317247</text:p>
              </table:table-cell>
              <table:table-cell office:value-type="float" office:value="38.609375">
                <text:p>38.609375</text:p>
              </table:table-cell>
              <table:table-cell office:value-type="float" office:value="1.12869826602769">
                <text:p>1.12869826602769</text:p>
              </table:table-cell>
              <table:table-cell office:value-type="float" office:value="61.75">
                <text:p>61.75</text:p>
              </table:table-cell>
              <table:table-cell office:value-type="float" office:value="1.3252054471869">
                <text:p>1.3252054471869</text:p>
              </table:table-cell>
              <table:table-cell office:value-type="float" office:value="89.0546875">
                <text:p>89.0546875</text:p>
              </table:table-cell>
              <table:table-cell office:value-type="float" office:value="1.11090618826816">
                <text:p>1.11090618826816</text:p>
              </table:table-cell>
              <table:table-cell office:value-type="float" office:value="512.7734375">
                <text:p>512.7734375</text:p>
              </table:table-cell>
              <table:table-cell office:value-type="float" office:value="1.41228259648448">
                <text:p>1.41228259648448</text:p>
              </table:table-cell>
              <table:table-cell office:value-type="float" office:value="408.38671875">
                <text:p>408.38671875</text:p>
              </table:table-cell>
              <table:table-cell office:value-type="float" office:value="1.13167684713465">
                <text:p>1.13167684713465</text:p>
              </table:table-cell>
              <table:table-cell office:value-type="float" office:value="120.88671875">
                <text:p>120.88671875</text:p>
              </table:table-cell>
              <table:table-cell office:value-type="float" office:value="1.05261138413083">
                <text:p>1.05261138413083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233305466652">
                <text:p>1.14233305466652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802372762053424">
                <text:p>0.802372762053424</text:p>
              </table:table-cell>
              <table:table-cell office:value-type="float" office:value="39.640625">
                <text:p>39.640625</text:p>
              </table:table-cell>
              <table:table-cell office:value-type="float" office:value="1.14826108130253">
                <text:p>1.14826108130253</text:p>
              </table:table-cell>
              <table:table-cell office:value-type="float" office:value="61.75">
                <text:p>61.75</text:p>
              </table:table-cell>
              <table:table-cell office:value-type="float" office:value="1.35091523725335">
                <text:p>1.35091523725335</text:p>
              </table:table-cell>
              <table:table-cell office:value-type="float" office:value="92.6640625">
                <text:p>92.6640625</text:p>
              </table:table-cell>
              <table:table-cell office:value-type="float" office:value="1.13121867246062">
                <text:p>1.13121867246062</text:p>
              </table:table-cell>
              <table:table-cell office:value-type="float" office:value="515.3515625">
                <text:p>515.3515625</text:p>
              </table:table-cell>
              <table:table-cell office:value-type="float" office:value="1.43277802419941">
                <text:p>1.43277802419941</text:p>
              </table:table-cell>
              <table:table-cell office:value-type="float" office:value="415.86328125">
                <text:p>415.86328125</text:p>
              </table:table-cell>
              <table:table-cell office:value-type="float" office:value="1.15157941551206">
                <text:p>1.15157941551206</text:p>
              </table:table-cell>
              <table:table-cell office:value-type="float" office:value="120.88671875">
                <text:p>120.88671875</text:p>
              </table:table-cell>
              <table:table-cell office:value-type="float" office:value="1.06885385204086">
                <text:p>1.06885385204086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949570703996">
                <text:p>1.15949570703996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816801959441078">
                <text:p>0.816801959441078</text:p>
              </table:table-cell>
              <table:table-cell office:value-type="float" office:value="40.671875">
                <text:p>40.671875</text:p>
              </table:table-cell>
              <table:table-cell office:value-type="float" office:value="1.16786832570442">
                <text:p>1.16786832570442</text:p>
              </table:table-cell>
              <table:table-cell office:value-type="float" office:value="61.75">
                <text:p>61.75</text:p>
              </table:table-cell>
              <table:table-cell office:value-type="float" office:value="1.37073885331673">
                <text:p>1.37073885331673</text:p>
              </table:table-cell>
              <table:table-cell office:value-type="float" office:value="96.53125">
                <text:p>96.53125</text:p>
              </table:table-cell>
              <table:table-cell office:value-type="float" office:value="1.15161237927631">
                <text:p>1.15161237927631</text:p>
              </table:table-cell>
              <table:table-cell office:value-type="float" office:value="518.1875">
                <text:p>518.1875</text:p>
              </table:table-cell>
              <table:table-cell office:value-type="float" office:value="1.45828114271828">
                <text:p>1.45828114271828</text:p>
              </table:table-cell>
              <table:table-cell office:value-type="float" office:value="421.53515625">
                <text:p>421.53515625</text:p>
              </table:table-cell>
              <table:table-cell office:value-type="float" office:value="1.17143217479634">
                <text:p>1.17143217479634</text:p>
              </table:table-cell>
              <table:table-cell office:value-type="float" office:value="120.88671875">
                <text:p>120.88671875</text:p>
              </table:table-cell>
              <table:table-cell office:value-type="float" office:value="1.08509537567766">
                <text:p>1.08509537567766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888160909575">
                <text:p>1.17888160909575</text:p>
              </table:table-cell>
              <table:table-cell office:value-type="float" office:value="193.5703125">
                <text:p>193.5703125</text:p>
              </table:table-cell>
              <table:table-cell office:value-type="float" office:value="0.829724631356654">
                <text:p>0.829724631356654</text:p>
              </table:table-cell>
              <table:table-cell office:value-type="float" office:value="41.703125">
                <text:p>41.703125</text:p>
              </table:table-cell>
              <table:table-cell office:value-type="float" office:value="1.18742700948526">
                <text:p>1.18742700948526</text:p>
              </table:table-cell>
              <table:table-cell office:value-type="float" office:value="61.75">
                <text:p>61.75</text:p>
              </table:table-cell>
              <table:table-cell office:value-type="float" office:value="1.39634770920761">
                <text:p>1.39634770920761</text:p>
              </table:table-cell>
              <table:table-cell office:value-type="float" office:value="99.8828125">
                <text:p>99.8828125</text:p>
              </table:table-cell>
              <table:table-cell office:value-type="float" office:value="1.16835702504658">
                <text:p>1.16835702504658</text:p>
              </table:table-cell>
              <table:table-cell office:value-type="float" office:value="521.0234375">
                <text:p>521.0234375</text:p>
              </table:table-cell>
              <table:table-cell office:value-type="float" office:value="1.47849771639164">
                <text:p>1.47849771639164</text:p>
              </table:table-cell>
              <table:table-cell office:value-type="float" office:value="429.52734375">
                <text:p>429.52734375</text:p>
              </table:table-cell>
              <table:table-cell office:value-type="float" office:value="1.19150000106625">
                <text:p>1.19150000106625</text:p>
              </table:table-cell>
              <table:table-cell office:value-type="float" office:value="120.88671875">
                <text:p>120.88671875</text:p>
              </table:table-cell>
              <table:table-cell office:value-type="float" office:value="1.10426239277317">
                <text:p>1.1042623927731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.842394167756392">
                <text:p>0.842394167756392</text:p>
              </table:table-cell>
              <table:table-cell office:value-type="float" office:value="42.4765625">
                <text:p>42.4765625</text:p>
              </table:table-cell>
              <table:table-cell office:value-type="float" office:value="1.20707562056949">
                <text:p>1.20707562056949</text:p>
              </table:table-cell>
              <table:table-cell office:value-type="float" office:value="61.75">
                <text:p>61.75</text:p>
              </table:table-cell>
              <table:table-cell office:value-type="float" office:value="1.42354763729696">
                <text:p>1.42354763729696</text:p>
              </table:table-cell>
              <table:table-cell office:value-type="float" office:value="103.4921875">
                <text:p>103.4921875</text:p>
              </table:table-cell>
              <table:table-cell office:value-type="float" office:value="1.18527164918545">
                <text:p>1.18527164918545</text:p>
              </table:table-cell>
              <table:table-cell office:value-type="float" office:value="523.6015625">
                <text:p>523.6015625</text:p>
              </table:table-cell>
              <table:table-cell office:value-type="float" office:value="1.50421940149069">
                <text:p>1.50421940149069</text:p>
              </table:table-cell>
              <table:table-cell office:value-type="float" office:value="435.45703125">
                <text:p>435.45703125</text:p>
              </table:table-cell>
              <table:table-cell office:value-type="float" office:value="1.21146059477308">
                <text:p>1.21146059477308</text:p>
              </table:table-cell>
              <table:table-cell office:value-type="float" office:value="120.88671875">
                <text:p>120.88671875</text:p>
              </table:table-cell>
              <table:table-cell office:value-type="float" office:value="1.12048456616579">
                <text:p>1.12048456616579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4789359199701">
                <text:p>0.854789359199701</text:p>
              </table:table-cell>
              <table:table-cell office:value-type="float" office:value="43.25">
                <text:p>43.25</text:p>
              </table:table-cell>
              <table:table-cell office:value-type="float" office:value="1.2266888346338">
                <text:p>1.2266888346338</text:p>
              </table:table-cell>
              <table:table-cell office:value-type="float" office:value="61.75">
                <text:p>61.75</text:p>
              </table:table-cell>
              <table:table-cell office:value-type="float" office:value="1.44914846103473">
                <text:p>1.44914846103473</text:p>
              </table:table-cell>
              <table:table-cell office:value-type="float" office:value="108.1328125">
                <text:p>108.1328125</text:p>
              </table:table-cell>
              <table:table-cell office:value-type="float" office:value="1.20500872978482">
                <text:p>1.20500872978482</text:p>
              </table:table-cell>
              <table:table-cell office:value-type="float" office:value="539.8671875">
                <text:p>539.8671875</text:p>
              </table:table-cell>
              <table:table-cell office:value-type="float" office:value="1.53161190433145">
                <text:p>1.53161190433145</text:p>
              </table:table-cell>
              <table:table-cell office:value-type="float" office:value="443.44921875">
                <text:p>443.44921875</text:p>
              </table:table-cell>
              <table:table-cell office:value-type="float" office:value="1.23141669826644">
                <text:p>1.23141669826644</text:p>
              </table:table-cell>
              <table:table-cell office:value-type="float" office:value="121.14453125">
                <text:p>121.14453125</text:p>
              </table:table-cell>
              <table:table-cell office:value-type="float" office:value="1.13676179562061">
                <text:p>1.1367617956206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7312232224156">
                <text:p>0.867312232224156</text:p>
              </table:table-cell>
              <table:table-cell office:value-type="float" office:value="44.0234375">
                <text:p>44.0234375</text:p>
              </table:table-cell>
              <table:table-cell office:value-type="float" office:value="1.24628742754168">
                <text:p>1.24628742754168</text:p>
              </table:table-cell>
              <table:table-cell office:value-type="float" office:value="61.75">
                <text:p>61.75</text:p>
              </table:table-cell>
              <table:table-cell office:value-type="float" office:value="1.46914269020192">
                <text:p>1.46914269020192</text:p>
              </table:table-cell>
              <table:table-cell office:value-type="float" office:value="112">
                <text:p>112</text:p>
              </table:table-cell>
              <table:table-cell office:value-type="float" office:value="1.22187057242683">
                <text:p>1.22187057242683</text:p>
              </table:table-cell>
              <table:table-cell office:value-type="float" office:value="586.53125">
                <text:p>586.53125</text:p>
              </table:table-cell>
              <table:table-cell office:value-type="float" office:value="1.55149567961907">
                <text:p>1.55149567961907</text:p>
              </table:table-cell>
              <table:table-cell office:value-type="float" office:value="451.69921875">
                <text:p>451.69921875</text:p>
              </table:table-cell>
              <table:table-cell office:value-type="float" office:value="1.25134509818693">
                <text:p>1.25134509818693</text:p>
              </table:table-cell>
              <table:table-cell office:value-type="float" office:value="121.14453125">
                <text:p>121.14453125</text:p>
              </table:table-cell>
              <table:table-cell office:value-type="float" office:value="1.15597588962633">
                <text:p>1.15597588962633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45435119114">
                <text:p>0.880145435119114</text:p>
              </table:table-cell>
              <table:table-cell office:value-type="float" office:value="45.0546875">
                <text:p>45.0546875</text:p>
              </table:table-cell>
              <table:table-cell office:value-type="float" office:value="1.26583240574233">
                <text:p>1.26583240574233</text:p>
              </table:table-cell>
              <table:table-cell office:value-type="float" office:value="61.75">
                <text:p>61.75</text:p>
              </table:table-cell>
              <table:table-cell office:value-type="float" office:value="1.49371549567432">
                <text:p>1.49371549567432</text:p>
              </table:table-cell>
              <table:table-cell office:value-type="float" office:value="115.09375">
                <text:p>115.09375</text:p>
              </table:table-cell>
              <table:table-cell office:value-type="float" office:value="1.24157609599911">
                <text:p>1.24157609599911</text:p>
              </table:table-cell>
              <table:table-cell office:value-type="float" office:value="630.1015625">
                <text:p>630.1015625</text:p>
              </table:table-cell>
              <table:table-cell office:value-type="float" office:value="1.57450937172437">
                <text:p>1.57450937172437</text:p>
              </table:table-cell>
              <table:table-cell office:value-type="float" office:value="457.62890625">
                <text:p>457.62890625</text:p>
              </table:table-cell>
              <table:table-cell office:value-type="float" office:value="1.26910634451603">
                <text:p>1.26910634451603</text:p>
              </table:table-cell>
              <table:table-cell office:value-type="float" office:value="121.14453125">
                <text:p>121.14453125</text:p>
              </table:table-cell>
              <table:table-cell office:value-type="float" office:value="1.17524631632395">
                <text:p>1.17524631632395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570653318694">
                <text:p>0.894570653318694</text:p>
              </table:table-cell>
              <table:table-cell office:value-type="float" office:value="46.0859375">
                <text:p>46.0859375</text:p>
              </table:table-cell>
              <table:table-cell office:value-type="float" office:value="1.28540976675258">
                <text:p>1.28540976675258</text:p>
              </table:table-cell>
              <table:table-cell office:value-type="float" office:value="61.75">
                <text:p>61.75</text:p>
              </table:table-cell>
              <table:table-cell office:value-type="float" office:value="1.51914003557311">
                <text:p>1.51914003557311</text:p>
              </table:table-cell>
              <table:table-cell office:value-type="float" office:value="119.21875">
                <text:p>119.21875</text:p>
              </table:table-cell>
              <table:table-cell office:value-type="float" office:value="1.26858184522763">
                <text:p>1.26858184522763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59879528273764">
                <text:p>1.59879528273764</text:p>
              </table:table-cell>
              <table:table-cell office:value-type="float" office:value="464.33203125">
                <text:p>464.33203125</text:p>
              </table:table-cell>
              <table:table-cell office:value-type="float" office:value="1.28655938657964">
                <text:p>1.28655938657964</text:p>
              </table:table-cell>
              <table:table-cell office:value-type="float" office:value="121.14453125">
                <text:p>121.14453125</text:p>
              </table:table-cell>
              <table:table-cell office:value-type="float" office:value="1.19152016076267">
                <text:p>1.1915201607626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654161308117">
                <text:p>0.907654161308117</text:p>
              </table:table-cell>
              <table:table-cell office:value-type="float" office:value="47.1171875">
                <text:p>47.1171875</text:p>
              </table:table-cell>
              <table:table-cell office:value-type="float" office:value="1.30501601226428">
                <text:p>1.30501601226428</text:p>
              </table:table-cell>
              <table:table-cell office:value-type="float" office:value="61.75">
                <text:p>61.75</text:p>
              </table:table-cell>
              <table:table-cell office:value-type="float" office:value="1.53906972165494">
                <text:p>1.53906972165494</text:p>
              </table:table-cell>
              <table:table-cell office:value-type="float" office:value="122.828125">
                <text:p>122.828125</text:p>
              </table:table-cell>
              <table:table-cell office:value-type="float" office:value="1.29342816266761">
                <text:p>1.29342816266761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6222092215611">
                <text:p>1.6222092215611</text:p>
              </table:table-cell>
              <table:table-cell office:value-type="float" office:value="471.80859375">
                <text:p>471.80859375</text:p>
              </table:table-cell>
              <table:table-cell office:value-type="float" office:value="1.30410489761226">
                <text:p>1.30410489761226</text:p>
              </table:table-cell>
              <table:table-cell office:value-type="float" office:value="121.14453125">
                <text:p>121.14453125</text:p>
              </table:table-cell>
              <table:table-cell office:value-type="float" office:value="1.20779756158881">
                <text:p>1.2077975615888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3423042128">
                <text:p>0.920053423042128</text:p>
              </table:table-cell>
              <table:table-cell office:value-type="float" office:value="47.890625">
                <text:p>47.890625</text:p>
              </table:table-cell>
              <table:table-cell office:value-type="float" office:value="1.32453723459368">
                <text:p>1.32453723459368</text:p>
              </table:table-cell>
              <table:table-cell office:value-type="float" office:value="61.75">
                <text:p>61.75</text:p>
              </table:table-cell>
              <table:table-cell office:value-type="float" office:value="1.56734824777558">
                <text:p>1.56734824777558</text:p>
              </table:table-cell>
              <table:table-cell office:value-type="float" office:value="125.921875">
                <text:p>125.921875</text:p>
              </table:table-cell>
              <table:table-cell office:value-type="float" office:value="1.32091959173145">
                <text:p>1.32091959173145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64378941868254">
                <text:p>1.64378941868254</text:p>
              </table:table-cell>
              <table:table-cell office:value-type="float" office:value="477.99609375">
                <text:p>477.99609375</text:p>
              </table:table-cell>
              <table:table-cell office:value-type="float" office:value="1.32171640908707">
                <text:p>1.32171640908707</text:p>
              </table:table-cell>
              <table:table-cell office:value-type="float" office:value="121.14453125">
                <text:p>121.14453125</text:p>
              </table:table-cell>
              <table:table-cell office:value-type="float" office:value="1.22406610044105">
                <text:p>1.22406610044105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658407614002">
                <text:p>0.932658407614002</text:p>
              </table:table-cell>
              <table:table-cell office:value-type="float" office:value="48.921875">
                <text:p>48.921875</text:p>
              </table:table-cell>
              <table:table-cell office:value-type="float" office:value="1.3441560841877">
                <text:p>1.3441560841877</text:p>
              </table:table-cell>
              <table:table-cell office:value-type="float" office:value="61.75">
                <text:p>61.75</text:p>
              </table:table-cell>
              <table:table-cell office:value-type="float" office:value="1.59095703440694">
                <text:p>1.59095703440694</text:p>
              </table:table-cell>
              <table:table-cell office:value-type="float" office:value="130.3046875">
                <text:p>130.3046875</text:p>
              </table:table-cell>
              <table:table-cell office:value-type="float" office:value="1.34093006491836">
                <text:p>1.34093006491836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66909131937835">
                <text:p>1.66909131937835</text:p>
              </table:table-cell>
              <table:table-cell office:value-type="float" office:value="483.15234375">
                <text:p>483.15234375</text:p>
              </table:table-cell>
              <table:table-cell office:value-type="float" office:value="1.33919763222405">
                <text:p>1.33919763222405</text:p>
              </table:table-cell>
              <table:table-cell office:value-type="float" office:value="121.40234375">
                <text:p>121.40234375</text:p>
              </table:table-cell>
              <table:table-cell office:value-type="float" office:value="1.24324427571288">
                <text:p>1.24324427571288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8301576223532">
                <text:p>0.948301576223532</text:p>
              </table:table-cell>
              <table:table-cell office:value-type="float" office:value="49.953125">
                <text:p>49.953125</text:p>
              </table:table-cell>
              <table:table-cell office:value-type="float" office:value="1.36380551262545">
                <text:p>1.36380551262545</text:p>
              </table:table-cell>
              <table:table-cell office:value-type="float" office:value="61.75">
                <text:p>61.75</text:p>
              </table:table-cell>
              <table:table-cell office:value-type="float" office:value="1.61650427245949">
                <text:p>1.61650427245949</text:p>
              </table:table-cell>
              <table:table-cell office:value-type="float" office:value="133.65625">
                <text:p>133.65625</text:p>
              </table:table-cell>
              <table:table-cell office:value-type="float" office:value="1.36687165116253">
                <text:p>1.36687165116253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68595840536378">
                <text:p>1.68595840536378</text:p>
              </table:table-cell>
              <table:table-cell office:value-type="float" office:value="410.1640625">
                <text:p>410.1640625</text:p>
              </table:table-cell>
              <table:table-cell office:value-type="float" office:value="1.35668283769623">
                <text:p>1.35668283769623</text:p>
              </table:table-cell>
              <table:table-cell office:value-type="float" office:value="121.40234375">
                <text:p>121.40234375</text:p>
              </table:table-cell>
              <table:table-cell office:value-type="float" office:value="1.26247862182593">
                <text:p>1.26247862182593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94754387421">
                <text:p>0.96094754387421</text:p>
              </table:table-cell>
              <table:table-cell office:value-type="float" office:value="50.984375">
                <text:p>50.984375</text:p>
              </table:table-cell>
              <table:table-cell office:value-type="float" office:value="1.38343443268128">
                <text:p>1.38343443268128</text:p>
              </table:table-cell>
              <table:table-cell office:value-type="float" office:value="61.75">
                <text:p>61.75</text:p>
              </table:table-cell>
              <table:table-cell office:value-type="float" office:value="1.64193596325443">
                <text:p>1.64193596325443</text:p>
              </table:table-cell>
              <table:table-cell office:value-type="float" office:value="138.0390625">
                <text:p>138.0390625</text:p>
              </table:table-cell>
              <table:table-cell office:value-type="float" office:value="1.39281118968816">
                <text:p>1.39281118968816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70282065820332">
                <text:p>1.70282065820332</text:p>
              </table:table-cell>
              <table:table-cell office:value-type="float" office:value="171.78515625">
                <text:p>171.78515625</text:p>
              </table:table-cell>
              <table:table-cell office:value-type="float" office:value="1.37423945939661">
                <text:p>1.37423945939661</text:p>
              </table:table-cell>
              <table:table-cell office:value-type="float" office:value="121.40234375">
                <text:p>121.40234375</text:p>
              </table:table-cell>
              <table:table-cell office:value-type="float" office:value="1.28174664067012">
                <text:p>1.28174664067012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467187747295">
                <text:p>0.973467187747295</text:p>
              </table:table-cell>
              <table:table-cell office:value-type="float" office:value="52.015625">
                <text:p>52.015625</text:p>
              </table:table-cell>
              <table:table-cell office:value-type="float" office:value="1.40297781827037">
                <text:p>1.40297781827037</text:p>
              </table:table-cell>
              <table:table-cell office:value-type="float" office:value="61.75">
                <text:p>61.75</text:p>
              </table:table-cell>
              <table:table-cell office:value-type="float" office:value="1.66168720400629">
                <text:p>1.66168720400629</text:p>
              </table:table-cell>
              <table:table-cell office:value-type="float" office:value="142.1640625">
                <text:p>142.1640625</text:p>
              </table:table-cell>
              <table:table-cell office:value-type="float" office:value="1.41322295099893">
                <text:p>1.41322295099893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7226091656167">
                <text:p>1.7226091656167</text:p>
              </table:table-cell>
              <table:table-cell office:value-type="float" office:value="215.09765625">
                <text:p>215.09765625</text:p>
              </table:table-cell>
              <table:table-cell office:value-type="float" office:value="1.39409900906079">
                <text:p>1.39409900906079</text:p>
              </table:table-cell>
              <table:table-cell office:value-type="float" office:value="121.40234375">
                <text:p>121.40234375</text:p>
              </table:table-cell>
              <table:table-cell office:value-type="float" office:value="1.30102767421314">
                <text:p>1.30102767421314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5797052366411">
                <text:p>0.985797052366411</text:p>
              </table:table-cell>
              <table:table-cell office:value-type="float" office:value="53.046875">
                <text:p>53.046875</text:p>
              </table:table-cell>
              <table:table-cell office:value-type="float" office:value="1.42255373575713">
                <text:p>1.42255373575713</text:p>
              </table:table-cell>
              <table:table-cell office:value-type="float" office:value="61.75">
                <text:p>61.75</text:p>
              </table:table-cell>
              <table:table-cell office:value-type="float" office:value="1.68753862127553">
                <text:p>1.68753862127553</text:p>
              </table:table-cell>
              <table:table-cell office:value-type="float" office:value="145.2578125">
                <text:p>145.2578125</text:p>
              </table:table-cell>
              <table:table-cell office:value-type="float" office:value="1.43873642311982">
                <text:p>1.43873642311982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74139103579871">
                <text:p>1.74139103579871</text:p>
              </table:table-cell>
              <table:table-cell office:value-type="float" office:value="260.98828125">
                <text:p>260.98828125</text:p>
              </table:table-cell>
              <table:table-cell office:value-type="float" office:value="1.41174501638698">
                <text:p>1.41174501638698</text:p>
              </table:table-cell>
              <table:table-cell office:value-type="float" office:value="121.40234375">
                <text:p>121.40234375</text:p>
              </table:table-cell>
              <table:table-cell office:value-type="float" office:value="1.32025693717621">
                <text:p>1.3202569371762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5668779563">
                <text:p>1.00005668779563</text:p>
              </table:table-cell>
              <table:table-cell office:value-type="float" office:value="54.078125">
                <text:p>54.078125</text:p>
              </table:table-cell>
              <table:table-cell office:value-type="float" office:value="1.44209574885882">
                <text:p>1.44209574885882</text:p>
              </table:table-cell>
              <table:table-cell office:value-type="float" office:value="61.75">
                <text:p>61.75</text:p>
              </table:table-cell>
              <table:table-cell office:value-type="float" office:value="1.70731608402594">
                <text:p>1.70731608402594</text:p>
              </table:table-cell>
              <table:table-cell office:value-type="float" office:value="149.640625">
                <text:p>149.640625</text:p>
              </table:table-cell>
              <table:table-cell office:value-type="float" office:value="1.45881203946383">
                <text:p>1.45881203946383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76496186665372">
                <text:p>1.76496186665372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42928547426817">
                <text:p>1.42928547426817</text:p>
              </table:table-cell>
              <table:table-cell office:value-type="float" office:value="121.40234375">
                <text:p>121.40234375</text:p>
              </table:table-cell>
              <table:table-cell office:value-type="float" office:value="1.33971751505452">
                <text:p>1.33971751505452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35719336135">
                <text:p>1.01435719336135</text:p>
              </table:table-cell>
              <table:table-cell office:value-type="float" office:value="55.109375">
                <text:p>55.109375</text:p>
              </table:table-cell>
              <table:table-cell office:value-type="float" office:value="1.46163606849524">
                <text:p>1.46163606849524</text:p>
              </table:table-cell>
              <table:table-cell office:value-type="float" office:value="61.75">
                <text:p>61.75</text:p>
              </table:table-cell>
              <table:table-cell office:value-type="float" office:value="1.72355968176039">
                <text:p>1.72355968176039</text:p>
              </table:table-cell>
              <table:table-cell office:value-type="float" office:value="152.4765625">
                <text:p>152.4765625</text:p>
              </table:table-cell>
              <table:table-cell office:value-type="float" office:value="1.48480946725873">
                <text:p>1.48480946725873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79056475290279">
                <text:p>1.79056475290279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44676011966961">
                <text:p>1.44676011966961</text:p>
              </table:table-cell>
              <table:table-cell office:value-type="float" office:value="121.66015625">
                <text:p>121.66015625</text:p>
              </table:table-cell>
              <table:table-cell office:value-type="float" office:value="1.3588924801436">
                <text:p>1.3588924801436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818532992884">
                <text:p>1.02818532992884</text:p>
              </table:table-cell>
              <table:table-cell office:value-type="float" office:value="56.140625">
                <text:p>56.140625</text:p>
              </table:table-cell>
              <table:table-cell office:value-type="float" office:value="1.48134429990565">
                <text:p>1.48134429990565</text:p>
              </table:table-cell>
              <table:table-cell office:value-type="float" office:value="61.75">
                <text:p>61.75</text:p>
              </table:table-cell>
              <table:table-cell office:value-type="float" office:value="1.74374521910186">
                <text:p>1.74374521910186</text:p>
              </table:table-cell>
              <table:table-cell office:value-type="float" office:value="82.078125">
                <text:p>82.078125</text:p>
              </table:table-cell>
              <table:table-cell office:value-type="float" office:value="1.51858023322664">
                <text:p>1.51858023322664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81070139887892">
                <text:p>1.81070139887892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46507401254913">
                <text:p>1.46507401254913</text:p>
              </table:table-cell>
              <table:table-cell office:value-type="float" office:value="121.66015625">
                <text:p>121.66015625</text:p>
              </table:table-cell>
              <table:table-cell office:value-type="float" office:value="1.37814631065514">
                <text:p>1.37814631065514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284177159025">
                <text:p>1.04284177159025</text:p>
              </table:table-cell>
              <table:table-cell office:value-type="float" office:value="57.171875">
                <text:p>57.171875</text:p>
              </table:table-cell>
              <table:table-cell office:value-type="float" office:value="1.50086814881635">
                <text:p>1.50086814881635</text:p>
              </table:table-cell>
              <table:table-cell office:value-type="float" office:value="61.75">
                <text:p>61.75</text:p>
              </table:table-cell>
              <table:table-cell office:value-type="float" office:value="1.7604995363814">
                <text:p>1.7604995363814</text:p>
              </table:table-cell>
              <table:table-cell office:value-type="float" office:value="82.08203125">
                <text:p>82.08203125</text:p>
              </table:table-cell>
              <table:table-cell office:value-type="float" office:value="1.54540403690024">
                <text:p>1.54540403690024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83433325980417">
                <text:p>1.83433325980417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48266018042372">
                <text:p>1.48266018042372</text:p>
              </table:table-cell>
              <table:table-cell office:value-type="float" office:value="138.41796875">
                <text:p>138.41796875</text:p>
              </table:table-cell>
              <table:table-cell office:value-type="float" office:value="1.39729275021093">
                <text:p>1.39729275021093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553527422106">
                <text:p>1.05553527422106</text:p>
              </table:table-cell>
              <table:table-cell office:value-type="float" office:value="58.203125">
                <text:p>58.203125</text:p>
              </table:table-cell>
              <table:table-cell office:value-type="float" office:value="1.52039338775423">
                <text:p>1.52039338775423</text:p>
              </table:table-cell>
              <table:table-cell office:value-type="float" office:value="61.75">
                <text:p>61.75</text:p>
              </table:table-cell>
              <table:table-cell office:value-type="float" office:value="1.78065425866559">
                <text:p>1.78065425866559</text:p>
              </table:table-cell>
              <table:table-cell office:value-type="float" office:value="82.08203125">
                <text:p>82.08203125</text:p>
              </table:table-cell>
              <table:table-cell office:value-type="float" office:value="1.56556319572871">
                <text:p>1.56556319572871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85707592973904">
                <text:p>1.85707592973904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50016668545608">
                <text:p>1.50016668545608</text:p>
              </table:table-cell>
              <table:table-cell office:value-type="float" office:value="138.67578125">
                <text:p>138.67578125</text:p>
              </table:table-cell>
              <table:table-cell office:value-type="float" office:value="1.41664750976817">
                <text:p>1.4166475097681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974150229458">
                <text:p>1.06974150229458</text:p>
              </table:table-cell>
              <table:table-cell office:value-type="float" office:value="59.234375">
                <text:p>59.234375</text:p>
              </table:table-cell>
              <table:table-cell office:value-type="float" office:value="1.5400791016015">
                <text:p>1.5400791016015</text:p>
              </table:table-cell>
              <table:table-cell office:value-type="float" office:value="61.75">
                <text:p>61.75</text:p>
              </table:table-cell>
              <table:table-cell office:value-type="float" office:value="1.79717879498507">
                <text:p>1.79717879498507</text:p>
              </table:table-cell>
              <table:table-cell office:value-type="float" office:value="82.08203125">
                <text:p>82.08203125</text:p>
              </table:table-cell>
              <table:table-cell office:value-type="float" office:value="1.58619605302283">
                <text:p>1.58619605302283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88253133652368">
                <text:p>1.88253133652368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51783673393579">
                <text:p>1.51783673393579</text:p>
              </table:table-cell>
              <table:table-cell office:value-type="float" office:value="138.67578125">
                <text:p>138.67578125</text:p>
              </table:table-cell>
              <table:table-cell office:value-type="float" office:value="1.43642742855958">
                <text:p>1.43642742855958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55558475466">
                <text:p>1.08755558475466</text:p>
              </table:table-cell>
              <table:table-cell office:value-type="float" office:value="60.0078125">
                <text:p>60.0078125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1.81952689484949">
                <text:p>1.81952689484949</text:p>
              </table:table-cell>
              <table:table-cell office:value-type="float" office:value="82.08203125">
                <text:p>82.08203125</text:p>
              </table:table-cell>
              <table:table-cell office:value-type="float" office:value="1.61250378375371">
                <text:p>1.61250378375371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9072063091514">
                <text:p>1.9072063091514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53533558946706">
                <text:p>1.53533558946706</text:p>
              </table:table-cell>
              <table:table-cell office:value-type="float" office:value="138.67578125">
                <text:p>138.67578125</text:p>
              </table:table-cell>
              <table:table-cell office:value-type="float" office:value="1.45561304203861">
                <text:p>1.4556130420386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981960401339">
                <text:p>1.09981960401339</text:p>
              </table:table-cell>
              <table:table-cell office:value-type="float" office:value="61.296875">
                <text:p>61.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">
                <text:p>1.83</text:p>
              </table:table-cell>
              <table:table-cell office:value-type="float" office:value="0">
                <text:p>0</text:p>
              </table:table-cell>
              <table:table-cell office:value-type="float" office:value="1.63293630237077">
                <text:p>1.63293630237077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92738885189039">
                <text:p>1.92738885189039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55278522732232">
                <text:p>1.55278522732232</text:p>
              </table:table-cell>
              <table:table-cell office:value-type="float" office:value="138.67578125">
                <text:p>138.67578125</text:p>
              </table:table-cell>
              <table:table-cell office:value-type="float" office:value="1.47192831938601">
                <text:p>1.4719283193860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42389435975">
                <text:p>1.1142389435975</text:p>
              </table:table-cell>
              <table:table-cell office:value-type="float" office:value="62.328125">
                <text:p>62.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873743994341">
                <text:p>1.65873743994341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9487309376741">
                <text:p>1.9487309376741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57278480804331">
                <text:p>1.57278480804331</text:p>
              </table:table-cell>
              <table:table-cell office:value-type="float" office:value="138.67578125">
                <text:p>138.67578125</text:p>
              </table:table-cell>
              <table:table-cell office:value-type="float" office:value="1.48830320538695">
                <text:p>1.48830320538695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728124886342">
                <text:p>1.12728124886342</text:p>
              </table:table-cell>
              <table:table-cell office:value-type="float" office:value="62.84375">
                <text:p>62.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872125378504">
                <text:p>1.67872125378504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96885720657569">
                <text:p>1.96885720657569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59026853829526">
                <text:p>1.59026853829526</text:p>
              </table:table-cell>
              <table:table-cell office:value-type="float" office:value="138.67578125">
                <text:p>138.67578125</text:p>
              </table:table-cell>
              <table:table-cell office:value-type="float" office:value="1.50459186219222">
                <text:p>1.50459186219222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984781807782">
                <text:p>1.13984781807782</text:p>
              </table:table-cell>
              <table:table-cell office:value-type="float" office:value="63.875">
                <text:p>63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67752359607">
                <text:p>1.69867752359607</text:p>
              </table:table-cell>
              <table:table-cell office:value-type="float" office:value="666.578125">
                <text:p>666.578125</text:p>
              </table:table-cell>
              <table:table-cell office:value-type="float" office:value="1.99478100062841">
                <text:p>1.99478100062841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61051587722415">
                <text:p>1.61051587722415</text:p>
              </table:table-cell>
              <table:table-cell office:value-type="float" office:value="138.93359375">
                <text:p>138.93359375</text:p>
              </table:table-cell>
              <table:table-cell office:value-type="float" office:value="1.52380637424007">
                <text:p>1.5238063742400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93595468177">
                <text:p>1.15393595468177</text:p>
              </table:table-cell>
              <table:table-cell office:value-type="float" office:value="64.6484375">
                <text:p>64.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576868855395">
                <text:p>1.71576868855395</text:p>
              </table:table-cell>
              <table:table-cell office:value-type="float" office:value="666.578125">
                <text:p>666.578125</text:p>
              </table:table-cell>
              <table:table-cell office:value-type="float" office:value="2.01482090942567">
                <text:p>2.01482090942567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63038568223211">
                <text:p>1.63038568223211</text:p>
              </table:table-cell>
              <table:table-cell office:value-type="float" office:value="138.93359375">
                <text:p>138.93359375</text:p>
              </table:table-cell>
              <table:table-cell office:value-type="float" office:value="1.54318192598392">
                <text:p>1.54318192598392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749972390257">
                <text:p>1.16749972390257</text:p>
              </table:table-cell>
              <table:table-cell office:value-type="float" office:value="65.6796875">
                <text:p>65.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239584669416">
                <text:p>1.73239584669416</text:p>
              </table:table-cell>
              <table:table-cell office:value-type="float" office:value="666.578125">
                <text:p>666.578125</text:p>
              </table:table-cell>
              <table:table-cell office:value-type="float" office:value="2.04088183946249">
                <text:p>2.04088183946249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65019140629296">
                <text:p>1.65019140629296</text:p>
              </table:table-cell>
              <table:table-cell office:value-type="float" office:value="138.93359375">
                <text:p>138.93359375</text:p>
              </table:table-cell>
              <table:table-cell office:value-type="float" office:value="1.55942718343802">
                <text:p>1.55942718343802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249253331436">
                <text:p>1.18249253331436</text:p>
              </table:table-cell>
              <table:table-cell office:value-type="float" office:value="66.7109375">
                <text:p>66.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249609771283">
                <text:p>1.75249609771283</text:p>
              </table:table-cell>
              <table:table-cell office:value-type="float" office:value="666.578125">
                <text:p>666.578125</text:p>
              </table:table-cell>
              <table:table-cell office:value-type="float" office:value="2.06101784538052">
                <text:p>2.06101784538052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66767323508665">
                <text:p>1.66767323508665</text:p>
              </table:table-cell>
              <table:table-cell office:value-type="float" office:value="138.93359375">
                <text:p>138.93359375</text:p>
              </table:table-cell>
              <table:table-cell office:value-type="float" office:value="1.57572705987094">
                <text:p>1.57572705987094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568418511517">
                <text:p>1.19568418511517</text:p>
              </table:table-cell>
              <table:table-cell office:value-type="float" office:value="67.7421875">
                <text:p>67.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308025033155">
                <text:p>1.77308025033155</text:p>
              </table:table-cell>
              <table:table-cell office:value-type="float" office:value="666.73828125">
                <text:p>666.73828125</text:p>
              </table:table-cell>
              <table:table-cell office:value-type="float" office:value="2.08663990596678">
                <text:p>2.08663990596678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68848689340836">
                <text:p>1.68848689340836</text:p>
              </table:table-cell>
              <table:table-cell office:value-type="float" office:value="138.93359375">
                <text:p>138.93359375</text:p>
              </table:table-cell>
              <table:table-cell office:value-type="float" office:value="1.5949661645671">
                <text:p>1.594966164567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896840155397">
                <text:p>1.20896840155397</text:p>
              </table:table-cell>
              <table:table-cell office:value-type="float" office:value="68.515625">
                <text:p>68.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974658815331">
                <text:p>1.78974658815331</text:p>
              </table:table-cell>
              <table:table-cell office:value-type="float" office:value="666.73828125">
                <text:p>666.73828125</text:p>
              </table:table-cell>
              <table:table-cell office:value-type="float" office:value="2.11029280217162">
                <text:p>2.11029280217162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70855153665803">
                <text:p>1.70855153665803</text:p>
              </table:table-cell>
              <table:table-cell office:value-type="float" office:value="138.93359375">
                <text:p>138.93359375</text:p>
              </table:table-cell>
              <table:table-cell office:value-type="float" office:value="1.61125577603173">
                <text:p>1.61125577603173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131863447434">
                <text:p>1.22131863447434</text:p>
              </table:table-cell>
              <table:table-cell office:value-type="float" office:value="69.546875">
                <text:p>69.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031382271642">
                <text:p>1.81031382271642</text:p>
              </table:table-cell>
              <table:table-cell office:value-type="float" office:value="666.73828125">
                <text:p>666.73828125</text:p>
              </table:table-cell>
              <table:table-cell office:value-type="float" office:value="2.13716141038531">
                <text:p>2.13716141038531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72616505971049">
                <text:p>1.72616505971049</text:p>
              </table:table-cell>
              <table:table-cell office:value-type="float" office:value="139.19140625">
                <text:p>139.19140625</text:p>
              </table:table-cell>
              <table:table-cell office:value-type="float" office:value="1.62757086469759">
                <text:p>1.62757086469759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589531141699">
                <text:p>1.23589531141699</text:p>
              </table:table-cell>
              <table:table-cell office:value-type="float" office:value="70.3203125">
                <text:p>70.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694485822501">
                <text:p>1.82694485822501</text:p>
              </table:table-cell>
              <table:table-cell office:value-type="float" office:value="666.73828125">
                <text:p>666.73828125</text:p>
              </table:table-cell>
              <table:table-cell office:value-type="float" office:value="2.15725530861372">
                <text:p>2.15725530861372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74375137377808">
                <text:p>1.74375137377808</text:p>
              </table:table-cell>
              <table:table-cell office:value-type="float" office:value="139.19140625">
                <text:p>139.19140625</text:p>
              </table:table-cell>
              <table:table-cell office:value-type="float" office:value="1.64669270208444">
                <text:p>1.64669270208444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046798421193">
                <text:p>1.25046798421193</text:p>
              </table:table-cell>
              <table:table-cell office:value-type="float" office:value="71.3515625">
                <text:p>71.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357701598973">
                <text:p>1.84357701598973</text:p>
              </table:table-cell>
              <table:table-cell office:value-type="float" office:value="666.73828125">
                <text:p>666.73828125</text:p>
              </table:table-cell>
              <table:table-cell office:value-type="float" office:value="2.18314598496413">
                <text:p>2.18314598496413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76140558499958">
                <text:p>1.76140558499958</text:p>
              </table:table-cell>
              <table:table-cell office:value-type="float" office:value="139.19140625">
                <text:p>139.19140625</text:p>
              </table:table-cell>
              <table:table-cell office:value-type="float" office:value="1.66295074833884">
                <text:p>1.66295074833884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371999587173">
                <text:p>1.26371999587173</text:p>
              </table:table-cell>
              <table:table-cell office:value-type="float" office:value="72.3828125">
                <text:p>72.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35646433841">
                <text:p>1.86835646433841</text:p>
              </table:table-cell>
              <table:table-cell office:value-type="float" office:value="666.73828125">
                <text:p>666.73828125</text:p>
              </table:table-cell>
              <table:table-cell office:value-type="float" office:value="2.2037677684581">
                <text:p>2.2037677684581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77890146066192">
                <text:p>1.77890146066192</text:p>
              </table:table-cell>
              <table:table-cell office:value-type="float" office:value="139.19140625">
                <text:p>139.19140625</text:p>
              </table:table-cell>
              <table:table-cell office:value-type="float" office:value="1.6792263774626">
                <text:p>1.6792263774626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742099934581">
                <text:p>1.27742099934581</text:p>
              </table:table-cell>
              <table:table-cell office:value-type="float" office:value="73.4140625">
                <text:p>73.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982317833236">
                <text:p>1.88982317833236</text:p>
              </table:table-cell>
              <table:table-cell office:value-type="float" office:value="553.24609375">
                <text:p>553.24609375</text:p>
              </table:table-cell>
              <table:table-cell office:value-type="float" office:value="2.2208422129345">
                <text:p>2.2208422129345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79881746455545">
                <text:p>1.79881746455545</text:p>
              </table:table-cell>
              <table:table-cell office:value-type="float" office:value="139.19140625">
                <text:p>139.19140625</text:p>
              </table:table-cell>
              <table:table-cell office:value-type="float" office:value="1.6954704837862">
                <text:p>1.6954704837862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255795058686">
                <text:p>1.29255795058686</text:p>
              </table:table-cell>
              <table:table-cell office:value-type="float" office:value="74.1875">
                <text:p>74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.23879961579133">
                <text:p>2.23879961579133</text:p>
              </table:table-cell>
              <table:table-cell office:value-type="float" office:value="294.24609375">
                <text:p>294.24609375</text:p>
              </table:table-cell>
              <table:table-cell office:value-type="float" office:value="1.81634726648607">
                <text:p>1.81634726648607</text:p>
              </table:table-cell>
              <table:table-cell office:value-type="float" office:value="139.19140625">
                <text:p>139.19140625</text:p>
              </table:table-cell>
              <table:table-cell office:value-type="float" office:value="1.71470771984268">
                <text:p>1.71470771984268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570017359605">
                <text:p>1.30570017359605</text:p>
              </table:table-cell>
              <table:table-cell office:value-type="float" office:value="75.4765625">
                <text:p>75.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930406620373">
                <text:p>2.25930406620373</text:p>
              </table:table-cell>
              <table:table-cell office:value-type="float" office:value="151.96484375">
                <text:p>151.96484375</text:p>
              </table:table-cell>
              <table:table-cell office:value-type="float" office:value="1.83385597295713">
                <text:p>1.83385597295713</text:p>
              </table:table-cell>
              <table:table-cell office:value-type="float" office:value="139.44921875">
                <text:p>139.44921875</text:p>
              </table:table-cell>
              <table:table-cell office:value-type="float" office:value="1.73391236505761">
                <text:p>1.7339123650576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02737424415">
                <text:p>1.3202737424415</text:p>
              </table:table-cell>
              <table:table-cell office:value-type="float" office:value="76.25">
                <text:p>7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7612635431059">
                <text:p>2.27612635431059</text:p>
              </table:table-cell>
              <table:table-cell office:value-type="float" office:value="151.98046875">
                <text:p>151.98046875</text:p>
              </table:table-cell>
              <table:table-cell office:value-type="float" office:value="1.85131642055039">
                <text:p>1.85131642055039</text:p>
              </table:table-cell>
              <table:table-cell office:value-type="float" office:value="139.44921875">
                <text:p>139.44921875</text:p>
              </table:table-cell>
              <table:table-cell office:value-type="float" office:value="1.75306771332492">
                <text:p>1.75306771332492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294116788103">
                <text:p>1.33294116788103</text:p>
              </table:table-cell>
              <table:table-cell office:value-type="float" office:value="77.28125">
                <text:p>77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665562642364">
                <text:p>2.29665562642364</text:p>
              </table:table-cell>
              <table:table-cell office:value-type="float" office:value="151.98046875">
                <text:p>151.98046875</text:p>
              </table:table-cell>
              <table:table-cell office:value-type="float" office:value="1.87129997130423">
                <text:p>1.87129997130423</text:p>
              </table:table-cell>
              <table:table-cell office:value-type="float" office:value="139.44921875">
                <text:p>139.44921875</text:p>
              </table:table-cell>
              <table:table-cell office:value-type="float" office:value="1.77231853358691">
                <text:p>1.7723185335869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705640938879">
                <text:p>1.34705640938879</text:p>
              </table:table-cell>
              <table:table-cell office:value-type="float" office:value="78.3125">
                <text:p>78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336624030515">
                <text:p>2.31336624030515</text:p>
              </table:table-cell>
              <table:table-cell office:value-type="float" office:value="151.98046875">
                <text:p>151.98046875</text:p>
              </table:table-cell>
              <table:table-cell office:value-type="float" office:value="1.89125947805664">
                <text:p>1.89125947805664</text:p>
              </table:table-cell>
              <table:table-cell office:value-type="float" office:value="139.44921875">
                <text:p>139.44921875</text:p>
              </table:table-cell>
              <table:table-cell office:value-type="float" office:value="1.7962069254429">
                <text:p>1.7962069254429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147883211047">
                <text:p>1.36147883211047</text:p>
              </table:table-cell>
              <table:table-cell office:value-type="float" office:value="79.34375">
                <text:p>79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001234446355">
                <text:p>2.33001234446355</text:p>
              </table:table-cell>
              <table:table-cell office:value-type="float" office:value="151.98046875">
                <text:p>151.98046875</text:p>
              </table:table-cell>
              <table:table-cell office:value-type="float" office:value="1.91226295089707">
                <text:p>1.91226295089707</text:p>
              </table:table-cell>
              <table:table-cell office:value-type="float" office:value="139.44921875">
                <text:p>139.44921875</text:p>
              </table:table-cell>
              <table:table-cell office:value-type="float" office:value="1.815508897444">
                <text:p>1.815508897444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41217536557">
                <text:p>1.37541217536557</text:p>
              </table:table-cell>
              <table:table-cell office:value-type="float" office:value="10.04296875">
                <text:p>10.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00729570186">
                <text:p>2.3500729570186</text:p>
              </table:table-cell>
              <table:table-cell office:value-type="float" office:value="151.98046875">
                <text:p>151.98046875</text:p>
              </table:table-cell>
              <table:table-cell office:value-type="float" office:value="1.92987676823414">
                <text:p>1.92987676823414</text:p>
              </table:table-cell>
              <table:table-cell office:value-type="float" office:value="156.46484375">
                <text:p>156.46484375</text:p>
              </table:table-cell>
              <table:table-cell office:value-type="float" office:value="1.83467343831065">
                <text:p>1.83467343831065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932605073785">
                <text:p>1.38932605073785</text:p>
              </table:table-cell>
              <table:table-cell office:value-type="float" office:value="24.48046875">
                <text:p>24.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  <table:table-cell office:value-type="float" office:value="1.95009089856946">
                <text:p>1.95009089856946</text:p>
              </table:table-cell>
              <table:table-cell office:value-type="float" office:value="156.46484375">
                <text:p>156.46484375</text:p>
              </table:table-cell>
              <table:table-cell office:value-type="float" office:value="1.85383404975436">
                <text:p>1.85383404975436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322033654915">
                <text:p>1.40322033654915</text:p>
              </table:table-cell>
              <table:table-cell office:value-type="float" office:value="39.17578125">
                <text:p>39.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015972635632">
                <text:p>1.97015972635632</text:p>
              </table:table-cell>
              <table:table-cell office:value-type="float" office:value="156.46484375">
                <text:p>156.46484375</text:p>
              </table:table-cell>
              <table:table-cell office:value-type="float" office:value="1.87310411207157">
                <text:p>1.8731041120715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816538072827">
                <text:p>1.41816538072827</text:p>
              </table:table-cell>
              <table:table-cell office:value-type="float" office:value="53.87109375">
                <text:p>53.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035696190746">
                <text:p>1.99035696190746</text:p>
              </table:table-cell>
              <table:table-cell office:value-type="float" office:value="156.46484375">
                <text:p>156.46484375</text:p>
              </table:table-cell>
              <table:table-cell office:value-type="float" office:value="1.89229491948608">
                <text:p>1.89229491948608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304855561513">
                <text:p>1.43304855561513</text:p>
              </table:table-cell>
              <table:table-cell office:value-type="float" office:value="60.05859375">
                <text:p>60.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896640861175">
                <text:p>2.00896640861175</text:p>
              </table:table-cell>
              <table:table-cell office:value-type="float" office:value="156.72265625">
                <text:p>156.72265625</text:p>
              </table:table-cell>
              <table:table-cell office:value-type="float" office:value="1.91151882320096">
                <text:p>1.91151882320096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652526972303">
                <text:p>2.02652526972303</text:p>
              </table:table-cell>
              <table:table-cell office:value-type="float" office:value="156.72265625">
                <text:p>156.72265625</text:p>
              </table:table-cell>
              <table:table-cell office:value-type="float" office:value="1.93082565418451">
                <text:p>1.93082565418451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497824435419">
                <text:p>2.04497824435419</text:p>
              </table:table-cell>
              <table:table-cell office:value-type="float" office:value="156.72265625">
                <text:p>156.72265625</text:p>
              </table:table-cell>
              <table:table-cell office:value-type="float" office:value="1.95000852312607">
                <text:p>1.9500085231260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475926654513">
                <text:p>2.06475926654513</text:p>
              </table:table-cell>
              <table:table-cell office:value-type="float" office:value="156.72265625">
                <text:p>156.72265625</text:p>
              </table:table-cell>
              <table:table-cell office:value-type="float" office:value="1.96921522046915">
                <text:p>1.96921522046915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471042415854">
                <text:p>2.08471042415854</text:p>
              </table:table-cell>
              <table:table-cell office:value-type="float" office:value="156.72265625">
                <text:p>156.72265625</text:p>
              </table:table-cell>
              <table:table-cell office:value-type="float" office:value="1.9884507540642">
                <text:p>1.9884507540642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464404715609">
                <text:p>2.10464404715609</text:p>
              </table:table-cell>
              <table:table-cell office:value-type="float" office:value="156.72265625">
                <text:p>156.72265625</text:p>
              </table:table-cell>
              <table:table-cell office:value-type="float" office:value="2.00776550707597">
                <text:p>2.0077655070759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472353374144">
                <text:p>2.12472353374144</text:p>
              </table:table-cell>
              <table:table-cell office:value-type="float" office:value="156.98046875">
                <text:p>156.98046875</text:p>
              </table:table-cell>
              <table:table-cell office:value-type="float" office:value="2.02697139689667">
                <text:p>2.0269713968966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581582642181">
                <text:p>2.14581582642181</text:p>
              </table:table-cell>
              <table:table-cell office:value-type="float" office:value="156.98046875">
                <text:p>156.98046875</text:p>
              </table:table-cell>
              <table:table-cell office:value-type="float" office:value="2.04617493598769">
                <text:p>2.04617493598769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340282683704">
                <text:p>2.16340282683704</text:p>
              </table:table-cell>
              <table:table-cell office:value-type="float" office:value="156.98046875">
                <text:p>156.98046875</text:p>
              </table:table-cell>
              <table:table-cell office:value-type="float" office:value="2.06547214940568">
                <text:p>2.06547214940568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096354383993">
                <text:p>2.18096354383993</text:p>
              </table:table-cell>
              <table:table-cell office:value-type="float" office:value="156.98046875">
                <text:p>156.98046875</text:p>
              </table:table-cell>
              <table:table-cell office:value-type="float" office:value="2.0819331468927">
                <text:p>2.081933146892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85620754651">
                <text:p>2.1985620754651</text:p>
              </table:table-cell>
              <table:table-cell office:value-type="float" office:value="156.98046875">
                <text:p>156.98046875</text:p>
              </table:table-cell>
              <table:table-cell office:value-type="float" office:value="2.09819070153647">
                <text:p>2.09819070153647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1848885397236">
                <text:p>2.21848885397236</text:p>
              </table:table-cell>
              <table:table-cell office:value-type="float" office:value="156.98046875">
                <text:p>156.98046875</text:p>
              </table:table-cell>
              <table:table-cell office:value-type="float" office:value="2.11892901437168">
                <text:p>2.11892901437168</text:p>
              </table:table-cell>
              <table:table-cell office:value-type="float" office:value="187.20703125">
                <text:p>187.207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842184473266">
                <text:p>2.23842184473266</text:p>
              </table:table-cell>
              <table:table-cell office:value-type="float" office:value="157.23828125">
                <text:p>157.23828125</text:p>
              </table:table-cell>
              <table:table-cell office:value-type="float" office:value="2.13497484409113">
                <text:p>2.13497484409113</text:p>
              </table:table-cell>
              <table:table-cell office:value-type="float" office:value="89.99609375">
                <text:p>89.99609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665426159707">
                <text:p>2.25665426159707</text:p>
              </table:table-cell>
              <table:table-cell office:value-type="float" office:value="157.23828125">
                <text:p>157.23828125</text:p>
              </table:table-cell>
              <table:table-cell office:value-type="float" office:value="2.15425169461629">
                <text:p>2.15425169461629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7447231909428">
                <text:p>2.27447231909428</text:p>
              </table:table-cell>
              <table:table-cell office:value-type="float" office:value="157.23828125">
                <text:p>157.23828125</text:p>
              </table:table-cell>
              <table:table-cell office:value-type="float" office:value="2.1733576282264">
                <text:p>2.1733576282264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431889270604">
                <text:p>2.29431889270604</text:p>
              </table:table-cell>
              <table:table-cell office:value-type="float" office:value="157.23828125">
                <text:p>157.23828125</text:p>
              </table:table-cell>
              <table:table-cell office:value-type="float" office:value="2.18940777079045">
                <text:p>2.18940777079045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1901238678">
                <text:p>2.311901238678</text:p>
              </table:table-cell>
              <table:table-cell office:value-type="float" office:value="157.23828125">
                <text:p>157.23828125</text:p>
              </table:table-cell>
              <table:table-cell office:value-type="float" office:value="2.20962788188804">
                <text:p>2.20962788188804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294113662589">
                <text:p>2.3294113662589</text:p>
              </table:table-cell>
              <table:table-cell office:value-type="float" office:value="157.23828125">
                <text:p>157.23828125</text:p>
              </table:table-cell>
              <table:table-cell office:value-type="float" office:value="2.22664428859343">
                <text:p>2.22664428859343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00246404981">
                <text:p>2.3500246404981</text:p>
              </table:table-cell>
              <table:table-cell office:value-type="float" office:value="157.49609375">
                <text:p>157.49609375</text:p>
              </table:table-cell>
              <table:table-cell office:value-type="float" office:value="2.24579953213382">
                <text:p>2.24579953213382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032653884322">
                <text:p>2.37032653884322</text:p>
              </table:table-cell>
              <table:table-cell office:value-type="float" office:value="185.85546875">
                <text:p>185.85546875</text:p>
              </table:table-cell>
              <table:table-cell office:value-type="float" office:value="2.26194032838914">
                <text:p>2.26194032838914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043762305127">
                <text:p>2.39043762305127</text:p>
              </table:table-cell>
              <table:table-cell office:value-type="float" office:value="210.86328125">
                <text:p>210.86328125</text:p>
              </table:table-cell>
              <table:table-cell office:value-type="float" office:value="2.28101313540597">
                <text:p>2.28101313540597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182879022589">
                <text:p>2.41182879022589</text:p>
              </table:table-cell>
              <table:table-cell office:value-type="float" office:value="210.86328125">
                <text:p>210.86328125</text:p>
              </table:table-cell>
              <table:table-cell office:value-type="float" office:value="2.29696168421137">
                <text:p>2.29696168421137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325468013585">
                <text:p>2.43325468013585</text:p>
              </table:table-cell>
              <table:table-cell office:value-type="float" office:value="210.86328125">
                <text:p>210.86328125</text:p>
              </table:table-cell>
              <table:table-cell office:value-type="float" office:value="2.31311336427582">
                <text:p>2.31311336427582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117983159757">
                <text:p>2.45117983159757</text:p>
              </table:table-cell>
              <table:table-cell office:value-type="float" office:value="210.86328125">
                <text:p>210.86328125</text:p>
              </table:table-cell>
              <table:table-cell office:value-type="float" office:value="2.33213228280567">
                <text:p>2.33213228280567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916723564465">
                <text:p>2.46916723564465</text:p>
              </table:table-cell>
              <table:table-cell office:value-type="float" office:value="210.86328125">
                <text:p>210.86328125</text:p>
              </table:table-cell>
              <table:table-cell office:value-type="float" office:value="2.34818848914441">
                <text:p>2.34818848914441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  <table:table-cell office:value-type="float" office:value="2.36728975505013">
                <text:p>2.36728975505013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325706728281">
                <text:p>2.38325706728281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927313378729">
                <text:p>2.39927313378729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535686512785">
                <text:p>2.41535686512785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43703505236">
                <text:p>2.43443703505236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354996286219">
                <text:p>2.45354996286219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7267239745209">
                <text:p>2.47267239745209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174204362034">
                <text:p>2.49174204362034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0840335628">
                <text:p>2.510840335628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2990093806491">
                <text:p>2.52990093806491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899292049256">
                <text:p>2.54899292049256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824486072664">
                <text:p>2.56824486072664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759584578753">
                <text:p>2.58759584578753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70233765265">
                <text:p>2.60670233765265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2588093442866">
                <text:p>2.62588093442866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497664807708">
                <text:p>2.64497664807708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409955004328">
                <text:p>2.66409955004328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325208799423">
                <text:p>2.68325208799423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0244089434578">
                <text:p>2.70244089434578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165830499218">
                <text:p>2.72165830499218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4064824792268">
                <text:p>2.74064824792268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989506346221">
                <text:p>2.75989506346221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896072135273">
                <text:p>2.77896072135273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809950459238">
                <text:p>2.79809950459238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724841518396">
                <text:p>2.81724841518396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639029868637">
                <text:p>2.83639029868637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559104736781">
                <text:p>2.85559104736781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474636101465">
                <text:p>2.87474636101465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391636585641">
                <text:p>2.89391636585641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1300406313583">
                <text:p>2.91300406313583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216800939597">
                <text:p>2.93216800939597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128678373706">
                <text:p>2.95128678373706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48562656182">
                <text:p>2.97048562656182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013730941466">
                <text:p>2.99013730941466</text:p>
              </table:table-cell>
              <table:table-cell office:value-type="float" office:value="61.95703125">
                <text:p>61.95703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